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Pictures/100002010000045600000124FBC35F8A61D01338.png" manifest:media-type="image/png"/>
  <manifest:file-entry manifest:full-path="Pictures/100002010000039800000318C3CF8B84D1BE8FE4.png" manifest:media-type="image/png"/>
  <manifest:file-entry manifest:full-path="Pictures/TablePreview1.svm" manifest:media-type=""/>
  <manifest:file-entry manifest:full-path="Pictures/10000201000005BB0000028102DB5F0EDA61C87C.png" manifest:media-type="image/png"/>
  <manifest:file-entry manifest:full-path="Pictures/100002010000019E000001A1E198E65D7DF91E59.png" manifest:media-type="image/png"/>
  <manifest:file-entry manifest:full-path="Pictures/10000201000005030000031E156DBA767F8D1CAD.png" manifest:media-type="image/png"/>
  <manifest:file-entry manifest:full-path="Pictures/1000000000000375000002CB3CD5C39B6064615F.png" manifest:media-type="image/png"/>
  <manifest:file-entry manifest:full-path="Pictures/10000201000003D4000002ED12D4D323FC8D29B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Segoe UI" svg:font-family="'Segoe UI'"/>
    <style:font-face style:name="微軟正黑體" svg:font-family="微軟正黑體"/>
    <style:font-face style:name="AR PL UMing TW" svg:font-family="'AR PL UMing TW'" style:font-pitch="variable"/>
    <style:font-face style:name="Noto Sans CJK TC2" svg:font-family="'Noto Sans CJK T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Noto Sans CJK TC" svg:font-family="'Noto Sans CJK TC'" style:font-family-generic="swiss" style:font-pitch="variable"/>
    <style:font-face style:name="AR PL UMing TW1" svg:font-family="'AR PL UMing TW'" style:font-family-generic="system" style:font-pitch="variable"/>
    <style:font-face style:name="Noto Sans CJK TC1" svg:font-family="'Noto Sans CJK T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solid" svg:stroke-width="0.079cm" svg:stroke-color="#00b0f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00b0f0" draw:marker-end="a585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00b0f0" svg:stroke-opacity="100%" draw:stroke-linejoin="miter" svg:stroke-linecap="butt" draw:fill="none" fo:padding-top="0.164cm" fo:padding-bottom="0.164cm" fo:padding-left="0.289cm" fo:padding-right="0.289cm"/>
    </style:style>
    <style:style style:name="gr5" style:family="graphic" style:parent-style-name="standard">
      <style:graphic-properties draw:stroke="solid" svg:stroke-width="0.079cm" svg:stroke-color="#00b0f0" draw:marker-end="a589" svg:stroke-opacity="100%" draw:stroke-linejoin="miter" svg:stroke-linecap="butt" draw:fill="none" fo:padding-top="0.164cm" fo:padding-bottom="0.164cm" fo:padding-left="0.289cm" fo:padding-right="0.289cm"/>
    </style:style>
    <style:style style:name="gr6" style:family="graphic" style:parent-style-name="standard">
      <style:graphic-properties draw:stroke="solid" svg:stroke-width="0.035cm" svg:stroke-color="#a6a6a6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solid" draw:fill-color="#ffffff" draw:opacity="100%" draw:textarea-horizontal-align="center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4.565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min-height="1.37cm" fo:min-width="2.133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solid" draw:fill-color="#0070c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solid" draw:fill-color="#ff0000" draw:opacity="42%" draw:textarea-horizontal-align="center" draw:textarea-vertical-align="top" draw:auto-grow-height="true" draw:auto-grow-width="false" fo:min-height="0.515cm" fo:padding-top="0.127cm" fo:padding-bottom="0.127cm" fo:padding-left="0.254cm" fo:padding-right="0.254cm" fo:wrap-option="wrap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1.127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86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1.336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dash" draw:stroke-dash="a718" svg:stroke-width="0.079cm" svg:stroke-color="#00b0f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dash" draw:stroke-dash="a722" svg:stroke-width="0.079cm" svg:stroke-color="#ffc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18cm" svg:stroke-color="#4472c4" draw:marker-end="a724" svg:stroke-opacity="100%" draw:stroke-linejoin="miter" svg:stroke-linecap="butt" draw:fill="none" fo:padding-top="0.134cm" fo:padding-bottom="0.134cm" fo:padding-left="0.259cm" fo:padding-right="0.259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005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draw:fill="none" draw:textarea-horizontal-align="center" draw:textarea-vertical-align="top" draw:auto-grow-height="true" draw:auto-grow-width="true" fo:min-height="1.199cm" fo:min-width="1.296cm" fo:padding-top="0.127cm" fo:padding-bottom="0.127cm" fo:padding-left="0.254cm" fo:padding-right="0.254cm" fo:wrap-option="no-wrap"/>
    </style:style>
    <style:style style:name="gr21" style:family="graphic" style:parent-style-name="standard">
      <style:graphic-properties draw:stroke="solid" svg:stroke-width="0.079cm" svg:stroke-color="#0070c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2.349cm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4.619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079cm" svg:stroke-color="#0070c0" draw:marker-end="a761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dash" draw:stroke-dash="a765" svg:stroke-width="0.079cm" svg:stroke-color="#0070c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37cm" fo:min-width="4.284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solid" svg:stroke-width="0.106cm" svg:stroke-color="#ff0000" draw:marker-start="a776" draw:marker-end="a777" svg:stroke-opacity="100%" draw:stroke-linejoin="miter" svg:stroke-linecap="butt" draw:fill="none" fo:padding-top="0.178cm" fo:padding-bottom="0.178cm" fo:padding-left="0.303cm" fo:padding-right="0.303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37cm" fo:min-width="1.011cm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solid" svg:stroke-width="0.106cm" svg:stroke-color="#ff0000" draw:marker-start="a784" draw:marker-end="a785" svg:stroke-opacity="100%" draw:stroke-linejoin="miter" svg:stroke-linecap="butt" draw:fill="none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solid" draw:fill-color="#ffffff" draw:opacity="100%" draw:textarea-horizontal-align="left" draw:textarea-vertical-align="top" draw:auto-grow-height="true" draw:auto-grow-width="true" fo:min-height="1.37cm" fo:min-width="1.047cm" fo:padding-top="0.127cm" fo:padding-bottom="0.127cm" fo:padding-left="0.254cm" fo:padding-right="0.254cm" fo:wrap-option="no-wrap"/>
    </style:style>
    <style:style style:name="gr31" style:family="graphic" style:parent-style-name="standard">
      <style:graphic-properties draw:stroke="solid" svg:stroke-width="0.106cm" svg:stroke-color="#0000ff" draw:marker-end="a792" svg:stroke-opacity="100%" draw:stroke-linejoin="miter" svg:stroke-linecap="butt" draw:fill="none" fo:padding-top="0.178cm" fo:padding-bottom="0.178cm" fo:padding-left="0.303cm" fo:padding-right="0.303cm"/>
    </style:style>
    <style:style style:name="gr32" style:family="graphic" style:parent-style-name="standard">
      <style:graphic-properties draw:stroke="solid" svg:stroke-width="0.106cm" svg:stroke-color="#0000ff" draw:marker-end="a794" svg:stroke-opacity="100%" draw:stroke-linejoin="miter" svg:stroke-linecap="butt" draw:fill="none" fo:padding-top="0.178cm" fo:padding-bottom="0.178cm" fo:padding-left="0.303cm" fo:padding-right="0.303cm"/>
    </style:style>
    <style:style style:name="gr33" style:family="graphic" style:parent-style-name="standard">
      <style:graphic-properties draw:stroke="solid" svg:stroke-width="0.106cm" svg:stroke-color="#0000ff" draw:marker-end="a796" svg:stroke-opacity="100%" draw:stroke-linejoin="miter" svg:stroke-linecap="butt" draw:fill="none" fo:padding-top="0.178cm" fo:padding-bottom="0.178cm" fo:padding-left="0.303cm" fo:padding-right="0.303cm"/>
    </style:style>
    <style:style style:name="gr34" style:family="graphic" style:parent-style-name="standard">
      <style:graphic-properties draw:stroke="solid" svg:stroke-width="0.106cm" svg:stroke-color="#0000ff" draw:marker-end="a798" svg:stroke-opacity="100%" draw:stroke-linejoin="miter" svg:stroke-linecap="butt" draw:fill="none" fo:padding-top="0.178cm" fo:padding-bottom="0.178cm" fo:padding-left="0.303cm" fo:padding-right="0.303cm"/>
    </style:style>
    <style:style style:name="gr35" style:family="graphic" style:parent-style-name="無填入也無線條的物件">
      <style:graphic-properties draw:stroke="solid" svg:stroke-width="0.026cm" svg:stroke-color="#000000" svg:stroke-opacity="100%" draw:stroke-linejoin="miter" svg:stroke-linecap="butt" draw:fill="solid" draw:fill-color="#ffffff" draw:opacity="100%" fo:padding-top="0.138cm" fo:padding-bottom="0.138cm" fo:padding-left="0.263cm" fo:padding-right="0.263cm" draw:visible-area-left="0cm" draw:visible-area-top="0cm" draw:visible-area-width="5cm" draw:visible-area-height="5cm" draw:ole-draw-aspect="1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5.91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solid" svg:stroke-width="0.079cm" svg:stroke-color="#000000" draw:marker-end="a806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739cm" fo:padding-top="0.127cm" fo:padding-bottom="0.127cm" fo:padding-left="0.254cm" fo:padding-right="0.254cm" fo:wrap-option="no-wrap"/>
    </style:style>
    <style:style style:name="gr39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781cm" fo:padding-top="0.127cm" fo:padding-bottom="0.127cm" fo:padding-left="0.254cm" fo:padding-right="0.254cm" fo:wrap-option="no-wrap"/>
    </style:style>
    <style:style style:name="gr40" style:family="graphic" style:parent-style-name="Graphics">
      <style:graphic-properties draw:stroke="none" draw:fill="none" fo:clip="rect(0.311cm, 13.114cm, 9.764cm, 0.166cm)" style:mirror="none"/>
    </style:style>
    <style:style style:name="gr41" style:family="graphic" style:parent-style-name="Graphics">
      <style:graphic-properties draw:stroke="none" draw:fill="none" fo:clip="rect(9.681cm, 13.114cm, 0.371cm, 0.166cm)" style:mirror="non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574cm" fo:padding-top="0.127cm" fo:padding-bottom="0.127cm" fo:padding-left="0.254cm" fo:padding-right="0.254cm" fo:wrap-option="no-wrap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576cm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69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2.801cm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solid" svg:stroke-width="0.079cm" svg:stroke-color="#767171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8" style:family="graphic" style:parent-style-name="standard">
      <style:graphic-properties draw:stroke="solid" svg:stroke-width="0.053cm" svg:stroke-color="#7f7f7f" svg:stroke-opacity="100%" draw:stroke-linejoin="miter" svg:stroke-linecap="butt" draw:fill="none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width="0.106cm" svg:stroke-color="#7f7f7f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0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1" style:family="graphic" style:parent-style-name="standard">
      <style:graphic-properties draw:stroke="solid" svg:stroke-width="0.079cm" svg:stroke-color="#0070c0" draw:marker-end="a872" svg:stroke-opacity="100%" draw:stroke-linejoin="miter" svg:stroke-linecap="butt" draw:fill="none" fo:padding-top="0.164cm" fo:padding-bottom="0.164cm" fo:padding-left="0.289cm" fo:padding-right="0.289cm"/>
    </style:style>
    <style:style style:name="gr52" style:family="graphic" style:parent-style-name="standard">
      <style:graphic-properties draw:stroke="solid" svg:stroke-width="0.079cm" svg:stroke-color="#0070c0" draw:marker-end="a874" svg:stroke-opacity="100%" draw:stroke-linejoin="miter" svg:stroke-linecap="butt" draw:fill="none" fo:padding-top="0.164cm" fo:padding-bottom="0.164cm" fo:padding-left="0.289cm" fo:padding-right="0.289cm"/>
    </style:style>
    <style:style style:name="gr53" style:family="graphic" style:parent-style-name="standard">
      <style:graphic-properties draw:stroke="solid" svg:stroke-width="0.079cm" svg:stroke-color="#0070c0" draw:marker-end="a876" svg:stroke-opacity="100%" draw:stroke-linejoin="miter" svg:stroke-linecap="butt" draw:fill="none" fo:padding-top="0.164cm" fo:padding-bottom="0.164cm" fo:padding-left="0.289cm" fo:padding-right="0.289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748cm" fo:padding-top="0.127cm" fo:padding-bottom="0.127cm" fo:padding-left="0.254cm" fo:padding-right="0.254cm" fo:wrap-option="no-wrap"/>
    </style:style>
    <style:style style:name="gr5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11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777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9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2.876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none" draw:fill="none" draw:textarea-horizontal-align="center" draw:textarea-vertical-align="top" draw:auto-grow-height="true" draw:auto-grow-width="true" fo:min-height="0.92cm" fo:min-width="1.907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53cm" svg:stroke-color="#808080" draw:marker-end="a923" svg:stroke-opacity="100%" draw:stroke-linejoin="miter" svg:stroke-linecap="butt" draw:fill="none" draw:textarea-horizontal-align="left" draw:textarea-vertical-align="middle" draw:auto-grow-height="false" draw:auto-grow-width="false" fo:padding-top="0.151cm" fo:padding-bottom="0.151cm" fo:padding-left="0.276cm" fo:padding-right="0.276cm" fo:wrap-option="no-wrap"/>
    </style:style>
    <style:style style:name="gr62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1.374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53cm" svg:stroke-color="#f58220" draw:marker-end="a933" svg:stroke-opacity="100%" draw:stroke-linejoin="miter" svg:stroke-linecap="butt" draw:fill="none" draw:textarea-horizontal-align="left" draw:textarea-vertical-align="middle" draw:auto-grow-height="false" draw:auto-grow-width="false" fo:padding-top="0.151cm" fo:padding-bottom="0.151cm" fo:padding-left="0.276cm" fo:padding-right="0.276cm" fo:wrap-option="no-wrap"/>
    </style:style>
    <style:style style:name="gr64" style:family="graphic" style:parent-style-name="standard">
      <style:graphic-properties draw:stroke="solid" svg:stroke-width="0.053cm" svg:stroke-color="#f58220" draw:marker-end="a937" svg:stroke-opacity="100%" draw:stroke-linejoin="miter" svg:stroke-linecap="butt" draw:fill="none" draw:textarea-horizontal-align="left" draw:textarea-vertical-align="middle" draw:auto-grow-height="false" draw:auto-grow-width="false" fo:padding-top="0.151cm" fo:padding-bottom="0.151cm" fo:padding-left="0.276cm" fo:padding-right="0.276cm" fo:wrap-option="no-wrap"/>
    </style:style>
    <style:style style:name="gr65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3.063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053cm" svg:stroke-color="#f58220" draw:marker-end="a944" svg:stroke-opacity="100%" draw:stroke-linejoin="miter" svg:stroke-linecap="butt" draw:fill="none" draw:textarea-horizontal-align="left" draw:textarea-vertical-align="middle" draw:auto-grow-height="false" draw:auto-grow-width="false" fo:padding-top="0.151cm" fo:padding-bottom="0.151cm" fo:padding-left="0.276cm" fo:padding-right="0.276cm" fo:wrap-option="no-wrap"/>
    </style:style>
    <style:style style:name="gr67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5.078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svg:stroke-width="0.035cm" svg:stroke-color="#ed1c24" draw:marker-start-width="0.252cm" draw:marker-end-width="0.252cm" draw:fill-color="#ffffff" draw:textarea-horizontal-align="justify" draw:textarea-vertical-align="middle" draw:auto-grow-height="false" fo:min-height="0cm" fo:min-width="5.1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00a65d" draw:marker-start-width="0.252cm" draw:marker-end-width="0.252cm" draw:fill-color="#ffffff" draw:textarea-horizontal-align="justify" draw:textarea-vertical-align="middle" draw:auto-grow-height="false" fo:min-height="0cm" fo:min-width="5.1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cm" fo:min-width="5.1cm" fo:padding-top="0.142cm" fo:padding-bottom="0.142cm" fo:padding-left="0.267cm" fo:padding-right="0.267cm"/>
    </style:style>
    <style:style style:name="gr71" style:family="graphic" style:parent-style-name="standard">
      <style:graphic-properties svg:stroke-color="#ffffff" draw:fill-color="#1b75bc" draw:textarea-horizontal-align="justify" draw:textarea-vertical-align="middle" draw:auto-grow-height="false" fo:min-height="0.95cm" fo:min-width="5.1cm"/>
    </style:style>
    <style:style style:name="gr72" style:family="graphic" style:parent-style-name="standard">
      <style:graphic-properties svg:stroke-color="#ffffff" draw:fill-color="#1b75bc" draw:textarea-horizontal-align="justify" draw:textarea-vertical-align="middle" draw:auto-grow-height="false" fo:min-height="0.95cm" fo:min-width="4.7cm"/>
    </style:style>
    <style:style style:name="gr73" style:family="graphic" style:parent-style-name="standard">
      <style:graphic-properties svg:stroke-color="#ffffff" draw:fill-color="#1b75bc" draw:textarea-horizontal-align="justify" draw:textarea-vertical-align="middle" draw:auto-grow-height="false" fo:min-height="0.95cm" fo:min-width="4.3cm"/>
    </style:style>
    <style:style style:name="gr74" style:family="graphic" style:parent-style-name="standard">
      <style:graphic-properties svg:stroke-color="#ffffff" draw:fill-color="#1b75bc" draw:textarea-horizontal-align="justify" draw:textarea-vertical-align="middle" draw:auto-grow-height="false" fo:min-height="0.95cm" fo:min-width="3.9cm"/>
    </style:style>
    <style:style style:name="gr75" style:family="graphic" style:parent-style-name="standard">
      <style:graphic-properties svg:stroke-color="#ffffff" draw:fill-color="#1b75bc" draw:textarea-horizontal-align="justify" draw:textarea-vertical-align="middle" draw:auto-grow-height="false" fo:min-height="0.95cm" fo:min-width="3.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.794cm"/>
    </style:style>
    <style:style style:name="gr77" style:family="graphic" style:parent-style-name="standard">
      <style:graphic-properties svg:stroke-color="#ffffff" draw:fill-color="#f58220" draw:textarea-horizontal-align="justify" draw:textarea-vertical-align="middle" draw:auto-grow-height="false" fo:min-height="0.95cm" fo:min-width="4.7cm"/>
    </style:style>
    <style:style style:name="gr78" style:family="graphic" style:parent-style-name="standard">
      <style:graphic-properties svg:stroke-color="#ffffff" draw:fill-color="#f58220" draw:textarea-horizontal-align="justify" draw:textarea-vertical-align="middle" draw:auto-grow-height="false" fo:min-height="0.95cm" fo:min-width="4.3cm"/>
    </style:style>
    <style:style style:name="gr79" style:family="graphic" style:parent-style-name="standard">
      <style:graphic-properties svg:stroke-color="#ffffff" draw:fill-color="#f58220" draw:textarea-horizontal-align="justify" draw:textarea-vertical-align="middle" draw:auto-grow-height="false" fo:min-height="0.95cm" fo:min-width="3.9cm"/>
    </style:style>
    <style:style style:name="gr80" style:family="graphic" style:parent-style-name="standard">
      <style:graphic-properties svg:stroke-color="#ffffff" draw:fill-color="#f58220" draw:textarea-horizontal-align="justify" draw:textarea-vertical-align="middle" draw:auto-grow-height="false" fo:min-height="0.95cm" fo:min-width="3.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2" style:family="graphic" style:parent-style-name="standard">
      <style:graphic-properties svg:stroke-color="#ffffff" draw:fill-color="#f58220" draw:textarea-horizontal-align="justify" draw:textarea-vertical-align="middle" draw:auto-grow-height="false" fo:min-height="0.95cm" fo:min-width="2.7cm"/>
    </style:style>
    <style:style style:name="gr83" style:family="graphic" style:parent-style-name="standard">
      <style:graphic-properties draw:stroke="solid" svg:stroke-width="0.035cm" svg:stroke-color="#1b75bc" draw:marker-start-width="0.252cm" draw:marker-end-width="0.252cm" draw:fill="none" draw:fill-color="#ffffff" draw:textarea-horizontal-align="left" draw:auto-grow-height="true" draw:auto-grow-width="true" fo:min-height="0cm" fo:min-width="0cm" fo:padding-top="0.142cm" fo:padding-bottom="0.142cm" fo:padding-left="0.267cm" fo:padding-right="0.267cm"/>
    </style:style>
    <style:style style:name="gr84" style:family="graphic" style:parent-style-name="standard">
      <style:graphic-properties svg:stroke-width="0.035cm" draw:marker-start-width="0.252cm" draw:marker-end-width="0.252cm" draw:fill-color="#00a4ff" draw:textarea-horizontal-align="justify" draw:textarea-vertical-align="middle" draw:auto-grow-height="false" fo:min-height="0.212cm" fo:min-width="0.332cm" fo:padding-top="0.142cm" fo:padding-bottom="0.142cm" fo:padding-left="0.267cm" fo:padding-right="0.267cm"/>
    </style:style>
    <style:style style:name="gr85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167cm" fo:min-width="1.316cm" fo:padding-top="0.142cm" fo:padding-bottom="0.142cm" fo:padding-left="0.267cm" fo:padding-right="0.267cm"/>
    </style:style>
    <style:style style:name="gr86" style:family="graphic" style:parent-style-name="standard">
      <style:graphic-properties svg:stroke-width="0.035cm" draw:marker-start-width="0.252cm" draw:marker-end-width="0.252cm" draw:fill-color="#00a4ff" draw:textarea-horizontal-align="justify" draw:textarea-vertical-align="middle" draw:auto-grow-height="false" fo:min-height="0.334cm" fo:min-width="0.456cm" fo:padding-top="0.142cm" fo:padding-bottom="0.142cm" fo:padding-left="0.267cm" fo:padding-right="0.267cm"/>
    </style:style>
    <style:style style:name="gr87" style:family="graphic" style:parent-style-name="standard">
      <style:graphic-properties svg:stroke-width="0.035cm" svg:stroke-color="#006c3b" draw:marker-start-width="0.252cm" draw:marker-end-width="0.252cm" draw:fill-color="#65c295" draw:textarea-horizontal-align="justify" draw:textarea-vertical-align="middle" draw:auto-grow-height="false" fo:min-height="0.334cm" fo:min-width="0.456cm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35cm" draw:marker-start-width="0.252cm" draw:marker-end="Arrow" draw:marker-end-width="0.157cm" draw:fill="none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9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4.722cm"/>
    </style:style>
    <style:style style:name="gr93" style:family="graphic" style:parent-style-name="objectwithoutfill">
      <style:graphic-properties svg:stroke-width="0.053cm" draw:marker-start-width="0.279cm" draw:marker-end="Arrow" draw:marker-end-width="0.184cm" draw:fill="none" draw:textarea-vertical-align="middle" fo:padding-top="0.151cm" fo:padding-bottom="0.151cm" fo:padding-left="0.276cm" fo:padding-right="0.276cm"/>
    </style:style>
    <style:style style:name="gr94" style:family="graphic" style:parent-style-name="standard">
      <style:graphic-properties svg:stroke-width="0.035cm" svg:stroke-color="#ed1c24" draw:marker-start-width="0.252cm" draw:marker-end-width="0.252cm" draw:fill-color="#ffffff" draw:textarea-horizontal-align="justify" draw:textarea-vertical-align="middle" draw:auto-grow-height="false" fo:min-height="0cm" fo:min-width="5.066cm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00a65d" draw:marker-start-width="0.252cm" draw:marker-end-width="0.252cm" draw:fill-color="#ffffff" draw:textarea-horizontal-align="justify" draw:textarea-vertical-align="middle" draw:auto-grow-height="false" fo:min-height="0cm" fo:min-width="5.066cm" fo:padding-top="0.142cm" fo:padding-bottom="0.142cm" fo:padding-left="0.267cm" fo:padding-right="0.267cm"/>
    </style:style>
    <style:style style:name="gr96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cm" fo:min-width="5.066cm" fo:padding-top="0.142cm" fo:padding-bottom="0.142cm" fo:padding-left="0.267cm" fo:padding-right="0.267cm"/>
    </style:style>
    <style:style style:name="gr9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7cm" fo:min-width="0cm" fo:padding-top="0.151cm" fo:padding-bottom="0.151cm" fo:padding-left="0.276cm" fo:padding-right="0.276cm"/>
    </style:style>
    <style:style style:name="gr9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99" style:family="graphic" style:parent-style-name="standard">
      <style:graphic-properties svg:stroke-width="0.035cm" draw:marker-start-width="0.252cm" draw:marker-end-width="0.252cm" draw:fill-color="#39b6ff" draw:textarea-horizontal-align="justify" draw:textarea-vertical-align="middle" draw:auto-grow-height="false" fo:min-height="0.212cm" fo:min-width="0.332cm" fo:padding-top="0.142cm" fo:padding-bottom="0.142cm" fo:padding-left="0.267cm" fo:padding-right="0.267cm"/>
    </style:style>
    <style:style style:name="gr100" style:family="graphic" style:parent-style-name="standard">
      <style:graphic-properties svg:stroke-width="0.035cm" draw:marker-start-width="0.252cm" draw:marker-end-width="0.252cm" draw:fill-color="#39b6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r1" style:family="presentation" style:parent-style-name="Master1-Layout7-blank-空白-notes">
      <style:graphic-properties draw:fill-color="#ffffff" fo:min-height="13.364cm"/>
    </style:style>
    <style:style style:name="pr2" style:family="presentation" style:parent-style-name="Master1-Layout7-blank-空白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co1" style:family="table-column">
      <style:table-column-properties style:column-width="1.611cm" style:use-optimal-column-width="false"/>
    </style:style>
    <style:style style:name="co2" style:family="table-column">
      <style:table-column-properties style:column-width="12.888cm" style:use-optimal-column-width="false"/>
    </style:style>
    <style:style style:name="co3" style:family="table-column">
      <style:table-column-properties style:column-width="1.612cm" style:use-optimal-column-width="false"/>
    </style:style>
    <style:style style:name="ro1" style:family="table-row">
      <style:table-row-properties style:row-height="1.571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color="#000000" style:font-name="Noto Sans CJK TC" fo:font-size="18pt" fo:font-weight="normal" style:font-size-asian="18pt" style:font-weight-asian="normal" style:font-size-complex="18pt" style:font-weight-complex="normal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fo:color="#000000" style:font-name="Noto Sans CJK TC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-color="#ffffff" draw:textarea-vertical-align="middle"/>
      <style:paragraph-properties fo:text-align="center" fo:border="0.03pt solid #000000"/>
      <style:text-properties fo:color="#000000" style:font-name="Noto Sans CJK TC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-color="#ffffff" draw:textarea-vertical-align="middle"/>
      <style:paragraph-properties fo:text-align="center" fo:border="0.03pt solid #000000"/>
      <style:text-properties fo:color="#000000" style:font-name="Noto Sans CJK TC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-color="#ffffff" draw:textarea-vertical-align="middle"/>
      <style:paragraph-properties fo:text-align="center" fo:border="0.03pt solid #000000"/>
      <style:text-properties fo:color="#000000" style:font-name="Noto Sans CJK TC"/>
    </style:style>
    <style:style style:name="ce6" style:family="table-cell">
      <loext:graphic-properties draw:fill-color="#ffffff" draw:textarea-vertical-align="middle"/>
      <style:paragraph-properties fo:text-align="center" fo:border="0.03pt solid #000000"/>
      <style:text-properties fo:color="#000000" style:font-name="Noto Sans CJK TC"/>
    </style:style>
    <style:style style:name="ce7" style:family="table-cell">
      <loext:graphic-properties draw:fill-color="#ffffff" draw:textarea-vertical-align="middle"/>
      <style:paragraph-properties fo:text-align="center" fo:border="0.03pt solid #000000"/>
      <style:text-properties fo:color="#000000" style:font-name="Noto Sans CJK TC"/>
    </style:style>
    <style:style style:name="ce8" style:family="table-cell">
      <loext:graphic-properties draw:fill-color="#ffffff" draw:textarea-vertical-align="middle"/>
      <style:paragraph-properties fo:text-align="center" fo:border="0.03pt solid #000000"/>
      <style:text-properties fo:color="#000000" style:font-name="Noto Sans CJK TC"/>
    </style:style>
    <style:style style:name="ce9" style:family="table-cell">
      <loext:graphic-properties draw:fill-color="#ffffff" draw:textarea-vertical-align="middle"/>
      <style:paragraph-properties fo:text-align="center" fo:border="0.03pt solid #000000"/>
      <style:text-properties fo:color="#000000" style:font-name="Noto Sans CJK TC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Noto Sans CJK TC" style:font-name-asian="Noto Sans CJK TC"/>
    </style:style>
    <style:style style:name="P6" style:family="paragraph">
      <loext:graphic-properties draw:fill="none"/>
      <style:paragraph-properties style:writing-mode="lr-tb" style:font-independent-line-spacing="true"/>
      <style:text-properties style:font-name="Noto Sans CJK TC" style:font-name-asian="Noto Sans CJK TC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style:font-name="Noto Sans CJK TC" style:font-name-asian="Noto Sans CJK TC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Noto Sans CJK TC" style:font-name-asian="Noto Sans CJK TC"/>
    </style:style>
    <style:style style:name="P9" style:family="paragraph">
      <loext:graphic-properties draw:fill="solid" draw:fill-color="#0070c0" draw:opacity="100%"/>
      <style:paragraph-properties style:writing-mode="lr-tb" style:font-independent-line-spacing="true"/>
    </style:style>
    <style:style style:name="P10" style:family="paragraph">
      <loext:graphic-properties draw:fill="solid" draw:fill-color="#ff0000" draw:opacity="42%"/>
      <style:paragraph-properties style:writing-mode="lr-tb" style:font-independent-line-spacing="true"/>
      <style:text-properties style:font-name="Noto Sans CJK TC" style:font-name-asian="Noto Sans CJK TC"/>
    </style:style>
    <style:style style:name="P11" style:family="paragraph">
      <loext:graphic-properties draw:fill-color="#ffffff"/>
    </style:style>
    <style:style style:name="P12" style:family="paragraph">
      <style:paragraph-properties fo:text-align="center" style:writing-mode="lr-tb"/>
      <style:text-properties fo:color="#000000" style:font-name="Noto Sans CJK TC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center" style:writing-mode="lr-tb"/>
      <style:text-properties fo:color="#000000" style:font-name="Noto Sans CJK TC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="solid" draw:fill-color="#ffffff" draw:opacity="100%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7" style:family="paragraph">
      <loext:graphic-properties draw:fill="none"/>
      <style:paragraph-properties style:writing-mode="lr-tb" style:font-independent-line-spacing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1b75bc"/>
      <style:paragraph-properties fo:text-align="center"/>
    </style:style>
    <style:style style:name="P23" style:family="paragraph">
      <loext:graphic-properties draw:fill="none" draw:fill-color="#ffffff"/>
      <style:text-properties fo:color="#ffffff" style:font-name="Noto Sans CJK TC" fo:font-weight="bold" style:font-weight-asian="bold" style:font-weight-complex="bold"/>
    </style:style>
    <style:style style:name="P24" style:family="paragraph">
      <loext:graphic-properties draw:fill-color="#f58220"/>
      <style:paragraph-properties fo:text-align="center"/>
    </style:style>
    <style:style style:name="P25" style:family="paragraph">
      <style:text-properties style:font-name="Noto Sans CJK TC"/>
    </style:style>
    <style:style style:name="P26" style:family="paragraph">
      <loext:graphic-properties draw:fill="none" draw:fill-color="#ffffff"/>
      <style:text-properties style:font-name="Noto Sans CJK TC"/>
    </style:style>
    <style:style style:name="P27" style:family="paragraph">
      <loext:graphic-properties draw:fill-color="#00a4ff"/>
      <style:paragraph-properties fo:text-align="center"/>
    </style:style>
    <style:style style:name="P28" style:family="paragraph">
      <loext:graphic-properties draw:fill-color="#65c295"/>
      <style:paragraph-properties fo:text-align="center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/>
      <style:paragraph-properties fo:text-align="center"/>
      <style:text-properties style:font-name="Noto Sans CJK TC"/>
    </style:style>
    <style:style style:name="P31" style:family="paragraph">
      <loext:graphic-properties draw:fill="none" draw:fill-color="#ffffff"/>
    </style:style>
    <style:style style:name="P32" style:family="paragraph">
      <style:text-properties fo:color="#1b75bc" style:font-name="Noto Sans CJK TC" fo:font-weight="bold"/>
    </style:style>
    <style:style style:name="P33" style:family="paragraph">
      <loext:graphic-properties draw:fill="none" draw:fill-color="#ffffff"/>
      <style:text-properties fo:color="#1b75bc" style:font-name="Noto Sans CJK TC" fo:font-weight="bold"/>
    </style:style>
    <style:style style:name="P34" style:family="paragraph">
      <style:text-properties fo:color="#f58220" style:font-name="Noto Sans CJK TC" fo:font-weight="bold" style:font-weight-asian="bold" style:font-weight-complex="bold"/>
    </style:style>
    <style:style style:name="P35" style:family="paragraph">
      <loext:graphic-properties draw:fill="none" draw:fill-color="#ffffff"/>
      <style:text-properties fo:color="#f58220" style:font-name="Noto Sans CJK TC" fo:font-weight="bold" style:font-weight-asian="bold" style:font-weight-complex="bold"/>
    </style:style>
    <style:style style:name="P36" style:family="paragraph">
      <style:text-properties fo:color="#009353" style:font-name="Noto Sans CJK TC" fo:font-weight="bold" style:font-weight-asian="bold" style:font-weight-complex="bold"/>
    </style:style>
    <style:style style:name="P37" style:family="paragraph">
      <loext:graphic-properties draw:fill="none" draw:fill-color="#ffffff"/>
      <style:text-properties fo:color="#009353" style:font-name="Noto Sans CJK TC" fo:font-weight="bold" style:font-weight-asian="bold" style:font-weight-complex="bold"/>
    </style:style>
    <style:style style:name="P38" style:family="paragraph">
      <style:text-properties style:font-name="Noto Sans CJK TC"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="none" draw:fill-color="#ffffff"/>
      <style:text-properties style:font-name="Noto Sans CJK TC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-color="#39b6ff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70c0" style:text-line-through-style="none" style:text-line-through-type="none" style:text-position="0% 100%" style:font-name="Noto Sans CJK TC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6pt" style:language-asian="zh" style:country-asian="TW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Noto Sans CJK TC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oto Sans CJK TC" fo:font-size="12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2pt" style:language-asian="zh" style:country-asian="TW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CJK TC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4472c4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4472c4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4472c4" style:text-line-through-style="none" style:text-line-through-type="none" style:text-position="0% 100%" style:font-name="Noto Sans CJK TC" fo:font-size="18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8pt" style:language-asian="zh" style:country-asian="TW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4472c4" style:text-line-through-style="none" style:text-line-through-type="none" style:text-position="0% 100%" style:font-name="Noto Sans CJK TC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Noto Sans CJK TC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-25% 67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新細明體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TC2" style:font-size-asian="18pt" style:font-style-asian="normal" style:font-weight-asian="normal" style:font-name-complex="Noto Sans CJK TC2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UMing TW" style:font-size-asian="14pt" style:font-style-asian="normal" style:font-weight-asian="normal" style:font-name-complex="Noto Sans CJK TC2" style:font-size-complex="14pt" style:font-style-complex="normal" style:font-weight-complex="normal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Liberation Sans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Noto Sans CJK TC2" style:font-size-asian="18pt" style:language-asian="zh" style:country-asian="TW" style:font-style-asian="normal" style:font-weight-asian="normal" style:font-name-complex="Noto Sans CJK TC2" style:font-size-complex="18pt" style:font-style-complex="normal" style:font-weight-complex="normal"/>
    </style:style>
    <style:style style:name="T20" style:family="text">
      <style:text-properties fo:font-variant="normal" fo:text-transform="none" fo:color="#f5822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TC2" style:font-size-asian="18pt" style:font-style-asian="normal" style:font-weight-asian="normal" style:font-name-complex="Noto Sans CJK TC2" style:font-size-complex="18pt" style:font-style-complex="normal" style:font-weight-complex="normal"/>
    </style:style>
    <style:style style:name="T21" style:family="text">
      <style:text-properties fo:color="#ffffff" style:font-name="Noto Sans CJK TC" fo:font-weight="bold" style:font-weight-asian="bold" style:font-weight-complex="bold"/>
    </style:style>
    <style:style style:name="T22" style:family="text">
      <style:text-properties style:font-name="Noto Sans CJK TC"/>
    </style:style>
    <style:style style:name="T23" style:family="text">
      <style:text-properties fo:color="#f58220" style:font-name="Noto Sans CJK TC" fo:font-weight="bold" style:font-weight-asian="bold" style:font-weight-complex="bold"/>
    </style:style>
    <style:style style:name="T24" style:family="text">
      <style:text-properties style:font-name="Noto Sans CJK TC" fo:font-weight="bold" style:font-weight-asian="bold" style:font-weight-complex="bold"/>
    </style:style>
    <style:style style:name="T25" style:family="text">
      <style:text-properties style:font-name="Noto Sans CJK TC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9" draw:style-name="dp1" draw:master-page-name="Master1-Layout7-blank-空白" presentation:presentation-page-layout-name="AL1T13">
        <draw:frame draw:name="圖片 4" draw:style-name="gr1" draw:text-style-name="P1" draw:layer="layout" svg:width="30.215cm" svg:height="13.202cm" svg:x="1.826cm" svg:y="3.14cm">
          <draw:image xlink:href="Pictures/10000201000005BB0000028102DB5F0EDA61C87C.png" xlink:type="simple" xlink:show="embed" xlink:actuate="onLoad">
            <text:p/>
          </draw:image>
        </draw:frame>
        <draw:custom-shape draw:name="橢圓 5" draw:style-name="gr2" draw:text-style-name="P2" draw:layer="layout" svg:width="0.623cm" svg:height="0.623cm" svg:x="6.853cm" svg:y="7.452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橢圓 6" draw:style-name="gr2" draw:text-style-name="P2" xml:id="id1" draw:id="id1" draw:layer="layout" svg:width="0.623cm" svg:height="0.623cm" svg:x="12.166cm" svg:y="7.373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draw:name="手繪多邊形: 圖案 7" draw:style-name="gr3" draw:text-style-name="P2" draw:layer="layout" svg:width="0.233cm" svg:height="1.323cm" svg:x="7.25cm" svg:y="8.043cm">
          <text:p/>
          <draw:enhanced-geometry svg:viewBox="0 0 84014 476250" draw:text-areas="?f39 ?f41 ?f40 ?f42" draw:glue-points="?f43 ?f44 ?f45 ?f46 ?f47 ?f48 ?f49 ?f50" draw:type="non-primitive" draw:enhanced-path="M ?f3 ?f0 C ?f4 ?f5 ?f6 ?f7 ?f8 ?f9 ?f10 ?f11 ?f7 ?f12 ?f13 ?f14 ?f15 ?f16 ?f17 ?f18 ?f0 ?f2 N">
            <draw:equation draw:name="f0" draw:formula="0"/>
            <draw:equation draw:name="f1" draw:formula="84014"/>
            <draw:equation draw:name="f2" draw:formula="476250"/>
            <draw:equation draw:name="f3" draw:formula="14288"/>
            <draw:equation draw:name="f4" draw:formula="32544"/>
            <draw:equation draw:name="f5" draw:formula="45641"/>
            <draw:equation draw:name="f6" draw:formula="50801"/>
            <draw:equation draw:name="f7" draw:formula="91282"/>
            <draw:equation draw:name="f8" draw:formula="61913"/>
            <draw:equation draw:name="f9" draw:formula="147638"/>
            <draw:equation draw:name="f10" draw:formula="73025"/>
            <draw:equation draw:name="f11" draw:formula="203994"/>
            <draw:equation draw:name="f12" draw:formula="283369"/>
            <draw:equation draw:name="f13" draw:formula="80963"/>
            <draw:equation draw:name="f14" draw:formula="338138"/>
            <draw:equation draw:name="f15" draw:formula="70644"/>
            <draw:equation draw:name="f16" draw:formula="392907"/>
            <draw:equation draw:name="f17" draw:formula="35322"/>
            <draw:equation draw:name="f18" draw:formula="434578"/>
            <draw:equation draw:name="f19" draw:formula="?f2 - ?f0"/>
            <draw:equation draw:name="f20" draw:formula="?f1 - ?f0"/>
            <draw:equation draw:name="f21" draw:formula="?f20 / 84014"/>
            <draw:equation draw:name="f22" draw:formula="?f19 / 476250"/>
            <draw:equation draw:name="f23" draw:formula="14288 * ?f20"/>
            <draw:equation draw:name="f24" draw:formula="0 * ?f19"/>
            <draw:equation draw:name="f25" draw:formula="61913 * ?f20"/>
            <draw:equation draw:name="f26" draw:formula="147638 * ?f19"/>
            <draw:equation draw:name="f27" draw:formula="80963 * ?f20"/>
            <draw:equation draw:name="f28" draw:formula="338138 * ?f19"/>
            <draw:equation draw:name="f29" draw:formula="0 * ?f20"/>
            <draw:equation draw:name="f30" draw:formula="476250 * ?f19"/>
            <draw:equation draw:name="f31" draw:formula="?f23 / 84014"/>
            <draw:equation draw:name="f32" draw:formula="?f24 / 476250"/>
            <draw:equation draw:name="f33" draw:formula="?f25 / 84014"/>
            <draw:equation draw:name="f34" draw:formula="?f26 / 476250"/>
            <draw:equation draw:name="f35" draw:formula="?f27 / 84014"/>
            <draw:equation draw:name="f36" draw:formula="?f28 / 476250"/>
            <draw:equation draw:name="f37" draw:formula="?f29 / 84014"/>
            <draw:equation draw:name="f38" draw:formula="?f30 / 476250"/>
            <draw:equation draw:name="f39" draw:formula="?f0 / ?f21"/>
            <draw:equation draw:name="f40" draw:formula="?f1 / ?f21"/>
            <draw:equation draw:name="f41" draw:formula="?f0 / ?f22"/>
            <draw:equation draw:name="f42" draw:formula="?f2 / ?f22"/>
            <draw:equation draw:name="f43" draw:formula="?f31 / ?f21"/>
            <draw:equation draw:name="f44" draw:formula="?f32 / ?f22"/>
            <draw:equation draw:name="f45" draw:formula="?f33 / ?f21"/>
            <draw:equation draw:name="f46" draw:formula="?f34 / ?f22"/>
            <draw:equation draw:name="f47" draw:formula="?f35 / ?f21"/>
            <draw:equation draw:name="f48" draw:formula="?f36 / ?f22"/>
            <draw:equation draw:name="f49" draw:formula="?f37 / ?f21"/>
            <draw:equation draw:name="f50" draw:formula="?f38 / ?f22"/>
          </draw:enhanced-geometry>
        </draw:custom-shape>
        <draw:connector draw:name="直線接點 10" draw:style-name="gr4" draw:text-style-name="P1" draw:layer="layout" draw:type="line" svg:x1="6.681cm" svg:y1="9.741cm" svg:x2="7.25cm" svg:y2="9.741cm" svg:d="M6681 9741h569" svg:viewBox="0 0 570 1">
          <text:p/>
        </draw:connector>
        <draw:connector draw:name="直線接點 14" draw:style-name="gr4" draw:text-style-name="P1" draw:layer="layout" draw:type="line" svg:x1="11.205cm" svg:y1="9.741cm" svg:x2="11.774cm" svg:y2="9.741cm" svg:d="M11205 9741h569" svg:viewBox="0 0 570 1">
          <text:p/>
        </draw:connector>
        <draw:connector draw:name="直線單箭頭接點 16" draw:style-name="gr5" draw:text-style-name="P1" draw:layer="layout" draw:type="line" svg:x1="12.477cm" svg:y1="7.996cm" svg:x2="11.668cm" svg:y2="9.366cm" draw:start-shape="id1" draw:start-glue-point="2" svg:d="M12477 7996l-809 1370" svg:viewBox="0 0 810 1371">
          <text:p/>
        </draw:connector>
        <draw:custom-shape draw:name="矩形 17" draw:style-name="gr6" draw:text-style-name="P2" draw:layer="layout" svg:width="27.263cm" svg:height="3.281cm" svg:x="4.572cm" svg:y="3.302cm">
          <text:p/>
          <draw:enhanced-geometry svg:viewBox="0 0 21600 21600" draw:type="non-primitive" draw:enhanced-path="M 0 0 L 21600 0 21600 21600 0 21600 Z N"/>
        </draw:custom-shape>
        <draw:frame draw:name="文字方塊 18" draw:style-name="gr7" draw:text-style-name="P4" draw:layer="layout" svg:width="5.038cm" svg:height="1.026cm" svg:x="26.416cm" svg:y="2.75cm">
          <draw:text-box>
            <text:p text:style-name="P3"><text:span text:style-name="T1">Bac</text:span><text:span text:style-name="T1">kbo</text:span><text:span text:style-name="T1">ne </text:span><text:span text:style-name="T1">CN</text:span><text:span text:style-name="T1">N</text:span></text:p>
          </draw:text-box>
        </draw:frame>
        <draw:frame draw:name="文字方塊 20" draw:style-name="gr8" draw:text-style-name="P6" draw:layer="layout" svg:width="5.073cm" svg:height="0.94cm" svg:x="1.826cm" svg:y="1.579cm">
          <draw:text-box>
            <text:p text:style-name="P5"><text:span text:style-name="T2">負責</text:span><text:span text:style-name="T2">辨識</text:span><text:span text:style-name="T2">影像</text:span><text:span text:style-name="T2">中的</text:span></text:p>
          </draw:text-box>
        </draw:frame>
        <draw:frame draw:name="文字方塊 21" draw:style-name="gr9" draw:text-style-name="P8" draw:layer="layout" svg:width="2.893cm" svg:height="1.624cm" svg:x="6.727cm" svg:y="1.234cm">
          <draw:text-box>
            <text:p text:style-name="P7"><text:span text:style-name="T2">遠物</text:span></text:p>
            <text:p text:style-name="P7"><text:span text:style-name="T3">(</text:span><text:span text:style-name="T2">小</text:span><text:span text:style-name="T2">物</text:span><text:span text:style-name="T2">體</text:span><text:span text:style-name="T3">)</text:span></text:p>
          </draw:text-box>
        </draw:frame>
        <draw:frame draw:name="文字方塊 22" draw:style-name="gr9" draw:text-style-name="P6" draw:layer="layout" svg:width="2.893cm" svg:height="1.624cm" svg:x="28.809cm" svg:y="1.234cm">
          <draw:text-box>
            <text:p text:style-name="P7"><text:span text:style-name="T2">近物</text:span></text:p>
            <text:p text:style-name="P7"><text:span text:style-name="T3">(</text:span><text:span text:style-name="T2">大</text:span><text:span text:style-name="T2">物</text:span><text:span text:style-name="T2">體</text:span><text:span text:style-name="T3">)</text:span></text:p>
          </draw:text-box>
        </draw:frame>
        <draw:custom-shape draw:name="箭號: 向右 23" draw:style-name="gr10" draw:text-style-name="P9" draw:layer="layout" svg:width="19.44cm" svg:height="0.409cm" svg:x="9.495cm" svg:y="1.828cm">
          <text:p/>
          <draw:enhanced-geometry svg:viewBox="0 0 21600 21600" draw:text-areas="?f25 ?f12 ?f20 ?f13" draw:glue-points="?f11 ?f23 ?f11 ?f24" draw:type="non-primitive" draw:modifiers="20737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文字方塊 24" draw:style-name="gr11" draw:text-style-name="P10" draw:layer="layout" svg:width="10.689cm" svg:height="0.769cm" svg:x="11.954cm" svg:y="6.646cm">
          <draw:text-box>
            <text:p text:style-name="P7"><text:span text:style-name="T4">最重要</text:span><text:span text:style-name="T4">的三路</text:span><text:span text:style-name="T5">(</text:span><text:span text:style-name="T4">尺寸</text:span><text:span text:style-name="T4">最廣</text:span><text:span text:style-name="T4">泛</text:span><text:span text:style-name="T5">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空白" presentation:presentation-page-layout-name="AL1T13">
        <draw:frame draw:name="表格 1" draw:style-name="standard" draw:layer="layout" svg:width="30.609cm" svg:height="1.57cm" svg:x="1.739cm" svg:y="5.282cm">
          <table:table table:template-name="{5C22544A-7EE6-4342-B048-85BDC9FD1C3A}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5">
              <table:table-cell table:style-name="ce1">
                <text:p text:style-name="P12">0.5</text:p>
              </table:table-cell>
              <table:table-cell table:style-name="ce2">
                <text:p text:style-name="P12">0.3</text:p>
              </table:table-cell>
              <table:table-cell table:style-name="ce3">
                <text:p text:style-name="P12">0.2</text:p>
              </table:table-cell>
              <table:table-cell table:style-name="ce4">
                <text:p text:style-name="P12">0.1</text:p>
              </table:table-cell>
              <table:table-cell/>
              <table:table-cell/>
              <table:table-cell/>
              <table:table-cell/>
              <table:table-cell table:style-name="ce6">
                <text:list text:style-name="L2">
                  <text:list-header>
                    <text:p text:style-name="P13"><text:span text:style-name="T6">0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3"><text:span text:style-name="T6">0</text:span></text:p>
                  </text:list-header>
                </text:list>
              </table:table-cell>
              <table:table-cell table:style-name="ce8">
                <text:list text:continue-numbering="true" text:style-name="L2">
                  <text:list-header>
                    <text:p text:style-name="P13"><text:span text:style-name="T6">0</text:span></text:p>
                  </text:list-header>
                </text:list>
              </table:table-cell>
              <table:table-cell table:style-name="ce9">
                <text:list text:continue-numbering="true" text:style-name="L2">
                  <text:list-header>
                    <text:p text:style-name="P13"><text:span text:style-name="T6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圖片 2" draw:style-name="gr1" draw:text-style-name="P1" draw:layer="layout" svg:width="6.971cm" svg:height="7.022cm" svg:x="3.368cm" svg:y="10.224cm">
          <draw:image xlink:href="Pictures/100002010000019E000001A1E198E65D7DF91E59.png" xlink:type="simple" xlink:show="embed" xlink:actuate="onLoad">
            <text:p/>
          </draw:image>
        </draw:frame>
        <draw:frame draw:name="文字方塊 3" draw:style-name="gr13" draw:text-style-name="P2" draw:layer="layout" svg:width="1.67cm" svg:height="0.855cm" svg:x="1.739cm" svg:y="4.427cm">
          <draw:text-box>
            <text:p text:style-name="P14"><text:span text:style-name="T7">bb47</text:span></text:p>
          </draw:text-box>
        </draw:frame>
        <draw:frame draw:name="文字方塊 4" draw:style-name="gr13" draw:text-style-name="P2" draw:layer="layout" svg:width="1.67cm" svg:height="0.855cm" svg:x="3.374cm" svg:y="4.427cm">
          <draw:text-box>
            <text:p text:style-name="P14"><text:span text:style-name="T7">bb20</text:span></text:p>
          </draw:text-box>
        </draw:frame>
        <draw:frame draw:name="文字方塊 5" draw:style-name="gr13" draw:text-style-name="P2" draw:layer="layout" svg:width="1.67cm" svg:height="0.855cm" svg:x="5.009cm" svg:y="4.421cm">
          <draw:text-box>
            <text:p text:style-name="P14"><text:span text:style-name="T7">bb15</text:span></text:p>
          </draw:text-box>
        </draw:frame>
        <draw:frame draw:name="文字方塊 6" draw:style-name="gr14" draw:text-style-name="P2" draw:layer="layout" svg:width="1.395cm" svg:height="0.855cm" svg:x="6.62cm" svg:y="4.415cm">
          <draw:text-box>
            <text:p text:style-name="P14"><text:span text:style-name="T7">bb7</text:span></text:p>
          </draw:text-box>
        </draw:frame>
        <draw:frame draw:name="文字方塊 7" draw:style-name="gr14" draw:text-style-name="P2" draw:layer="layout" svg:width="1.395cm" svg:height="0.855cm" svg:x="25.934cm" svg:y="4.415cm">
          <draw:text-box>
            <text:p text:style-name="P14"><text:span text:style-name="T7">bb1</text:span></text:p>
          </draw:text-box>
        </draw:frame>
        <draw:frame draw:name="文字方塊 8" draw:style-name="gr14" draw:text-style-name="P2" draw:layer="layout" svg:width="1.395cm" svg:height="0.855cm" svg:x="27.545cm" svg:y="4.415cm">
          <draw:text-box>
            <text:p text:style-name="P14"><text:span text:style-name="T7">bb4</text:span></text:p>
          </draw:text-box>
        </draw:frame>
        <draw:frame draw:name="文字方塊 9" draw:style-name="gr14" draw:text-style-name="P2" draw:layer="layout" svg:width="1.395cm" svg:height="0.855cm" svg:x="29.157cm" svg:y="4.415cm">
          <draw:text-box>
            <text:p text:style-name="P14"><text:span text:style-name="T7">bb8</text:span></text:p>
          </draw:text-box>
        </draw:frame>
        <draw:frame draw:name="文字方塊 10" draw:style-name="gr13" draw:text-style-name="P2" draw:layer="layout" svg:width="1.67cm" svg:height="0.855cm" svg:x="30.753cm" svg:y="4.409cm">
          <draw:text-box>
            <text:p text:style-name="P14"><text:span text:style-name="T7">bb98</text:span></text:p>
          </draw:text-box>
        </draw:frame>
        <draw:frame draw:name="文字方塊 11" draw:style-name="gr15" draw:text-style-name="P2" draw:layer="layout" svg:width="1.92cm" svg:height="0.855cm" svg:x="32.069cm" svg:y="6.752cm">
          <draw:text-box>
            <text:p text:style-name="P14"><text:span text:style-name="T7">(1x98</text:span><text:span text:style-name="T7">)</text:span></text:p>
          </draw:text-box>
        </draw:frame>
        <draw:custom-shape draw:name="手繪多邊形: 圖案 12" draw:style-name="gr16" draw:text-style-name="P2" draw:layer="layout" svg:width="2.185cm" svg:height="6.254cm" svg:x="2.487cm" svg:y="6.853cm">
          <text:p/>
          <draw:enhanced-geometry svg:viewBox="0 0 786726 2251494" draw:text-areas="?f50 ?f52 ?f51 ?f53" draw:glue-points="?f54 ?f55 ?f56 ?f57 ?f58 ?f59 ?f60 ?f61 ?f62 ?f63" draw:type="non-primitive" draw:enhanced-path="M ?f3 ?f0 C ?f4 ?f5 ?f6 ?f7 ?f8 ?f9 ?f10 ?f11 ?f12 ?f13 ?f14 ?f15 ?f16 ?f17 ?f18 ?f19 ?f20 ?f21 ?f22 ?f23 ?f24 ?f25 ?f1 ?f2 N">
            <draw:equation draw:name="f0" draw:formula="0"/>
            <draw:equation draw:name="f1" draw:formula="786726"/>
            <draw:equation draw:name="f2" draw:formula="2251494"/>
            <draw:equation draw:name="f3" draw:formula="1723"/>
            <draw:equation draw:name="f4" draw:formula="-1872"/>
            <draw:equation draw:name="f5" draw:formula="94890"/>
            <draw:equation draw:name="f6" draw:formula="-5466"/>
            <draw:equation draw:name="f7" draw:formula="189781"/>
            <draw:equation draw:name="f8" draw:formula="53481"/>
            <draw:equation draw:name="f9" draw:formula="319177"/>
            <draw:equation draw:name="f10" draw:formula="112428"/>
            <draw:equation draw:name="f11" draw:formula="448573"/>
            <draw:equation draw:name="f12" draw:formula="260515"/>
            <draw:equation draw:name="f13" draw:formula="598098"/>
            <draw:equation draw:name="f14" draw:formula="355406"/>
            <draw:equation draw:name="f15" draw:formula="776377"/>
            <draw:equation draw:name="f16" draw:formula="450297"/>
            <draw:equation draw:name="f17" draw:formula="954656"/>
            <draw:equation draw:name="f18" draw:formula="550938"/>
            <draw:equation draw:name="f19" draw:formula="1143000"/>
            <draw:equation draw:name="f20" draw:formula="622825"/>
            <draw:equation draw:name="f21" draw:formula="1388853"/>
            <draw:equation draw:name="f22" draw:formula="694712"/>
            <draw:equation draw:name="f23" draw:formula="1634706"/>
            <draw:equation draw:name="f24" draw:formula="740719"/>
            <draw:equation draw:name="f25" draw:formula="1943100"/>
            <draw:equation draw:name="f26" draw:formula="?f2 - ?f0"/>
            <draw:equation draw:name="f27" draw:formula="?f1 - ?f0"/>
            <draw:equation draw:name="f28" draw:formula="?f27 / 786726"/>
            <draw:equation draw:name="f29" draw:formula="?f26 / 2251494"/>
            <draw:equation draw:name="f30" draw:formula="1723 * ?f27"/>
            <draw:equation draw:name="f31" draw:formula="0 * ?f26"/>
            <draw:equation draw:name="f32" draw:formula="53481 * ?f27"/>
            <draw:equation draw:name="f33" draw:formula="319177 * ?f26"/>
            <draw:equation draw:name="f34" draw:formula="355406 * ?f27"/>
            <draw:equation draw:name="f35" draw:formula="776377 * ?f26"/>
            <draw:equation draw:name="f36" draw:formula="622825 * ?f27"/>
            <draw:equation draw:name="f37" draw:formula="1388853 * ?f26"/>
            <draw:equation draw:name="f38" draw:formula="786726 * ?f27"/>
            <draw:equation draw:name="f39" draw:formula="2251494 * ?f26"/>
            <draw:equation draw:name="f40" draw:formula="?f30 / 786726"/>
            <draw:equation draw:name="f41" draw:formula="?f31 / 2251494"/>
            <draw:equation draw:name="f42" draw:formula="?f32 / 786726"/>
            <draw:equation draw:name="f43" draw:formula="?f33 / 2251494"/>
            <draw:equation draw:name="f44" draw:formula="?f34 / 786726"/>
            <draw:equation draw:name="f45" draw:formula="?f35 / 2251494"/>
            <draw:equation draw:name="f46" draw:formula="?f36 / 786726"/>
            <draw:equation draw:name="f47" draw:formula="?f37 / 2251494"/>
            <draw:equation draw:name="f48" draw:formula="?f38 / 786726"/>
            <draw:equation draw:name="f49" draw:formula="?f39 / 2251494"/>
            <draw:equation draw:name="f50" draw:formula="?f0 / ?f28"/>
            <draw:equation draw:name="f51" draw:formula="?f1 / ?f28"/>
            <draw:equation draw:name="f52" draw:formula="?f0 / ?f29"/>
            <draw:equation draw:name="f53" draw:formula="?f2 / ?f29"/>
            <draw:equation draw:name="f54" draw:formula="?f40 / ?f28"/>
            <draw:equation draw:name="f55" draw:formula="?f41 / ?f29"/>
            <draw:equation draw:name="f56" draw:formula="?f42 / ?f28"/>
            <draw:equation draw:name="f57" draw:formula="?f43 / ?f29"/>
            <draw:equation draw:name="f58" draw:formula="?f44 / ?f28"/>
            <draw:equation draw:name="f59" draw:formula="?f45 / ?f29"/>
            <draw:equation draw:name="f60" draw:formula="?f46 / ?f28"/>
            <draw:equation draw:name="f61" draw:formula="?f47 / ?f29"/>
            <draw:equation draw:name="f62" draw:formula="?f48 / ?f28"/>
            <draw:equation draw:name="f63" draw:formula="?f49 / ?f29"/>
          </draw:enhanced-geometry>
        </draw:custom-shape>
        <draw:custom-shape draw:name="手繪多邊形: 圖案 13" draw:style-name="gr17" draw:text-style-name="P2" draw:layer="layout" svg:width="1.955cm" svg:height="4.96cm" svg:x="4.108cm" svg:y="6.853cm">
          <text:p/>
          <draw:enhanced-geometry svg:viewBox="0 0 703630 1785668" draw:text-areas="?f50 ?f52 ?f51 ?f53" draw:glue-points="?f54 ?f55 ?f56 ?f57 ?f58 ?f59 ?f60 ?f61 ?f62 ?f63" draw:type="non-primitive" draw:enhanced-path="M ?f3 ?f0 C ?f4 ?f5 ?f6 ?f7 ?f8 ?f9 ?f10 ?f11 ?f12 ?f13 ?f14 ?f15 ?f16 ?f17 ?f18 ?f19 ?f20 ?f21 ?f22 ?f23 ?f24 ?f25 ?f1 ?f2 N">
            <draw:equation draw:name="f0" draw:formula="0"/>
            <draw:equation draw:name="f1" draw:formula="703630"/>
            <draw:equation draw:name="f2" draw:formula="1785668"/>
            <draw:equation draw:name="f3" draw:formula="4890"/>
            <draw:equation draw:name="f4" draw:formula="-1580"/>
            <draw:equation draw:name="f5" draw:formula="124364"/>
            <draw:equation draw:name="f6" draw:formula="-8050"/>
            <draw:equation draw:name="f7" draw:formula="248728"/>
            <draw:equation draw:name="f8" draw:formula="30769"/>
            <draw:equation draw:name="f9" draw:formula="353683"/>
            <draw:equation draw:name="f10" draw:formula="69588"/>
            <draw:equation draw:name="f11" draw:formula="458638"/>
            <draw:equation draw:name="f12" draw:formula="160165"/>
            <draw:equation draw:name="f13" draw:formula="519022"/>
            <draw:equation draw:name="f14" draw:formula="237803"/>
            <draw:equation draw:name="f15" draw:formula="629728"/>
            <draw:equation draw:name="f16" draw:formula="315441"/>
            <draw:equation draw:name="f17" draw:formula="740434"/>
            <draw:equation draw:name="f18" draw:formula="418958"/>
            <draw:equation draw:name="f19" draw:formula="825260"/>
            <draw:equation draw:name="f20" draw:formula="496596"/>
            <draw:equation draw:name="f21" draw:formula="1017917"/>
            <draw:equation draw:name="f22" draw:formula="574234"/>
            <draw:equation draw:name="f23" draw:formula="1210574"/>
            <draw:equation draw:name="f24" draw:formula="638932"/>
            <draw:equation draw:name="f25" draw:formula="1498121"/>
            <draw:equation draw:name="f26" draw:formula="?f2 - ?f0"/>
            <draw:equation draw:name="f27" draw:formula="?f1 - ?f0"/>
            <draw:equation draw:name="f28" draw:formula="?f27 / 703630"/>
            <draw:equation draw:name="f29" draw:formula="?f26 / 1785668"/>
            <draw:equation draw:name="f30" draw:formula="4890 * ?f27"/>
            <draw:equation draw:name="f31" draw:formula="0 * ?f26"/>
            <draw:equation draw:name="f32" draw:formula="30769 * ?f27"/>
            <draw:equation draw:name="f33" draw:formula="353683 * ?f26"/>
            <draw:equation draw:name="f34" draw:formula="237803 * ?f27"/>
            <draw:equation draw:name="f35" draw:formula="629728 * ?f26"/>
            <draw:equation draw:name="f36" draw:formula="496596 * ?f27"/>
            <draw:equation draw:name="f37" draw:formula="1017917 * ?f26"/>
            <draw:equation draw:name="f38" draw:formula="703630 * ?f27"/>
            <draw:equation draw:name="f39" draw:formula="1785668 * ?f26"/>
            <draw:equation draw:name="f40" draw:formula="?f30 / 703630"/>
            <draw:equation draw:name="f41" draw:formula="?f31 / 1785668"/>
            <draw:equation draw:name="f42" draw:formula="?f32 / 703630"/>
            <draw:equation draw:name="f43" draw:formula="?f33 / 1785668"/>
            <draw:equation draw:name="f44" draw:formula="?f34 / 703630"/>
            <draw:equation draw:name="f45" draw:formula="?f35 / 1785668"/>
            <draw:equation draw:name="f46" draw:formula="?f36 / 703630"/>
            <draw:equation draw:name="f47" draw:formula="?f37 / 1785668"/>
            <draw:equation draw:name="f48" draw:formula="?f38 / 703630"/>
            <draw:equation draw:name="f49" draw:formula="?f39 / 1785668"/>
            <draw:equation draw:name="f50" draw:formula="?f0 / ?f28"/>
            <draw:equation draw:name="f51" draw:formula="?f1 / ?f28"/>
            <draw:equation draw:name="f52" draw:formula="?f0 / ?f29"/>
            <draw:equation draw:name="f53" draw:formula="?f2 / ?f29"/>
            <draw:equation draw:name="f54" draw:formula="?f40 / ?f28"/>
            <draw:equation draw:name="f55" draw:formula="?f41 / ?f29"/>
            <draw:equation draw:name="f56" draw:formula="?f42 / ?f28"/>
            <draw:equation draw:name="f57" draw:formula="?f43 / ?f29"/>
            <draw:equation draw:name="f58" draw:formula="?f44 / ?f28"/>
            <draw:equation draw:name="f59" draw:formula="?f45 / ?f29"/>
            <draw:equation draw:name="f60" draw:formula="?f46 / ?f28"/>
            <draw:equation draw:name="f61" draw:formula="?f47 / ?f29"/>
            <draw:equation draw:name="f62" draw:formula="?f48 / ?f28"/>
            <draw:equation draw:name="f63" draw:formula="?f49 / ?f29"/>
          </draw:enhanced-geometry>
        </draw:custom-shape>
        <draw:connector draw:name="直線單箭頭接點 15" draw:style-name="gr18" draw:text-style-name="P1" draw:layer="layout" draw:type="line" svg:x1="1.739cm" svg:y1="3.93cm" svg:x2="5.415cm" svg:y2="3.93cm" svg:d="M1739 3930h3676" svg:viewBox="0 0 3677 1">
          <text:p/>
        </draw:connector>
        <draw:frame draw:name="文字方塊 16" draw:style-name="gr19" draw:text-style-name="P2" draw:layer="layout" svg:width="2.597cm" svg:height="1.026cm" svg:x="3.786cm" svg:y="2.873cm">
          <draw:text-box>
            <text:p text:style-name="P14"><text:span text:style-name="T8">sort</text:span><text:span text:style-name="T8">ing</text:span></text:p>
          </draw:text-box>
        </draw:frame>
        <draw:frame draw:name="文字方塊 17" draw:style-name="gr20" draw:text-style-name="P2" draw:layer="layout" svg:width="1.937cm" svg:height="1.453cm" svg:x="-0.126cm" svg:y="5.287cm">
          <draw:text-box>
            <text:p text:style-name="P3"><text:span text:style-name="T9">Class</text:span><text:span text:style-name="T9">:</text:span></text:p>
            <text:p text:style-name="P3"><text:span text:style-name="T9">dog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空白" presentation:presentation-page-layout-name="AL1T13">
        <draw:frame draw:name="圖片 1" draw:style-name="gr1" draw:text-style-name="P1" draw:layer="layout" svg:width="30.628cm" svg:height="19.05cm" svg:x="1.619cm" svg:y="0cm">
          <draw:image xlink:href="Pictures/10000201000005030000031E156DBA767F8D1CAD.png" xlink:type="simple" xlink:show="embed" xlink:actuate="onLoad">
            <text:p/>
          </draw:image>
        </draw:frame>
        <draw:custom-shape draw:name="橢圓 2" draw:style-name="gr21" draw:text-style-name="P2" draw:layer="layout" svg:width="1.102cm" svg:height="0.863cm" svg:x="19.625cm" svg:y="8.075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name="文字方塊 3" draw:style-name="gr22" draw:text-style-name="P2" draw:layer="layout" svg:width="2.898cm" svg:height="1.795cm" svg:x="18.599cm" svg:y="8.938cm">
          <draw:text-box>
            <text:p text:style-name="P3"><text:span text:style-name="T10">PAS</text:span><text:span text:style-name="T10">CAL</text:span></text:p>
            <text:p text:style-name="P3"><text:span text:style-name="T10">20 </text:span><text:span text:style-name="T10">+1</text:span></text:p>
          </draw:text-box>
        </draw:frame>
        <draw:frame draw:name="文字方塊 4" draw:style-name="gr23" draw:text-style-name="P2" draw:layer="layout" svg:width="6.03cm" svg:height="4.873cm" svg:x="11.055cm" svg:y="11.202cm">
          <draw:text-box>
            <text:p text:style-name="P14"><text:span text:style-name="T11">最後</text:span><text:span text:style-name="T11">一層</text:span><text:span text:style-name="T12">soft</text:span><text:span text:style-name="T12">ma</text:span><text:span text:style-name="T12">x</text:span><text:span text:style-name="T11">出</text:span><text:span text:style-name="T11">來有</text:span><text:span text:style-name="T12">21</text:span><text:span text:style-name="T11">層的</text:span><text:span text:style-name="T11">深度</text:span></text:p>
            <text:p text:style-name="P14"><text:span text:style-name="T11">每一</text:span><text:span text:style-name="T11">層就</text:span><text:span text:style-name="T11">是每</text:span><text:span text:style-name="T11">一個</text:span><text:span text:style-name="T11">類別</text:span><text:span text:style-name="T11">的在</text:span><text:span text:style-name="T11">每個</text:span><text:span text:style-name="T12">pix</text:span><text:span text:style-name="T12">el</text:span><text:span text:style-name="T11">上的</text:span><text:span text:style-name="T11">機率</text:span></text:p>
            <text:p text:style-name="P14"><text:span text:style-name="T10"/></text:p>
          </draw:text-box>
        </draw:frame>
        <draw:custom-shape draw:name="手繪多邊形: 圖案 5" draw:style-name="gr24" draw:text-style-name="P2" draw:layer="layout" svg:width="0.575cm" svg:height="1.677cm" svg:x="20.152cm" svg:y="10.591cm">
          <text:p/>
          <draw:enhanced-geometry svg:viewBox="0 0 207034 603850" draw:text-areas="?f29 ?f31 ?f30 ?f32" draw:glue-points="?f33 ?f34 ?f35 ?f36 ?f37 ?f38" draw:type="non-primitive" draw:enhanced-path="M ?f0 ?f0 C ?f3 ?f4 ?f5 ?f6 ?f7 ?f8 ?f9 ?f10 ?f11 ?f12 ?f1 ?f2 N">
            <draw:equation draw:name="f0" draw:formula="0"/>
            <draw:equation draw:name="f1" draw:formula="207034"/>
            <draw:equation draw:name="f2" draw:formula="603850"/>
            <draw:equation draw:name="f3" draw:formula="4313"/>
            <draw:equation draw:name="f4" draw:formula="113581"/>
            <draw:equation draw:name="f5" draw:formula="8626"/>
            <draw:equation draw:name="f6" draw:formula="227162"/>
            <draw:equation draw:name="f7" draw:formula="43132"/>
            <draw:equation draw:name="f8" draw:formula="327804"/>
            <draw:equation draw:name="f9" draw:formula="77638"/>
            <draw:equation draw:name="f10" draw:formula="428446"/>
            <draw:equation draw:name="f11" draw:formula="142336"/>
            <draw:equation draw:name="f12" draw:formula="516148"/>
            <draw:equation draw:name="f13" draw:formula="?f2 - ?f0"/>
            <draw:equation draw:name="f14" draw:formula="?f1 - ?f0"/>
            <draw:equation draw:name="f15" draw:formula="?f14 / 207034"/>
            <draw:equation draw:name="f16" draw:formula="?f13 / 603850"/>
            <draw:equation draw:name="f17" draw:formula="0 * ?f14"/>
            <draw:equation draw:name="f18" draw:formula="0 * ?f13"/>
            <draw:equation draw:name="f19" draw:formula="43132 * ?f14"/>
            <draw:equation draw:name="f20" draw:formula="327804 * ?f13"/>
            <draw:equation draw:name="f21" draw:formula="207034 * ?f14"/>
            <draw:equation draw:name="f22" draw:formula="603850 * ?f13"/>
            <draw:equation draw:name="f23" draw:formula="?f17 / 207034"/>
            <draw:equation draw:name="f24" draw:formula="?f18 / 603850"/>
            <draw:equation draw:name="f25" draw:formula="?f19 / 207034"/>
            <draw:equation draw:name="f26" draw:formula="?f20 / 603850"/>
            <draw:equation draw:name="f27" draw:formula="?f21 / 207034"/>
            <draw:equation draw:name="f28" draw:formula="?f22 / 603850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draw:name="手繪多邊形: 圖案 6" draw:style-name="gr25" draw:text-style-name="P2" draw:layer="layout" svg:width="3.019cm" svg:height="0.599cm" svg:x="17.109cm" svg:y="11.478cm">
          <text:p/>
          <draw:enhanced-geometry svg:viewBox="0 0 1086929 215660" draw:text-areas="?f33 ?f35 ?f34 ?f36" draw:glue-points="?f37 ?f38 ?f39 ?f40 ?f41 ?f42 ?f43 ?f44" draw:type="non-primitive" draw:enhanced-path="M ?f0 ?f2 C ?f3 ?f4 ?f5 ?f6 ?f7 ?f8 ?f9 ?f10 ?f11 ?f12 ?f11 ?f12 L ?f1 ?f0 N">
            <draw:equation draw:name="f0" draw:formula="0"/>
            <draw:equation draw:name="f1" draw:formula="1086929"/>
            <draw:equation draw:name="f2" draw:formula="215660"/>
            <draw:equation draw:name="f3" draw:formula="138023"/>
            <draw:equation draw:name="f4" draw:formula="201282"/>
            <draw:equation draw:name="f5" draw:formula="276046"/>
            <draw:equation draw:name="f6" draw:formula="186905"/>
            <draw:equation draw:name="f7" draw:formula="439948"/>
            <draw:equation draw:name="f8" draw:formula="155275"/>
            <draw:equation draw:name="f9" draw:formula="603850"/>
            <draw:equation draw:name="f10" draw:formula="123645"/>
            <draw:equation draw:name="f11" draw:formula="983412"/>
            <draw:equation draw:name="f12" draw:formula="25879"/>
            <draw:equation draw:name="f13" draw:formula="?f2 - ?f0"/>
            <draw:equation draw:name="f14" draw:formula="?f1 - ?f0"/>
            <draw:equation draw:name="f15" draw:formula="?f14 / 1086929"/>
            <draw:equation draw:name="f16" draw:formula="?f13 / 215660"/>
            <draw:equation draw:name="f17" draw:formula="0 * ?f14"/>
            <draw:equation draw:name="f18" draw:formula="215660 * ?f13"/>
            <draw:equation draw:name="f19" draw:formula="439948 * ?f14"/>
            <draw:equation draw:name="f20" draw:formula="155275 * ?f13"/>
            <draw:equation draw:name="f21" draw:formula="983412 * ?f14"/>
            <draw:equation draw:name="f22" draw:formula="25879 * ?f13"/>
            <draw:equation draw:name="f23" draw:formula="1086929 * ?f14"/>
            <draw:equation draw:name="f24" draw:formula="0 * ?f13"/>
            <draw:equation draw:name="f25" draw:formula="?f17 / 1086929"/>
            <draw:equation draw:name="f26" draw:formula="?f18 / 215660"/>
            <draw:equation draw:name="f27" draw:formula="?f19 / 1086929"/>
            <draw:equation draw:name="f28" draw:formula="?f20 / 215660"/>
            <draw:equation draw:name="f29" draw:formula="?f21 / 1086929"/>
            <draw:equation draw:name="f30" draw:formula="?f22 / 215660"/>
            <draw:equation draw:name="f31" draw:formula="?f23 / 1086929"/>
            <draw:equation draw:name="f32" draw:formula="?f24 / 215660"/>
            <draw:equation draw:name="f33" draw:formula="?f0 / ?f15"/>
            <draw:equation draw:name="f34" draw:formula="?f1 / ?f15"/>
            <draw:equation draw:name="f35" draw:formula="?f0 / ?f16"/>
            <draw:equation draw:name="f36" draw:formula="?f2 / ?f16"/>
            <draw:equation draw:name="f37" draw:formula="?f25 / ?f15"/>
            <draw:equation draw:name="f38" draw:formula="?f26 / ?f16"/>
            <draw:equation draw:name="f39" draw:formula="?f27 / ?f15"/>
            <draw:equation draw:name="f40" draw:formula="?f28 / ?f16"/>
            <draw:equation draw:name="f41" draw:formula="?f29 / ?f15"/>
            <draw:equation draw:name="f42" draw:formula="?f30 / ?f16"/>
            <draw:equation draw:name="f43" draw:formula="?f31 / ?f15"/>
            <draw:equation draw:name="f44" draw:formula="?f32 / ?f16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空白" presentation:presentation-page-layout-name="AL1T13">
        <draw:frame draw:name="圖片 1" draw:style-name="gr1" draw:text-style-name="P1" draw:layer="layout" svg:width="24.925cm" svg:height="19.05cm" svg:x="4.471cm" svg:y="0cm">
          <draw:image xlink:href="Pictures/10000201000003D4000002ED12D4D323FC8D29B0.png" xlink:type="simple" xlink:show="embed" xlink:actuate="onLoad">
            <text:p/>
          </draw:image>
        </draw:frame>
        <draw:frame draw:name="文字方塊 2" draw:style-name="gr26" draw:text-style-name="P2" draw:layer="layout" svg:width="5.138cm" svg:height="1.816cm" svg:x="15.923cm" svg:y="11.025cm">
          <draw:text-box>
            <text:p text:style-name="P14"><text:span text:style-name="T13">←</text:span><text:span text:style-name="T13">(b</text:span><text:span text:style-name="T14">x</text:span><text:span text:style-name="T13">, </text:span><text:span text:style-name="T13">b</text:span><text:span text:style-name="T14">y</text:span><text:span text:style-name="T13">)</text:span></text:p>
          </draw:text-box>
        </draw:frame>
        <draw:connector draw:name="直線單箭頭接點 4" draw:style-name="gr27" draw:text-style-name="P1" draw:layer="layout" draw:type="line" svg:x1="5.487cm" svg:y1="3.379cm" svg:x2="5.487cm" svg:y2="11.837cm" svg:d="M5487 3379v8458" svg:viewBox="0 0 1 8459">
          <text:p/>
        </draw:connector>
        <draw:frame draw:name="文字方塊 5" draw:style-name="gr28" draw:text-style-name="P2" draw:layer="layout" svg:width="1.586cm" svg:height="1.816cm" svg:x="3.871cm" svg:y="6.497cm">
          <draw:text-box>
            <text:p text:style-name="P14"><text:span text:style-name="T13">b</text:span><text:span text:style-name="T14">x</text:span></text:p>
          </draw:text-box>
        </draw:frame>
        <draw:connector draw:name="直線單箭頭接點 6" draw:style-name="gr29" draw:text-style-name="P1" draw:layer="layout" draw:type="line" svg:x1="8.019cm" svg:y1="1.31cm" svg:x2="15.932cm" svg:y2="1.31cm" svg:d="M8019 1310h7913" svg:viewBox="0 0 7914 1">
          <text:p/>
        </draw:connector>
        <draw:frame draw:name="文字方塊 9" draw:style-name="gr30" draw:text-style-name="P4" draw:layer="layout" svg:width="1.603cm" svg:height="1.816cm" svg:x="11.198cm" svg:y="0.341cm">
          <draw:text-box>
            <text:p text:style-name="P14"><text:span text:style-name="T13">b</text:span><text:span text:style-name="T14">y</text:span></text:p>
          </draw:text-box>
        </draw:frame>
        <draw:connector draw:name="直線單箭頭接點 13" draw:style-name="gr31" draw:text-style-name="P1" draw:layer="layout" draw:type="line" svg:x1="16.67cm" svg:y1="7.356cm" svg:x2="20.056cm" svg:y2="7.356cm" svg:d="M16670 7356h3386" svg:viewBox="0 0 3387 1">
          <text:p/>
        </draw:connector>
        <draw:connector draw:name="直線單箭頭接點 15" draw:style-name="gr32" draw:text-style-name="P1" draw:layer="layout" draw:type="line" svg:x1="15.184cm" svg:y1="7.356cm" svg:x2="11.797cm" svg:y2="7.356cm" svg:d="M15184 7356h-3387" svg:viewBox="0 0 3388 1">
          <text:p/>
        </draw:connector>
        <draw:connector draw:name="直線單箭頭接點 16" draw:style-name="gr33" draw:text-style-name="P1" draw:layer="layout" draw:type="line" svg:x1="12.592cm" svg:y1="12.125cm" svg:x2="12.592cm" svg:y2="17.181cm" svg:d="M12592 12125v5056" svg:viewBox="0 0 1 5057">
          <text:p/>
        </draw:connector>
        <draw:connector draw:name="直線單箭頭接點 17" draw:style-name="gr34" draw:text-style-name="P1" draw:layer="layout" draw:type="line" svg:x1="12.582cm" svg:y1="10.448cm" svg:x2="12.582cm" svg:y2="6.733cm" svg:d="M12582 10448v-3715" svg:viewBox="0 0 1 3716">
          <text:p/>
        </draw:connector>
        <draw:frame draw:name="物件 20" draw:style-name="gr35" draw:text-style-name="P15" draw:layer="layout" svg:width="5.515cm" svg:height="1.838cm" svg:x="22.216cm" svg:y="15.715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name="文字方塊 21" draw:style-name="gr36" draw:text-style-name="P2" draw:layer="layout" svg:width="6.509cm" svg:height="1.453cm" svg:x="17.904cm" svg:y="1.656cm">
          <draw:text-box>
            <text:p text:style-name="P14"><text:span text:style-name="T15">Fe</text:span><text:span text:style-name="T15">at</text:span><text:span text:style-name="T15">ur</text:span><text:span text:style-name="T15">e </text:span><text:span text:style-name="T15">M</text:span><text:span text:style-name="T15">ap</text:span></text:p>
          </draw:text-box>
        </draw:frame>
        <draw:custom-shape draw:name="手繪多邊形: 圖案 24" draw:style-name="gr37" draw:text-style-name="P2" draw:layer="layout" svg:width="0.887cm" svg:height="0.564cm" svg:x="24.202cm" svg:y="2.383cm">
          <text:p/>
          <draw:enhanced-geometry svg:viewBox="0 0 319178 203200" draw:text-areas="?f30 ?f32 ?f31 ?f33" draw:glue-points="?f34 ?f35 ?f36 ?f37 ?f38 ?f39" draw:type="non-primitive" draw:enhanced-path="M ?f0 ?f3 C ?f4 ?f5 ?f6 ?f7 ?f8 ?f9 ?f10 ?f11 ?f12 ?f13 ?f1 ?f2 N">
            <draw:equation draw:name="f0" draw:formula="0"/>
            <draw:equation draw:name="f1" draw:formula="319178"/>
            <draw:equation draw:name="f2" draw:formula="203200"/>
            <draw:equation draw:name="f3" draw:formula="30672"/>
            <draw:equation draw:name="f4" draw:formula="102798"/>
            <draw:equation draw:name="f5" draw:formula="7668"/>
            <draw:equation draw:name="f6" draw:formula="205597"/>
            <draw:equation draw:name="f7" draw:formula="-15336"/>
            <draw:equation draw:name="f8" draw:formula="258793"/>
            <draw:equation draw:name="f9" draw:formula="13419"/>
            <draw:equation draw:name="f10" draw:formula="311989"/>
            <draw:equation draw:name="f11" draw:formula="42174"/>
            <draw:equation draw:name="f12" draw:formula="315583"/>
            <draw:equation draw:name="f13" draw:formula="122687"/>
            <draw:equation draw:name="f14" draw:formula="?f2 - ?f0"/>
            <draw:equation draw:name="f15" draw:formula="?f1 - ?f0"/>
            <draw:equation draw:name="f16" draw:formula="?f15 / 319178"/>
            <draw:equation draw:name="f17" draw:formula="?f14 / 203200"/>
            <draw:equation draw:name="f18" draw:formula="0 * ?f15"/>
            <draw:equation draw:name="f19" draw:formula="30672 * ?f14"/>
            <draw:equation draw:name="f20" draw:formula="258793 * ?f15"/>
            <draw:equation draw:name="f21" draw:formula="13419 * ?f14"/>
            <draw:equation draw:name="f22" draw:formula="319178 * ?f15"/>
            <draw:equation draw:name="f23" draw:formula="203200 * ?f14"/>
            <draw:equation draw:name="f24" draw:formula="?f18 / 319178"/>
            <draw:equation draw:name="f25" draw:formula="?f19 / 203200"/>
            <draw:equation draw:name="f26" draw:formula="?f20 / 319178"/>
            <draw:equation draw:name="f27" draw:formula="?f21 / 203200"/>
            <draw:equation draw:name="f28" draw:formula="?f22 / 319178"/>
            <draw:equation draw:name="f29" draw:formula="?f23 / 203200"/>
            <draw:equation draw:name="f30" draw:formula="?f0 / ?f16"/>
            <draw:equation draw:name="f31" draw:formula="?f1 / ?f16"/>
            <draw:equation draw:name="f32" draw:formula="?f0 / ?f17"/>
            <draw:equation draw:name="f33" draw:formula="?f2 / ?f17"/>
            <draw:equation draw:name="f34" draw:formula="?f24 / ?f16"/>
            <draw:equation draw:name="f35" draw:formula="?f25 / ?f17"/>
            <draw:equation draw:name="f36" draw:formula="?f26 / ?f16"/>
            <draw:equation draw:name="f37" draw:formula="?f27 / ?f17"/>
            <draw:equation draw:name="f38" draw:formula="?f28 / ?f16"/>
            <draw:equation draw:name="f39" draw:formula="?f29 / ?f17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空白" presentation:presentation-page-layout-name="AL1T13">
        <draw:frame draw:name="文字方塊 2" draw:style-name="gr38" draw:text-style-name="P2" draw:layer="layout" svg:width="3.247cm" svg:height="1.026cm" svg:x="2.07cm" svg:y="11.43cm">
          <draw:text-box>
            <text:p text:style-name="P14"><text:span text:style-name="T1">H x </text:span><text:span text:style-name="T1">W x </text:span><text:span text:style-name="T1">3</text:span></text:p>
          </draw:text-box>
        </draw:frame>
        <draw:frame draw:name="文字方塊 4" draw:style-name="gr38" draw:text-style-name="P2" draw:layer="layout" svg:width="3.247cm" svg:height="1.026cm" svg:x="16.556cm" svg:y="11.43cm">
          <draw:text-box>
            <text:p text:style-name="P14"><text:span text:style-name="T1">H x </text:span><text:span text:style-name="T1">W x </text:span><text:span text:style-name="T1">C</text:span></text:p>
          </draw:text-box>
        </draw:frame>
        <draw:frame draw:name="文字方塊 7" draw:style-name="gr39" draw:text-style-name="P2" draw:layer="layout" svg:width="4.523cm" svg:height="1.795cm" svg:x="18.969cm" svg:y="2.817cm">
          <draw:text-box>
            <text:p text:style-name="P3"><text:span text:style-name="T1">Cha</text:span><text:span text:style-name="T1">nne</text:span><text:span text:style-name="T1">l-</text:span><text:span text:style-name="T1">wis</text:span><text:span text:style-name="T1">e</text:span></text:p>
            <text:p text:style-name="P3"><text:span text:style-name="T1">arg</text:span><text:span text:style-name="T1">max</text:span></text:p>
          </draw:text-box>
        </draw:frame>
        <draw:frame draw:name="Picture 2" draw:style-name="gr40" draw:text-style-name="P1" draw:layer="layout" svg:width="5.617cm" svg:height="4.9cm" svg:x="0.885cm" svg:y="6.086cm">
          <draw:image xlink:href="Pictures/1000000000000375000002CB3CD5C39B6064615F.png" xlink:type="simple" xlink:show="embed" xlink:actuate="onLoad">
            <text:p/>
          </draw:image>
          <svg:desc>Foo</svg:desc>
        </draw:frame>
        <draw:frame draw:name="Picture 2" draw:style-name="gr41" draw:text-style-name="P1" draw:layer="layout" svg:width="5.617cm" svg:height="4.913cm" svg:x="22.215cm" svg:y="5.847cm">
          <draw:image xlink:href="Pictures/1000000000000375000002CB3CD5C39B6064615F.png" xlink:type="simple" xlink:show="embed" xlink:actuate="onLoad">
            <text:p/>
          </draw:image>
          <svg:desc>Foo</svg:desc>
        </draw:frame>
        <draw:custom-shape draw:name="梯形 8" draw:style-name="gr2" draw:text-style-name="P2" draw:layer="layout" svg:width="4.913cm" svg:height="3.738cm" draw:transform="rotate (-1.5707963267949) translate (10.638cm 6.073cm)">
          <text:p/>
          <draw:enhanced-geometry svg:viewBox="0 0 21600 21600" draw:path-stretchpoint-x="21600" draw:path-stretchpoint-y="21600" draw:text-areas="?f27 ?f28 ?f31 ?f12" draw:glue-points="?f25 ?f20 ?f30 ?f20" draw:type="non-primitive" draw:modifiers="0" draw:enhanced-path="M ?f7 ?f12 L ?f26 ?f7 ?f29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0385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frame draw:name="文字方塊 10" draw:style-name="gr42" draw:text-style-name="P2" draw:layer="layout" svg:width="2.165cm" svg:height="1.026cm" svg:x="7.745cm" svg:y="8.017cm">
          <draw:text-box>
            <text:p text:style-name="P14"><text:span text:style-name="T16">con</text:span><text:span text:style-name="T16">v.</text:span></text:p>
          </draw:text-box>
        </draw:frame>
        <draw:custom-shape draw:name="梯形 12" draw:style-name="gr2" draw:text-style-name="P2" draw:layer="layout" svg:width="4.913cm" svg:height="3.738cm" draw:transform="rotate (-1.5707963267949) translate (14.741cm 6.073cm)">
          <text:p/>
          <draw:enhanced-geometry svg:viewBox="0 0 21600 21600" draw:mirror-horizontal="true" draw:path-stretchpoint-x="21600" draw:path-stretchpoint-y="21600" draw:text-areas="?f27 ?f28 ?f31 ?f12" draw:glue-points="?f25 ?f20 ?f30 ?f20" draw:type="non-primitive" draw:modifiers="0" draw:enhanced-path="M ?f7 ?f12 L ?f26 ?f7 ?f29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0385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frame draw:name="文字方塊 13" draw:style-name="gr43" draw:text-style-name="P2" draw:layer="layout" svg:width="3.19cm" svg:height="1.026cm" svg:x="11.293cm" svg:y="8.017cm">
          <draw:text-box>
            <text:p text:style-name="P14"><text:span text:style-name="T16">de-</text:span><text:span text:style-name="T16">con</text:span><text:span text:style-name="T16">v.</text:span></text:p>
          </draw:text-box>
        </draw:frame>
        <draw:custom-shape draw:name="立方體 11" draw:style-name="gr44" draw:text-style-name="P4" draw:layer="layout" svg:width="3.62cm" svg:height="5.93cm" svg:x="16.751cm" svg:y="5.056cm">
          <text:p/>
          <draw:enhanced-geometry svg:viewBox="0 0 21600 21600" draw:path-stretchpoint-x="21600" draw:path-stretchpoint-y="21600" draw:text-areas="?f7 ?f17 ?f20 ?f12" draw:glue-points="?f25 ?f7 ?f24 ?f17 ?f7 ?f23 ?f24 ?f12 ?f20 ?f23 ?f11 ?f22" draw:type="non-primitive" draw:modifiers="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frame draw:name="文字方塊 15" draw:style-name="gr45" draw:text-style-name="P2" draw:layer="layout" svg:width="3.198cm" svg:height="1.026cm" svg:x="23.424cm" svg:y="11.43cm">
          <draw:text-box>
            <text:p text:style-name="P14"><text:span text:style-name="T1">H x </text:span><text:span text:style-name="T1">W x </text:span><text:span text:style-name="T1">1</text:span></text:p>
          </draw:text-box>
        </draw:frame>
        <draw:frame draw:name="文字方塊 19" draw:style-name="gr46" draw:text-style-name="P2" xml:id="id2" draw:id="id2" draw:layer="layout" svg:width="3.465cm" svg:height="1.795cm" svg:x="14.045cm" svg:y="2.817cm">
          <draw:text-box>
            <text:p text:style-name="P3"><text:span text:style-name="T1">pixe</text:span><text:span text:style-name="T1">l-</text:span><text:span text:style-name="T1">wis</text:span><text:span text:style-name="T1">e</text:span></text:p>
            <text:p text:style-name="P3"><text:span text:style-name="T1">soft</text:span><text:span text:style-name="T1">max</text:span></text:p>
          </draw:text-box>
        </draw:frame>
        <draw:custom-shape draw:name="箭號: 向右 14" draw:style-name="gr47" draw:text-style-name="P2" draw:layer="layout" svg:width="1.218cm" svg:height="1.257cm" svg:x="15.168cm" svg:y="8.017cm">
          <text:p/>
          <draw:enhanced-geometry svg:viewBox="0 0 21600 21600" draw:text-areas="?f25 ?f12 ?f20 ?f13" draw:glue-points="?f11 ?f23 ?f11 ?f24" draw:type="non-primitive" draw:modifiers="10800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直線接點 21" draw:style-name="gr48" draw:text-style-name="P1" draw:layer="layout" draw:type="line" svg:x1="15.777cm" svg:y1="4.612cm" svg:x2="15.777cm" svg:y2="7.62cm" draw:start-shape="id2" draw:start-glue-point="2" svg:d="M15777 4612v3008" svg:viewBox="0 0 1 3009">
          <text:p/>
        </draw:connector>
        <draw:custom-shape draw:name="箭號: 向右 24" draw:style-name="gr47" draw:text-style-name="P2" draw:layer="layout" svg:width="1.218cm" svg:height="1.257cm" svg:x="20.699cm" svg:y="8.017cm">
          <text:p/>
          <draw:enhanced-geometry svg:viewBox="0 0 21600 21600" draw:text-areas="?f25 ?f12 ?f20 ?f13" draw:glue-points="?f11 ?f23 ?f11 ?f24" draw:type="non-primitive" draw:modifiers="10800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直線接點 25" draw:style-name="gr48" draw:text-style-name="P1" draw:layer="layout" draw:type="line" svg:x1="21.335cm" svg:y1="4.612cm" svg:x2="21.335cm" svg:y2="7.62cm" svg:d="M21335 4612v3008" svg:viewBox="0 0 1 3009">
          <text:p/>
        </draw:connector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空白" presentation:presentation-page-layout-name="AL1T13">
        <draw:custom-shape draw:name="平行四邊形 1" draw:style-name="gr49" draw:text-style-name="P2" draw:layer="layout" svg:width="8.003cm" svg:height="1.294cm" svg:x="4.598cm" svg:y="10.807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2" draw:style-name="gr49" draw:text-style-name="P2" draw:layer="layout" svg:width="6.294cm" svg:height="1.018cm" svg:x="5.437cm" svg:y="9.217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3" draw:style-name="gr49" draw:text-style-name="P2" draw:layer="layout" svg:width="4.968cm" svg:height="0.803cm" svg:x="6.132cm" svg:y="7.628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4" draw:style-name="gr50" draw:text-style-name="P2" xml:id="id3" draw:id="id3" draw:layer="layout" svg:width="2.732cm" svg:height="0.442cm" svg:x="7.018cm" svg:y="7.809cm">
          <text:p text:style-name="P3"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5" draw:style-name="gr50" draw:text-style-name="P2" draw:layer="layout" svg:width="2.732cm" svg:height="0.442cm" svg:x="7.514cm" svg:y="9.304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ustom-shape draw:name="平行四邊形 6" draw:style-name="gr50" draw:text-style-name="P2" draw:layer="layout" svg:width="2.732cm" svg:height="0.442cm" svg:x="8.009cm" svg:y="11.454cm">
          <text:p/>
          <draw:enhanced-geometry svg:viewBox="0 0 21600 21600" draw:path-stretchpoint-x="21600" draw:path-stretchpoint-y="21600" draw:text-areas="?f35 ?f36 ?f38 ?f39" draw:glue-points="?f21 ?f37 ?f34 ?f7 ?f28 ?f20 ?f32 ?f13 ?f21 ?f31 ?f24 ?f20" draw:type="non-primitive" draw:modifiers="0" draw:enhanced-path="M ?f7 ?f13 L ?f25 ?f7 ?f12 ?f7 ?f2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4847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2 - ?f32"/>
            <draw:equation draw:name="f35" draw:formula="?f33 * ?f15"/>
            <draw:equation draw:name="f36" draw:formula="?f33 * ?f14"/>
            <draw:equation draw:name="f37" draw:formula="?f13 - ?f31"/>
            <draw:equation draw:name="f38" draw:formula="?f12 - ?f35"/>
            <draw:equation draw:name="f39" draw:formula="?f13 - ?f36"/>
          </draw:enhanced-geometry>
        </draw:custom-shape>
        <draw:connector draw:name="直線單箭頭接點 8" draw:style-name="gr51" draw:text-style-name="P1" draw:layer="layout" draw:type="line" svg:x1="9.297cm" svg:y1="8.03cm" svg:x2="15.932cm" svg:y2="8.03cm" draw:start-shape="id3" draw:start-glue-point="6" svg:d="M9297 8030h6635" svg:viewBox="0 0 6636 1">
          <text:p/>
        </draw:connector>
        <draw:connector draw:name="直線單箭頭接點 9" draw:style-name="gr52" draw:text-style-name="P1" draw:layer="layout" draw:type="line" svg:x1="9.75cm" svg:y1="9.531cm" svg:x2="15.932cm" svg:y2="9.531cm" svg:d="M9750 9531h6182" svg:viewBox="0 0 6183 1">
          <text:p/>
        </draw:connector>
        <draw:connector draw:name="直線單箭頭接點 11" draw:style-name="gr53" draw:text-style-name="P1" draw:layer="layout" draw:type="line" svg:x1="10.245cm" svg:y1="11.724cm" svg:x2="15.932cm" svg:y2="11.724cm" svg:d="M10245 11724h5687" svg:viewBox="0 0 5688 1">
          <text:p/>
        </draw:connector>
        <draw:custom-shape draw:name="梯形 13" draw:style-name="gr21" draw:text-style-name="P2" draw:layer="layout" svg:width="4.968cm" svg:height="4.292cm" draw:transform="rotate (-1.5707963267949) translate (20.853cm 7.262cm)">
          <text:p/>
          <draw:enhanced-geometry svg:viewBox="0 0 21600 21600" draw:path-stretchpoint-x="21600" draw:path-stretchpoint-y="21600" draw:text-areas="?f27 ?f28 ?f31 ?f12" draw:glue-points="?f25 ?f20 ?f30 ?f20" draw:type="non-primitive" draw:modifiers="0" draw:enhanced-path="M ?f7 ?f12 L ?f26 ?f7 ?f29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3 / 3"/>
            <draw:equation draw:name="f17" draw:formula="?f14 / 4"/>
            <draw:equation draw:name="f18" draw:formula="min(?f14, ?f13)"/>
            <draw:equation draw:name="f19" draw:formula="50000 * ?f14"/>
            <draw:equation draw:name="f20" draw:formula="?f7 + ?f15"/>
            <draw:equation draw:name="f21" draw:formula="?f19 / ?f18"/>
            <draw:equation draw:name="f22" draw:formula="?f18 * ?f8"/>
            <draw:equation draw:name="f23" draw:formula="?f17 * ?f8"/>
            <draw:equation draw:name="f24" draw:formula="?f16 * ?f8"/>
            <draw:equation draw:name="f25" draw:formula="?f22 / 200000"/>
            <draw:equation draw:name="f26" draw:formula="?f22 / 100000"/>
            <draw:equation draw:name="f27" draw:formula="?f23 / ?f21"/>
            <draw:equation draw:name="f28" draw:formula="?f24 / ?f21"/>
            <draw:equation draw:name="f29" draw:formula="?f11 - ?f26"/>
            <draw:equation draw:name="f30" draw:formula="?f11 - ?f25"/>
            <draw:equation draw:name="f31" draw:formula="?f11 - ?f27"/>
          </draw:enhanced-geometry>
        </draw:custom-shape>
        <draw:frame draw:name="文字方塊 14" draw:style-name="gr54" draw:text-style-name="P2" draw:layer="layout" svg:width="3.359cm" svg:height="1.026cm" svg:x="17.079cm" svg:y="9.209cm">
          <draw:text-box>
            <text:p text:style-name="P14"><text:span text:style-name="T1">Co</text:span><text:span text:style-name="T1">nv</text:span><text:span text:style-name="T1">. </text:span><text:span text:style-name="T1">Ne</text:span><text:span text:style-name="T1">t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空白" presentation:presentation-page-layout-name="AL1T13">
        <draw:frame draw:style-name="gr55" draw:text-style-name="P1" draw:layer="layout" svg:width="22.128cm" svg:height="19.049cm" svg:x="5.937cm" svg:y="0.045cm">
          <draw:image xlink:href="Pictures/100002010000039800000318C3CF8B84D1BE8FE4.png" xlink:type="simple" xlink:show="embed" xlink:actuate="onLoad">
            <text:p/>
          </draw:image>
        </draw:frame>
        <draw:frame draw:name="文字方塊 2" draw:style-name="gr56" draw:text-style-name="P17" draw:layer="layout" svg:width="1.311cm" svg:height="0.962cm" svg:x="5.337cm" svg:y="6.638cm">
          <draw:text-box>
            <text:p text:style-name="P16"><text:span text:style-name="T17">C0</text:span></text:p>
          </draw:text-box>
        </draw:frame>
        <draw:frame draw:name="文字方塊 3" draw:style-name="gr56" draw:text-style-name="P17" draw:layer="layout" svg:width="1.311cm" svg:height="0.962cm" svg:x="5.337cm" svg:y="4.6cm">
          <draw:text-box>
            <text:p text:style-name="P16"><text:span text:style-name="T17">C1</text:span></text:p>
          </draw:text-box>
        </draw:frame>
        <draw:frame draw:name="文字方塊 4" draw:style-name="gr56" draw:text-style-name="P17" draw:layer="layout" svg:width="1.311cm" svg:height="0.962cm" svg:x="5.289cm" svg:y="2.838cm">
          <draw:text-box>
            <text:p text:style-name="P16"><text:span text:style-name="T17">C2</text:span></text:p>
          </draw:text-box>
        </draw:frame>
        <draw:frame draw:name="文字方塊 5" draw:style-name="gr56" draw:text-style-name="P17" draw:layer="layout" svg:width="1.311cm" svg:height="0.962cm" svg:x="5.337cm" svg:y="1.2cm">
          <draw:text-box>
            <text:p text:style-name="P16"><text:span text:style-name="T17">C3</text:span></text:p>
          </draw:text-box>
        </draw:frame>
        <draw:frame draw:name="文字方塊 6" draw:style-name="gr57" draw:text-style-name="P17" draw:layer="layout" svg:width="1.277cm" svg:height="0.962cm" svg:x="20.3cm" svg:y="1.9cm">
          <draw:text-box>
            <text:p text:style-name="P16"><text:span text:style-name="T17">P3</text:span></text:p>
          </draw:text-box>
        </draw:frame>
        <draw:frame draw:name="文字方塊 7" draw:style-name="gr57" draw:text-style-name="P17" draw:layer="layout" svg:width="1.277cm" svg:height="0.962cm" svg:x="21.123cm" svg:y="3.3cm">
          <draw:text-box>
            <text:p text:style-name="P16"><text:span text:style-name="T17">P2</text:span></text:p>
          </draw:text-box>
        </draw:frame>
        <draw:frame draw:name="文字方塊 8" draw:style-name="gr57" draw:text-style-name="P17" draw:layer="layout" svg:width="1.277cm" svg:height="0.962cm" svg:x="21.8cm" svg:y="4.8cm">
          <draw:text-box>
            <text:p text:style-name="P16"><text:span text:style-name="T17">P1</text:span></text:p>
          </draw:text-box>
        </draw:frame>
        <presentation:notes draw:style-name="dp3">
          <draw:frame draw:name="投影片編號版面配置區 6" draw:style-name="gr58" draw:text-style-name="P2" draw:layer="layout" svg:width="9.113cm" svg:height="1.484cm" svg:x="11.886cm" svg:y="28.215cm">
            <draw:text-box>
              <text:p text:style-name="P18"><text:span text:style-name="T18"><text:page-number>&lt;編號&gt;</text:page-number></text:span></text:p>
            </draw:text-box>
          </draw:frame>
          <draw:page-thumbnail draw:name="投影片影像版面配置區 1" draw:style-name="gr12" draw:layer="layout" svg:width="19.798cm" svg:height="11.136cm" svg:x="0.6cm" svg:y="2.257cm" draw:page-number="7" presentation:class="page"/>
          <draw:frame draw:name="備忘稿版面配置區 2"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空白" presentation:presentation-page-layout-name="AL1T13">
        <draw:frame draw:style-name="gr55" draw:text-style-name="P1" draw:layer="layout" svg:width="32.932cm" svg:height="8.661cm" svg:x="0.4cm" svg:y="5.139cm">
          <draw:image xlink:href="Pictures/100002010000045600000124FBC35F8A61D01338.png" xlink:type="simple" xlink:show="embed" xlink:actuate="onLoad">
            <text:p/>
          </draw:image>
        </draw:frame>
        <draw:frame draw:name="文字方塊 2" draw:style-name="gr59" draw:text-style-name="P17" draw:layer="layout" svg:width="3.376cm" svg:height="0.962cm" svg:x="1.224cm" svg:y="5.139cm">
          <draw:text-box>
            <text:p text:style-name="P20"><text:span text:style-name="T17">N </text:span><text:span text:style-name="T17">× </text:span><text:span text:style-name="T17">N </text:span><text:span text:style-name="T17">gri</text:span><text:span text:style-name="T17">d</text:span></text:p>
          </draw:text-box>
        </draw:frame>
        <draw:frame draw:name="文字方塊 3" draw:style-name="gr60" draw:text-style-name="P17" draw:layer="layout" svg:width="2.407cm" svg:height="1.17cm" svg:x="9.993cm" svg:y="5cm">
          <draw:text-box>
            <text:p text:style-name="P20"><text:span text:style-name="T19">小</text:span><text:span text:style-name="T19">物</text:span><text:span text:style-name="T19">體</text:span></text:p>
          </draw:text-box>
        </draw:frame>
        <draw:custom-shape draw:name="直線接點 4" draw:style-name="gr61" draw:text-style-name="P17" draw:layer="layout" svg:width="0.001cm" svg:height="6.83cm" svg:x="11.2cm" svg:y="6.17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文字方塊 5" draw:style-name="gr60" draw:text-style-name="P17" draw:layer="layout" svg:width="2.407cm" svg:height="1.17cm" svg:x="9.993cm" svg:y="13cm">
          <draw:text-box>
            <text:p text:style-name="P20"><text:span text:style-name="T19">大</text:span><text:span text:style-name="T19">物</text:span><text:span text:style-name="T19">體</text:span></text:p>
          </draw:text-box>
        </draw:frame>
        <draw:frame draw:name="文字方塊 6" draw:style-name="gr62" draw:text-style-name="P17" draw:layer="layout" svg:width="1.874cm" svg:height="0.962cm" svg:x="25.8cm" svg:y="4.4cm">
          <draw:text-box>
            <text:p text:style-name="P20"><text:span text:style-name="T20">bb</text:span><text:span text:style-name="T20">ox</text:span></text:p>
          </draw:text-box>
        </draw:frame>
        <draw:custom-shape draw:name="直線接點 7" draw:style-name="gr63" draw:text-style-name="P17" draw:layer="layout" svg:width="2.4cm" svg:height="2.638cm" svg:x="26.8cm" svg:y="5.362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直線接點 8" draw:style-name="gr64" draw:text-style-name="P17" draw:layer="layout" svg:width="1.2cm" svg:height="2.638cm" svg:x="29cm" svg:y="5.362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文字方塊 9" draw:style-name="gr65" draw:text-style-name="P17" draw:layer="layout" svg:width="3.563cm" svg:height="0.962cm" svg:x="28cm" svg:y="4.4cm">
          <draw:text-box>
            <text:p text:style-name="P20"><text:span text:style-name="T20">co</text:span><text:span text:style-name="T20">nfi</text:span><text:span text:style-name="T20">de</text:span><text:span text:style-name="T20">nc</text:span><text:span text:style-name="T20">e</text:span></text:p>
          </draw:text-box>
        </draw:frame>
        <draw:custom-shape draw:name="直線接點 10" draw:style-name="gr66" draw:text-style-name="P17" draw:layer="layout" svg:width="0.6cm" svg:height="4.2cm" svg:x="31.6cm" svg:y="3.8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文字方塊 11" draw:style-name="gr67" draw:text-style-name="P17" draw:layer="layout" svg:width="5.578cm" svg:height="0.962cm" svg:x="28cm" svg:y="2.6cm">
          <draw:text-box>
            <text:p text:style-name="P20"><text:span text:style-name="T20">80 </text:span><text:span text:style-name="T20">cla</text:span><text:span text:style-name="T20">ss </text:span><text:span text:style-name="T20">in </text:span><text:span text:style-name="T20">C</text:span><text:span text:style-name="T20">O</text:span><text:span text:style-name="T20">C</text:span><text:span text:style-name="T20">O</text:span></text:p>
          </draw:text-box>
        </draw:frame>
        <presentation:notes draw:style-name="dp3">
          <draw:frame draw:name="投影片編號版面配置區 6" draw:style-name="gr58" draw:text-style-name="P2" draw:layer="layout" svg:width="9.113cm" svg:height="1.484cm" svg:x="11.886cm" svg:y="28.215cm">
            <draw:text-box>
              <text:p text:style-name="P18"><text:span text:style-name="T18"><text:page-number>&lt;編號&gt;</text:page-number></text:span></text:p>
            </draw:text-box>
          </draw:frame>
          <draw:page-thumbnail draw:name="投影片影像版面配置區 1" draw:style-name="gr12" draw:layer="layout" svg:width="19.798cm" svg:height="11.136cm" svg:x="0.6cm" svg:y="2.257cm" draw:page-number="8" presentation:class="page"/>
          <draw:frame draw:name="備忘稿版面配置區 2"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aster1-Layout7-blank-空白">
        <draw:custom-shape draw:style-name="gr68" draw:text-style-name="P21" draw:layer="layout" svg:width="5.6cm" svg:height="0.2cm" svg:x="0.8cm" svg:y="18.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5.6cm" svg:height="0.2cm" svg:x="0.8cm" svg:y="18.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5.6cm" svg:height="0.2cm" svg:x="0.8cm" svg:y="18.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5.6cm" svg:height="1.2cm" svg:x="0.8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2" draw:layer="layout" svg:width="5.2cm" svg:height="1.2cm" svg:x="1cm" svg:y="12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2" draw:layer="layout" svg:width="4.8cm" svg:height="1.2cm" svg:x="1.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2" draw:layer="layout" svg:width="4.4cm" svg:height="1.2cm" svg:x="1.4cm" svg:y="6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2" xml:id="id10" draw:id="id10" draw:layer="layout" svg:width="3.8cm" svg:height="1.2cm" svg:x="1.6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3" draw:layer="layout" svg:width="1.294cm" svg:height="1.17cm" svg:x="2.906cm" svg:y="15.9cm">
          <draw:text-box>
            <text:p><text:span text:style-name="T21">C1</text:span></text:p>
          </draw:text-box>
        </draw:frame>
        <draw:frame draw:style-name="gr76" draw:text-style-name="P23" draw:layer="layout" svg:width="1.294cm" svg:height="1.17cm" svg:x="2.906cm" svg:y="12.7cm">
          <draw:text-box>
            <text:p><text:span text:style-name="T21">C2</text:span></text:p>
          </draw:text-box>
        </draw:frame>
        <draw:frame draw:style-name="gr76" draw:text-style-name="P23" draw:layer="layout" svg:width="1.294cm" svg:height="1.17cm" svg:x="2.906cm" svg:y="9.5cm">
          <draw:text-box>
            <text:p><text:span text:style-name="T21">C3</text:span></text:p>
          </draw:text-box>
        </draw:frame>
        <draw:frame draw:style-name="gr76" draw:text-style-name="P23" draw:layer="layout" svg:width="1.294cm" svg:height="1.17cm" svg:x="2.906cm" svg:y="6.3cm">
          <draw:text-box>
            <text:p><text:span text:style-name="T21">C4</text:span></text:p>
          </draw:text-box>
        </draw:frame>
        <draw:frame draw:style-name="gr76" draw:text-style-name="P23" draw:layer="layout" svg:width="1.294cm" svg:height="1.17cm" svg:x="2.906cm" svg:y="3.1cm">
          <draw:text-box>
            <text:p><text:span text:style-name="T21">C5</text:span></text:p>
          </draw:text-box>
        </draw:frame>
        <draw:custom-shape draw:style-name="gr77" draw:text-style-name="P24" xml:id="id12" draw:id="id12" draw:layer="layout" svg:width="5.2cm" svg:height="1.2cm" svg:x="7.6cm" svg:y="14.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4" xml:id="id14" draw:id="id14" draw:layer="layout" svg:width="4.8cm" svg:height="1.2cm" svg:x="7.8cm" svg:y="11.17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4" xml:id="id16" draw:id="id16" draw:layer="layout" svg:width="4.4cm" svg:height="1.2cm" svg:x="8cm" svg:y="7.85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4" xml:id="id18" draw:id="id18" draw:layer="layout" svg:width="4cm" svg:height="1.2cm" svg:x="8.2cm" svg:y="4.526cm">
          <text:p/>
          <draw:enhanced-geometry svg:viewBox="0 0 21600 21600" draw:type="rectangle" draw:enhanced-path="M 0 0 L 21600 0 21600 21600 0 21600 0 0 Z N"/>
        </draw:custom-shape>
        <draw:frame draw:style-name="gr81" draw:text-style-name="P23" draw:layer="layout" svg:width="1.298cm" svg:height="1.17cm" svg:x="9.506cm" svg:y="14.5cm">
          <draw:text-box>
            <text:p><text:span text:style-name="T21">P2</text:span></text:p>
          </draw:text-box>
        </draw:frame>
        <draw:frame draw:style-name="gr81" draw:text-style-name="P23" draw:layer="layout" svg:width="1.298cm" svg:height="1.17cm" svg:x="9.506cm" svg:y="11.175cm">
          <draw:text-box>
            <text:p><text:span text:style-name="T21">P3</text:span></text:p>
          </draw:text-box>
        </draw:frame>
        <draw:frame draw:style-name="gr81" draw:text-style-name="P23" draw:layer="layout" svg:width="1.298cm" svg:height="1.17cm" svg:x="9.506cm" svg:y="7.85cm">
          <draw:text-box>
            <text:p><text:span text:style-name="T21">P4</text:span></text:p>
          </draw:text-box>
        </draw:frame>
        <draw:frame draw:style-name="gr81" draw:text-style-name="P23" xml:id="id11" draw:id="id11" draw:layer="layout" svg:width="1.298cm" svg:height="1.17cm" svg:x="9.506cm" svg:y="4.525cm">
          <draw:text-box>
            <text:p><text:span text:style-name="T21">P5</text:span></text:p>
          </draw:text-box>
        </draw:frame>
        <draw:custom-shape draw:style-name="gr82" draw:text-style-name="P24" xml:id="id20" draw:id="id20" draw:layer="layout" svg:width="3.2cm" svg:height="1.2cm" svg:x="8.6cm" svg:y="1.2cm">
          <text:p/>
          <draw:enhanced-geometry svg:viewBox="0 0 21600 21600" draw:type="rectangle" draw:enhanced-path="M 0 0 L 21600 0 21600 21600 0 21600 0 0 Z N"/>
        </draw:custom-shape>
        <draw:frame draw:style-name="gr81" draw:text-style-name="P23" draw:layer="layout" svg:width="1.298cm" svg:height="1.17cm" svg:x="9.506cm" svg:y="1.2cm">
          <draw:text-box>
            <text:p><text:span text:style-name="T21">P6</text:span></text:p>
          </draw:text-box>
        </draw:frame>
        <draw:frame draw:style-name="gr83" draw:text-style-name="P26" xml:id="id13" draw:id="id13" draw:layer="layout" svg:width="3.224cm" svg:height="1.204cm" svg:x="16.976cm" svg:y="14.496cm">
          <draw:text-box>
            <text:p text:style-name="P25">ROI Align</text:p>
          </draw:text-box>
        </draw:frame>
        <draw:custom-shape draw:style-name="gr84" draw:text-style-name="P27" xml:id="id4" draw:id="id4" draw:layer="layout" svg:width="1.4cm" svg:height="0.8cm" draw:transform="rotate (-1.5707963267949) translate (22.4cm 14.4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27" draw:layer="layout" svg:width="1.4cm" svg:height="0.8cm" draw:transform="rotate (-1.5707963267949) translate (21.8cm 14.39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21" xml:id="id5" draw:id="id5" draw:layer="layout" svg:width="2cm" svg:height="0.6cm" svg:x="23.6cm" svg:y="13.9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27" xml:id="id6" draw:id="id6" draw:layer="layout" svg:width="1.6cm" svg:height="1cm" draw:transform="rotate (-1.5707963267949) translate (24.6cm 14.99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28" draw:layer="layout" svg:width="1.6cm" svg:height="1cm" draw:transform="rotate (-1.5707963267949) translate (26.4cm 15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1" draw:text-style-name="P26" xml:id="id8" draw:id="id8" draw:layer="layout" svg:width="2.043cm" svg:height="1.17cm" svg:x="27cm" svg:y="13.199cm">
          <draw:text-box>
            <text:p text:style-name="P25">Class</text:p>
          </draw:text-box>
        </draw:frame>
        <draw:frame draw:style-name="gr81" draw:text-style-name="P26" xml:id="id9" draw:id="id9" draw:layer="layout" svg:width="2.03cm" svg:height="1.17cm" svg:x="26.991cm" svg:y="14.161cm">
          <draw:text-box>
            <text:p text:style-name="P25">BBox</text:p>
          </draw:text-box>
        </draw:frame>
        <draw:frame draw:style-name="gr81" draw:text-style-name="P26" draw:layer="layout" svg:width="2.026cm" svg:height="1.17cm" svg:x="26.982cm" svg:y="15.299cm">
          <draw:text-box>
            <text:p text:style-name="P25">Mask</text:p>
          </draw:text-box>
        </draw:frame>
        <draw:line draw:style-name="gr88" draw:text-style-name="P29" draw:layer="layout" svg:x1="20.2cm" svg:y1="15.099cm" svg:x2="21cm" svg:y2="15.099cm">
          <text:p/>
        </draw:line>
        <draw:connector draw:style-name="gr88" draw:text-style-name="P29" draw:layer="layout" draw:line-skew="-0.4cm" svg:x1="22.4cm" svg:y1="15.1cm" svg:x2="23.6cm" svg:y2="14.374cm" draw:start-shape="id4" draw:start-glue-point="5" draw:end-shape="id5" draw:end-glue-point="6" svg:d="M22400 15100h200v-726h1000" svg:viewBox="0 0 1201 727">
          <text:p/>
        </draw:connector>
        <draw:connector draw:style-name="gr88" draw:text-style-name="P29" draw:layer="layout" draw:line-skew="-0.139cm" svg:x1="22.796cm" svg:y1="14.372cm" svg:x2="23.6cm" svg:y2="15.799cm" draw:end-shape="id6" draw:end-glue-point="8" svg:d="M22796 14372h4v1427h800" svg:viewBox="0 0 805 1428">
          <text:p/>
        </draw:connector>
        <draw:line draw:style-name="gr88" draw:text-style-name="P29" draw:layer="layout" svg:x1="24.7cm" svg:y1="15.799cm" svg:x2="25.5cm" svg:y2="15.799cm">
          <text:p/>
        </draw:line>
        <draw:line draw:style-name="gr89" draw:text-style-name="P29" xml:id="id7" draw:id="id7" draw:layer="layout" svg:x1="25.6cm" svg:y1="14.299cm" svg:x2="26.4cm" svg:y2="14.299cm">
          <text:p/>
        </draw:line>
        <draw:connector draw:style-name="gr88" draw:text-style-name="P30" draw:layer="layout" svg:x1="26.4cm" svg:y1="14.299cm" svg:x2="27cm" svg:y2="13.784cm" draw:start-shape="id7" draw:start-glue-point="1" draw:end-shape="id8" draw:end-glue-point="3" svg:d="M26400 14299v-515h600" svg:viewBox="0 0 601 516">
          <text:p/>
        </draw:connector>
        <draw:connector draw:style-name="gr88" draw:text-style-name="P30" draw:layer="layout" svg:x1="26.4cm" svg:y1="14.299cm" svg:x2="26.991cm" svg:y2="14.746cm" draw:start-shape="id7" draw:start-glue-point="1" draw:end-shape="id9" draw:end-glue-point="3" svg:d="M26400 14299v447h591" svg:viewBox="0 0 592 448">
          <text:p/>
        </draw:connector>
        <draw:line draw:style-name="gr88" draw:text-style-name="P29" draw:layer="layout" svg:x1="3.6cm" svg:y1="18.47cm" svg:x2="3.6cm" svg:y2="17.07cm">
          <text:p/>
        </draw:line>
        <draw:line draw:style-name="gr88" draw:text-style-name="P29" draw:layer="layout" svg:x1="3.6cm" svg:y1="15.9cm" svg:x2="3.6cm" svg:y2="13.902cm">
          <text:p/>
        </draw:line>
        <draw:line draw:style-name="gr88" draw:text-style-name="P29" draw:layer="layout" svg:x1="3.6cm" svg:y1="12.702cm" svg:x2="3.6cm" svg:y2="10.704cm">
          <text:p/>
        </draw:line>
        <draw:line draw:style-name="gr88" draw:text-style-name="P29" draw:layer="layout" svg:x1="3.6cm" svg:y1="9.468cm" svg:x2="3.6cm" svg:y2="7.47cm">
          <text:p/>
        </draw:line>
        <draw:line draw:style-name="gr88" draw:text-style-name="P29" draw:layer="layout" svg:x1="3.6cm" svg:y1="6.301cm" svg:x2="3.6cm" svg:y2="4.303cm">
          <text:p/>
        </draw:line>
        <draw:connector draw:style-name="gr88" draw:text-style-name="P29" draw:layer="layout" svg:x1="5.4cm" svg:y1="3.7cm" svg:x2="10.155cm" svg:y2="4.525cm" draw:start-shape="id10" draw:start-glue-point="1" draw:end-shape="id11" draw:end-glue-point="0" svg:d="M5400 3700h4755v825" svg:viewBox="0 0 4756 826">
          <text:p/>
        </draw:connector>
        <draw:line draw:style-name="gr88" draw:text-style-name="P29" draw:layer="layout" svg:x1="10.804cm" svg:y1="4.525cm" svg:x2="10.804cm" svg:y2="2.4cm">
          <text:p/>
        </draw:line>
        <draw:line draw:style-name="gr88" draw:text-style-name="P29" draw:layer="layout" svg:x1="10.2cm" svg:y1="5.726cm" svg:x2="10.2cm" svg:y2="7.851cm">
          <text:p/>
        </draw:line>
        <draw:line draw:style-name="gr88" draw:text-style-name="P29" draw:layer="layout" svg:x1="10.2cm" svg:y1="9.052cm" svg:x2="10.2cm" svg:y2="11.177cm">
          <text:p/>
        </draw:line>
        <draw:line draw:style-name="gr88" draw:text-style-name="P29" draw:layer="layout" svg:x1="10.2cm" svg:y1="12.377cm" svg:x2="10.2cm" svg:y2="14.502cm">
          <text:p/>
        </draw:line>
        <draw:custom-shape draw:style-name="gr90" draw:text-style-name="P21" draw:layer="layout" svg:width="1cm" svg:height="1cm" svg:x="9.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31" draw:layer="layout" svg:width="0.875cm" svg:height="0.962cm" svg:x="9.76cm" svg:y="6.22cm">
          <draw:text-box>
            <text:p>+</text:p>
          </draw:text-box>
        </draw:frame>
        <draw:line draw:style-name="gr88" draw:text-style-name="P29" draw:layer="layout" svg:x1="5.8cm" svg:y1="6.8cm" svg:x2="9.7cm" svg:y2="6.8cm">
          <text:p/>
        </draw:line>
        <draw:custom-shape draw:style-name="gr91" draw:text-style-name="P21" draw:layer="layout" svg:width="1cm" svg:height="1cm" svg:x="9.7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31" draw:layer="layout" svg:width="0.875cm" svg:height="0.962cm" svg:x="9.76cm" svg:y="9.521cm">
          <draw:text-box>
            <text:p>+</text:p>
          </draw:text-box>
        </draw:frame>
        <draw:line draw:style-name="gr88" draw:text-style-name="P29" draw:layer="layout" svg:x1="6cm" svg:y1="10.101cm" svg:x2="9.7cm" svg:y2="10.101cm">
          <text:p/>
        </draw:line>
        <draw:custom-shape draw:style-name="gr91" draw:text-style-name="P21" draw:layer="layout" svg:width="1cm" svg:height="1cm" svg:x="9.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31" draw:layer="layout" svg:width="0.875cm" svg:height="0.962cm" svg:x="9.76cm" svg:y="12.82cm">
          <draw:text-box>
            <text:p>+</text:p>
          </draw:text-box>
        </draw:frame>
        <draw:line draw:style-name="gr88" draw:text-style-name="P29" draw:layer="layout" svg:x1="6.2cm" svg:y1="13.3cm" svg:x2="9.7cm" svg:y2="13.3cm">
          <text:p/>
        </draw:line>
        <draw:line draw:style-name="gr88" draw:text-style-name="P29" draw:layer="layout" svg:x1="12.8cm" svg:y1="15.1cm" svg:x2="13.8cm" svg:y2="13.6cm">
          <text:p/>
        </draw:line>
        <draw:line draw:style-name="gr88" draw:text-style-name="P29" draw:layer="layout" svg:x1="15.6cm" svg:y1="13.6cm" svg:x2="16.976cm" svg:y2="15.098cm">
          <text:p/>
        </draw:line>
        <draw:connector draw:style-name="gr88" draw:text-style-name="P29" draw:layer="layout" draw:type="line" svg:x1="12.8cm" svg:y1="15.1cm" svg:x2="16.976cm" svg:y2="15.098cm" draw:start-shape="id12" draw:end-shape="id13" draw:end-glue-point="3" svg:d="M12800 15100l4176-2" svg:viewBox="0 0 4177 3">
          <text:p/>
        </draw:connector>
        <draw:frame draw:style-name="gr81" draw:text-style-name="P26" draw:layer="layout" svg:width="4.075cm" svg:height="1.17cm" svg:x="6.349cm" svg:y="18.3cm">
          <draw:text-box>
            <text:p text:style-name="P25"><text:span text:style-name="T22">Input Image</text:span></text:p>
          </draw:text-box>
        </draw:frame>
        <draw:frame draw:style-name="gr92" draw:text-style-name="P33" draw:layer="layout" svg:width="5.6cm" svg:height="1.17cm" draw:transform="rotate (1.5707963267949) translate (-0.562cm 12.724cm)">
          <draw:text-box>
            <text:p text:style-name="P32"><text:span text:style-name="T22">ResNet/</text:span><text:span text:style-name="T22">ResNext</text:span></text:p>
          </draw:text-box>
        </draw:frame>
        <draw:frame draw:style-name="gr81" draw:text-style-name="P35" draw:layer="layout" svg:width="1.772cm" svg:height="1.17cm" svg:x="9.3cm" svg:y="16.23cm">
          <draw:text-box>
            <text:p text:style-name="P34"><text:span text:style-name="T23">FPN</text:span></text:p>
          </draw:text-box>
        </draw:frame>
        <draw:frame draw:style-name="gr81" draw:text-style-name="P37" draw:layer="layout" svg:width="1.759cm" svg:height="1.17cm" svg:x="24.1cm" svg:y="16.63cm">
          <draw:text-box>
            <text:p text:style-name="P36"><text:span text:style-name="T24">FCN</text:span></text:p>
          </draw:text-box>
        </draw:frame>
        <draw:frame draw:style-name="gr83" draw:text-style-name="P26" draw:layer="layout" svg:width="1.798cm" svg:height="1.204cm" svg:x="13.8cm" svg:y="12.996cm">
          <draw:text-box>
            <text:p text:style-name="P25">RPN</text:p>
          </draw:text-box>
        </draw:frame>
        <draw:frame draw:style-name="gr83" draw:text-style-name="P26" xml:id="id15" draw:id="id15" draw:layer="layout" svg:width="3.224cm" svg:height="1.204cm" svg:x="16.976cm" svg:y="11.18cm">
          <draw:text-box>
            <text:p text:style-name="P25">ROI Align</text:p>
          </draw:text-box>
        </draw:frame>
        <draw:line draw:style-name="gr88" draw:text-style-name="P29" draw:layer="layout" svg:x1="12.6cm" svg:y1="11.777cm" svg:x2="13.8cm" svg:y2="10.3cm">
          <text:p/>
        </draw:line>
        <draw:line draw:style-name="gr88" draw:text-style-name="P29" draw:layer="layout" svg:x1="15.6cm" svg:y1="10.3cm" svg:x2="16.976cm" svg:y2="11.798cm">
          <text:p/>
        </draw:line>
        <draw:connector draw:style-name="gr88" draw:text-style-name="P29" draw:layer="layout" draw:type="line" svg:x1="12.6cm" svg:y1="11.777cm" svg:x2="16.976cm" svg:y2="11.782cm" draw:start-shape="id14" draw:end-shape="id15" draw:end-glue-point="3" svg:d="M12600 11777l4376 5" svg:viewBox="0 0 4377 6">
          <text:p/>
        </draw:connector>
        <draw:frame draw:style-name="gr83" draw:text-style-name="P26" draw:layer="layout" svg:width="1.798cm" svg:height="1.204cm" svg:x="13.8cm" svg:y="9.696cm">
          <draw:text-box>
            <text:p text:style-name="P25">RPN</text:p>
          </draw:text-box>
        </draw:frame>
        <draw:frame draw:style-name="gr83" draw:text-style-name="P26" xml:id="id17" draw:id="id17" draw:layer="layout" svg:width="3.224cm" svg:height="1.204cm" svg:x="16.976cm" svg:y="7.85cm">
          <draw:text-box>
            <text:p text:style-name="P25">ROI Align</text:p>
          </draw:text-box>
        </draw:frame>
        <draw:line draw:style-name="gr88" draw:text-style-name="P29" draw:layer="layout" svg:x1="12.4cm" svg:y1="8.451cm" svg:x2="13.8cm" svg:y2="7.004cm">
          <text:p/>
        </draw:line>
        <draw:line draw:style-name="gr88" draw:text-style-name="P29" draw:layer="layout" svg:x1="15.6cm" svg:y1="7.004cm" svg:x2="16.976cm" svg:y2="8.502cm">
          <text:p/>
        </draw:line>
        <draw:connector draw:style-name="gr88" draw:text-style-name="P29" draw:layer="layout" draw:type="line" svg:x1="12.4cm" svg:y1="8.451cm" svg:x2="16.976cm" svg:y2="8.452cm" draw:start-shape="id16" draw:start-glue-point="1" draw:end-shape="id17" svg:d="M12400 8451l4576 1" svg:viewBox="0 0 4577 2">
          <text:p/>
        </draw:connector>
        <draw:frame draw:style-name="gr83" draw:text-style-name="P26" draw:layer="layout" svg:width="1.798cm" svg:height="1.204cm" svg:x="13.8cm" svg:y="6.4cm">
          <draw:text-box>
            <text:p text:style-name="P25">RPN</text:p>
          </draw:text-box>
        </draw:frame>
        <draw:frame draw:style-name="gr83" draw:text-style-name="P26" xml:id="id19" draw:id="id19" draw:layer="layout" svg:width="3.224cm" svg:height="1.204cm" svg:x="16.976cm" svg:y="4.53cm">
          <draw:text-box>
            <text:p text:style-name="P25">ROI Align</text:p>
          </draw:text-box>
        </draw:frame>
        <draw:line draw:style-name="gr88" draw:text-style-name="P29" draw:layer="layout" svg:x1="12.2cm" svg:y1="5.126cm" svg:x2="13.8cm" svg:y2="3.75cm">
          <text:p/>
        </draw:line>
        <draw:line draw:style-name="gr88" draw:text-style-name="P29" draw:layer="layout" svg:x1="15.6cm" svg:y1="3.75cm" svg:x2="16.976cm" svg:y2="5.132cm">
          <text:p/>
        </draw:line>
        <draw:connector draw:style-name="gr88" draw:text-style-name="P29" draw:layer="layout" draw:type="line" svg:x1="12.2cm" svg:y1="5.126cm" svg:x2="16.976cm" svg:y2="5.132cm" draw:start-shape="id18" draw:start-glue-point="1" draw:end-shape="id19" svg:d="M12200 5126l4776 6" svg:viewBox="0 0 4777 7">
          <text:p/>
        </draw:connector>
        <draw:frame draw:style-name="gr83" draw:text-style-name="P26" draw:layer="layout" svg:width="1.798cm" svg:height="1.204cm" svg:x="13.8cm" svg:y="3.146cm">
          <draw:text-box>
            <text:p text:style-name="P25">RPN</text:p>
          </draw:text-box>
        </draw:frame>
        <draw:frame draw:style-name="gr83" draw:text-style-name="P26" xml:id="id21" draw:id="id21" draw:layer="layout" svg:width="3.224cm" svg:height="1.204cm" svg:x="16.976cm" svg:y="1.2cm">
          <draw:text-box>
            <text:p text:style-name="P25">ROI Align</text:p>
          </draw:text-box>
        </draw:frame>
        <draw:line draw:style-name="gr88" draw:text-style-name="P29" draw:layer="layout" svg:x1="11.8cm" svg:y1="1.802cm" svg:x2="13.8cm" svg:y2="0.404cm">
          <text:p/>
        </draw:line>
        <draw:line draw:style-name="gr88" draw:text-style-name="P29" draw:layer="layout" svg:x1="15.6cm" svg:y1="0.404cm" svg:x2="16.976cm" svg:y2="1.786cm">
          <text:p/>
        </draw:line>
        <draw:connector draw:style-name="gr88" draw:text-style-name="P29" draw:layer="layout" draw:type="line" svg:x1="11.8cm" svg:y1="1.8cm" svg:x2="16.976cm" svg:y2="1.802cm" draw:start-shape="id20" draw:start-glue-point="1" draw:end-shape="id21" svg:d="M11800 1800l5176 2" svg:viewBox="0 0 5177 3">
          <text:p/>
        </draw:connector>
        <draw:frame draw:style-name="gr83" draw:text-style-name="P26" draw:layer="layout" svg:width="1.798cm" svg:height="1.204cm" svg:x="13.8cm" svg:y="-0.2cm">
          <draw:text-box>
            <text:p text:style-name="P25">RPN</text:p>
          </draw:text-box>
        </draw:frame>
        <draw:custom-shape draw:style-name="gr84" draw:text-style-name="P27" xml:id="id22" draw:id="id22" draw:layer="layout" svg:width="1.4cm" svg:height="0.8cm" draw:transform="rotate (-1.5707963267949) translate (22.41cm 11.10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27" draw:layer="layout" svg:width="1.4cm" svg:height="0.8cm" draw:transform="rotate (-1.5707963267949) translate (21.81cm 11.108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21" xml:id="id23" draw:id="id23" draw:layer="layout" svg:width="2cm" svg:height="0.6cm" svg:x="23.61cm" svg:y="10.7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27" xml:id="id24" draw:id="id24" draw:layer="layout" svg:width="1.6cm" svg:height="1cm" draw:transform="rotate (-1.5707963267949) translate (24.61cm 11.708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28" draw:layer="layout" svg:width="1.6cm" svg:height="1cm" draw:transform="rotate (-1.5707963267949) translate (26.41cm 11.70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1" draw:text-style-name="P26" xml:id="id26" draw:id="id26" draw:layer="layout" svg:width="2.043cm" svg:height="1.17cm" svg:x="27.01cm" svg:y="9.908cm">
          <draw:text-box>
            <text:p text:style-name="P25">Class</text:p>
          </draw:text-box>
        </draw:frame>
        <draw:frame draw:style-name="gr81" draw:text-style-name="P26" xml:id="id27" draw:id="id27" draw:layer="layout" svg:width="2.03cm" svg:height="1.17cm" svg:x="27.001cm" svg:y="10.87cm">
          <draw:text-box>
            <text:p text:style-name="P25">BBox</text:p>
          </draw:text-box>
        </draw:frame>
        <draw:frame draw:style-name="gr81" draw:text-style-name="P26" draw:layer="layout" svg:width="2.026cm" svg:height="1.17cm" svg:x="26.992cm" svg:y="12.008cm">
          <draw:text-box>
            <text:p text:style-name="P25">Mask</text:p>
          </draw:text-box>
        </draw:frame>
        <draw:line draw:style-name="gr88" draw:text-style-name="P29" draw:layer="layout" svg:x1="20.21cm" svg:y1="11.808cm" svg:x2="21.01cm" svg:y2="11.808cm">
          <text:p/>
        </draw:line>
        <draw:connector draw:style-name="gr88" draw:text-style-name="P29" draw:layer="layout" draw:line-skew="-0.4cm" svg:x1="22.41cm" svg:y1="11.809cm" svg:x2="23.61cm" svg:y2="11.083cm" draw:start-shape="id22" draw:start-glue-point="5" draw:end-shape="id23" draw:end-glue-point="6" svg:d="M22410 11809h200v-726h1000" svg:viewBox="0 0 1201 727">
          <text:p/>
        </draw:connector>
        <draw:connector draw:style-name="gr88" draw:text-style-name="P29" draw:layer="layout" draw:line-skew="-0.139cm" svg:x1="22.806cm" svg:y1="11.081cm" svg:x2="23.61cm" svg:y2="12.508cm" draw:end-shape="id24" draw:end-glue-point="8" svg:d="M22806 11081h4v1427h800" svg:viewBox="0 0 805 1428">
          <text:p/>
        </draw:connector>
        <draw:line draw:style-name="gr88" draw:text-style-name="P29" draw:layer="layout" svg:x1="24.71cm" svg:y1="12.508cm" svg:x2="25.51cm" svg:y2="12.508cm">
          <text:p/>
        </draw:line>
        <draw:line draw:style-name="gr89" draw:text-style-name="P29" xml:id="id25" draw:id="id25" draw:layer="layout" svg:x1="25.61cm" svg:y1="11.008cm" svg:x2="26.41cm" svg:y2="11.008cm">
          <text:p/>
        </draw:line>
        <draw:connector draw:style-name="gr88" draw:text-style-name="P30" draw:layer="layout" svg:x1="26.41cm" svg:y1="11.008cm" svg:x2="27.01cm" svg:y2="10.493cm" draw:start-shape="id25" draw:start-glue-point="1" draw:end-shape="id26" draw:end-glue-point="3" svg:d="M26410 11008v-515h600" svg:viewBox="0 0 601 516">
          <text:p/>
        </draw:connector>
        <draw:connector draw:style-name="gr88" draw:text-style-name="P30" draw:layer="layout" svg:x1="26.41cm" svg:y1="11.008cm" svg:x2="27.001cm" svg:y2="11.455cm" draw:start-shape="id25" draw:start-glue-point="1" draw:end-shape="id27" draw:end-glue-point="3" svg:d="M26410 11008v447h591" svg:viewBox="0 0 592 448">
          <text:p/>
        </draw:connector>
        <draw:custom-shape draw:style-name="gr84" draw:text-style-name="P27" xml:id="id28" draw:id="id28" draw:layer="layout" svg:width="1.4cm" svg:height="0.8cm" draw:transform="rotate (-1.5707963267949) translate (22.42cm 7.8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27" draw:layer="layout" svg:width="1.4cm" svg:height="0.8cm" draw:transform="rotate (-1.5707963267949) translate (21.82cm 7.79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21" xml:id="id29" draw:id="id29" draw:layer="layout" svg:width="2cm" svg:height="0.6cm" svg:x="23.62cm" svg:y="7.3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27" xml:id="id30" draw:id="id30" draw:layer="layout" svg:width="1.6cm" svg:height="1cm" draw:transform="rotate (-1.5707963267949) translate (24.62cm 8.39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28" draw:layer="layout" svg:width="1.6cm" svg:height="1cm" draw:transform="rotate (-1.5707963267949) translate (26.42cm 8.4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1" draw:text-style-name="P26" xml:id="id32" draw:id="id32" draw:layer="layout" svg:width="2.043cm" svg:height="1.17cm" svg:x="27.02cm" svg:y="6.599cm">
          <draw:text-box>
            <text:p text:style-name="P25">Class</text:p>
          </draw:text-box>
        </draw:frame>
        <draw:frame draw:style-name="gr81" draw:text-style-name="P26" xml:id="id33" draw:id="id33" draw:layer="layout" svg:width="2.03cm" svg:height="1.17cm" svg:x="27.011cm" svg:y="7.561cm">
          <draw:text-box>
            <text:p text:style-name="P25">BBox</text:p>
          </draw:text-box>
        </draw:frame>
        <draw:frame draw:style-name="gr81" draw:text-style-name="P26" draw:layer="layout" svg:width="2.026cm" svg:height="1.17cm" svg:x="27.002cm" svg:y="8.699cm">
          <draw:text-box>
            <text:p text:style-name="P25">Mask</text:p>
          </draw:text-box>
        </draw:frame>
        <draw:line draw:style-name="gr88" draw:text-style-name="P29" draw:layer="layout" svg:x1="20.22cm" svg:y1="8.499cm" svg:x2="21.02cm" svg:y2="8.499cm">
          <text:p/>
        </draw:line>
        <draw:connector draw:style-name="gr88" draw:text-style-name="P29" draw:layer="layout" draw:line-skew="-0.4cm" svg:x1="22.42cm" svg:y1="8.5cm" svg:x2="23.62cm" svg:y2="7.774cm" draw:start-shape="id28" draw:start-glue-point="5" draw:end-shape="id29" draw:end-glue-point="6" svg:d="M22420 8500h200v-726h1000" svg:viewBox="0 0 1201 727">
          <text:p/>
        </draw:connector>
        <draw:connector draw:style-name="gr88" draw:text-style-name="P29" draw:layer="layout" draw:line-skew="-0.139cm" svg:x1="22.816cm" svg:y1="7.772cm" svg:x2="23.62cm" svg:y2="9.199cm" draw:end-shape="id30" draw:end-glue-point="8" svg:d="M22816 7772h4v1427h800" svg:viewBox="0 0 805 1428">
          <text:p/>
        </draw:connector>
        <draw:line draw:style-name="gr88" draw:text-style-name="P29" draw:layer="layout" svg:x1="24.72cm" svg:y1="9.199cm" svg:x2="25.52cm" svg:y2="9.199cm">
          <text:p/>
        </draw:line>
        <draw:line draw:style-name="gr89" draw:text-style-name="P29" xml:id="id31" draw:id="id31" draw:layer="layout" svg:x1="25.62cm" svg:y1="7.699cm" svg:x2="26.42cm" svg:y2="7.699cm">
          <text:p/>
        </draw:line>
        <draw:connector draw:style-name="gr88" draw:text-style-name="P30" draw:layer="layout" svg:x1="26.42cm" svg:y1="7.699cm" svg:x2="27.02cm" svg:y2="7.184cm" draw:start-shape="id31" draw:start-glue-point="1" draw:end-shape="id32" draw:end-glue-point="3" svg:d="M26420 7699v-515h600" svg:viewBox="0 0 601 516">
          <text:p/>
        </draw:connector>
        <draw:connector draw:style-name="gr88" draw:text-style-name="P30" draw:layer="layout" svg:x1="26.42cm" svg:y1="7.699cm" svg:x2="27.011cm" svg:y2="8.146cm" draw:start-shape="id31" draw:start-glue-point="1" draw:end-shape="id33" draw:end-glue-point="3" svg:d="M26420 7699v447h591" svg:viewBox="0 0 592 448">
          <text:p/>
        </draw:connector>
        <draw:custom-shape draw:style-name="gr84" draw:text-style-name="P27" xml:id="id34" draw:id="id34" draw:layer="layout" svg:width="1.4cm" svg:height="0.8cm" draw:transform="rotate (-1.5707963267949) translate (22.42cm 4.40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4" draw:text-style-name="P27" draw:layer="layout" svg:width="1.4cm" svg:height="0.8cm" draw:transform="rotate (-1.5707963267949) translate (21.82cm 4.408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21" xml:id="id35" draw:id="id35" draw:layer="layout" svg:width="2cm" svg:height="0.6cm" svg:x="23.62cm" svg:y="4.0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27" xml:id="id36" draw:id="id36" draw:layer="layout" svg:width="1.6cm" svg:height="1cm" draw:transform="rotate (-1.5707963267949) translate (24.62cm 5.008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7" draw:text-style-name="P28" draw:layer="layout" svg:width="1.6cm" svg:height="1cm" draw:transform="rotate (-1.5707963267949) translate (26.42cm 5.00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1" draw:text-style-name="P26" xml:id="id38" draw:id="id38" draw:layer="layout" svg:width="2.043cm" svg:height="1.17cm" svg:x="27.02cm" svg:y="3.208cm">
          <draw:text-box>
            <text:p text:style-name="P25">Class</text:p>
          </draw:text-box>
        </draw:frame>
        <draw:frame draw:style-name="gr81" draw:text-style-name="P26" xml:id="id39" draw:id="id39" draw:layer="layout" svg:width="2.03cm" svg:height="1.17cm" svg:x="27.011cm" svg:y="4.17cm">
          <draw:text-box>
            <text:p text:style-name="P25">BBox</text:p>
          </draw:text-box>
        </draw:frame>
        <draw:frame draw:style-name="gr81" draw:text-style-name="P26" draw:layer="layout" svg:width="2.026cm" svg:height="1.17cm" svg:x="27.002cm" svg:y="5.308cm">
          <draw:text-box>
            <text:p text:style-name="P25">Mask</text:p>
          </draw:text-box>
        </draw:frame>
        <draw:line draw:style-name="gr88" draw:text-style-name="P29" draw:layer="layout" svg:x1="20.22cm" svg:y1="5.108cm" svg:x2="21.02cm" svg:y2="5.108cm">
          <text:p/>
        </draw:line>
        <draw:connector draw:style-name="gr88" draw:text-style-name="P29" draw:layer="layout" draw:line-skew="-0.4cm" svg:x1="22.42cm" svg:y1="5.109cm" svg:x2="23.62cm" svg:y2="4.383cm" draw:start-shape="id34" draw:start-glue-point="5" draw:end-shape="id35" draw:end-glue-point="6" svg:d="M22420 5109h200v-726h1000" svg:viewBox="0 0 1201 727">
          <text:p/>
        </draw:connector>
        <draw:connector draw:style-name="gr88" draw:text-style-name="P29" draw:layer="layout" draw:line-skew="-0.139cm" svg:x1="22.816cm" svg:y1="4.381cm" svg:x2="23.62cm" svg:y2="5.808cm" draw:end-shape="id36" draw:end-glue-point="8" svg:d="M22816 4381h4v1427h800" svg:viewBox="0 0 805 1428">
          <text:p/>
        </draw:connector>
        <draw:line draw:style-name="gr88" draw:text-style-name="P29" draw:layer="layout" svg:x1="24.72cm" svg:y1="5.808cm" svg:x2="25.52cm" svg:y2="5.808cm">
          <text:p/>
        </draw:line>
        <draw:line draw:style-name="gr89" draw:text-style-name="P29" xml:id="id37" draw:id="id37" draw:layer="layout" svg:x1="25.62cm" svg:y1="4.308cm" svg:x2="26.42cm" svg:y2="4.308cm">
          <text:p/>
        </draw:line>
        <draw:connector draw:style-name="gr88" draw:text-style-name="P30" draw:layer="layout" svg:x1="26.42cm" svg:y1="4.308cm" svg:x2="27.02cm" svg:y2="3.793cm" draw:start-shape="id37" draw:start-glue-point="1" draw:end-shape="id38" draw:end-glue-point="3" svg:d="M26420 4308v-515h600" svg:viewBox="0 0 601 516">
          <text:p/>
        </draw:connector>
        <draw:connector draw:style-name="gr88" draw:text-style-name="P30" draw:layer="layout" svg:x1="26.42cm" svg:y1="4.308cm" svg:x2="27.011cm" svg:y2="4.755cm" draw:start-shape="id37" draw:start-glue-point="1" draw:end-shape="id39" draw:end-glue-point="3" svg:d="M26420 4308v447h591" svg:viewBox="0 0 592 448">
          <text:p/>
        </draw:connector>
        <presentation:notes draw:style-name="dp3">
          <draw:page-thumbnail draw:style-name="gr12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aster1-Layout7-blank-空白">
        <draw:connector draw:style-name="gr93" draw:text-style-name="P29" draw:layer="layout" draw:type="line" svg:x1="10.7cm" svg:y1="4.226cm" svg:x2="10.7cm" svg:y2="7.151cm" draw:start-shape="id40" draw:start-glue-point="2" draw:end-shape="id41" svg:d="M10700 4226v2925" svg:viewBox="0 0 1 2926">
          <text:p/>
        </draw:connector>
        <draw:custom-shape draw:style-name="gr94" draw:text-style-name="P21" xml:id="id48" draw:id="id48" draw:layer="layout" svg:width="5.6cm" svg:height="0.2cm" svg:x="1.29cm" svg:y="18.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1" draw:layer="layout" svg:width="5.6cm" svg:height="0.2cm" svg:x="1.29cm" svg:y="18.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1" draw:layer="layout" svg:width="5.6cm" svg:height="0.2cm" svg:x="1.29cm" svg:y="18.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xml:id="id49" draw:id="id49" draw:layer="layout" svg:width="5.6cm" svg:height="1.2cm" svg:x="1.3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2" xml:id="id50" draw:id="id50" draw:layer="layout" svg:width="5.2cm" svg:height="1.2cm" svg:x="1.5cm" svg:y="12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2" xml:id="id51" draw:id="id51" draw:layer="layout" svg:width="4.8cm" svg:height="1.2cm" svg:x="1.7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2" xml:id="id44" draw:id="id44" draw:layer="layout" svg:width="4.4cm" svg:height="1.2cm" svg:x="1.9cm" svg:y="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2" xml:id="id42" draw:id="id42" draw:layer="layout" svg:width="3.8cm" svg:height="1.2cm" svg:x="2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3" draw:layer="layout" svg:width="1.294cm" svg:height="1.17cm" svg:x="3.406cm" svg:y="16cm">
          <draw:text-box>
            <text:p><text:span text:style-name="T21">C1</text:span></text:p>
          </draw:text-box>
        </draw:frame>
        <draw:frame draw:style-name="gr76" draw:text-style-name="P23" draw:layer="layout" svg:width="1.294cm" svg:height="1.17cm" svg:x="3.406cm" svg:y="12.45cm">
          <draw:text-box>
            <text:p><text:span text:style-name="T21">C2</text:span></text:p>
          </draw:text-box>
        </draw:frame>
        <draw:frame draw:style-name="gr76" draw:text-style-name="P23" draw:layer="layout" svg:width="1.294cm" svg:height="1.17cm" svg:x="3.406cm" svg:y="8.9cm">
          <draw:text-box>
            <text:p><text:span text:style-name="T21">C3</text:span></text:p>
          </draw:text-box>
        </draw:frame>
        <draw:frame draw:style-name="gr76" draw:text-style-name="P23" draw:layer="layout" svg:width="1.294cm" svg:height="1.17cm" svg:x="3.406cm" svg:y="5.35cm">
          <draw:text-box>
            <text:p><text:span text:style-name="T21">C4</text:span></text:p>
          </draw:text-box>
        </draw:frame>
        <draw:frame draw:style-name="gr76" draw:text-style-name="P23" draw:layer="layout" svg:width="1.294cm" svg:height="1.17cm" svg:x="3.406cm" svg:y="1.8cm">
          <draw:text-box>
            <text:p><text:span text:style-name="T21">C5</text:span></text:p>
          </draw:text-box>
        </draw:frame>
        <draw:custom-shape draw:style-name="gr77" draw:text-style-name="P24" xml:id="id47" draw:id="id47" draw:layer="layout" svg:width="5.2cm" svg:height="1.2cm" svg:x="8.1cm" svg:y="14.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4" xml:id="id46" draw:id="id46" draw:layer="layout" svg:width="4.8cm" svg:height="1.2cm" svg:x="8.3cm" svg:y="10.67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4" xml:id="id41" draw:id="id41" draw:layer="layout" svg:width="4.4cm" svg:height="1.2cm" svg:x="8.5cm" svg:y="7.15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4" xml:id="id40" draw:id="id40" draw:layer="layout" svg:width="4cm" svg:height="1.2cm" svg:x="8.7cm" svg:y="3.026cm">
          <text:p/>
          <draw:enhanced-geometry svg:viewBox="0 0 21600 21600" draw:type="rectangle" draw:enhanced-path="M 0 0 L 21600 0 21600 21600 0 21600 0 0 Z N"/>
        </draw:custom-shape>
        <draw:frame draw:style-name="gr81" draw:text-style-name="P23" draw:layer="layout" svg:width="1.298cm" svg:height="1.17cm" svg:x="10.006cm" svg:y="14.3cm">
          <draw:text-box>
            <text:p><text:span text:style-name="T21">P2</text:span></text:p>
          </draw:text-box>
        </draw:frame>
        <draw:frame draw:style-name="gr81" draw:text-style-name="P23" draw:layer="layout" svg:width="1.298cm" svg:height="1.17cm" svg:x="10.006cm" svg:y="10.675cm">
          <draw:text-box>
            <text:p><text:span text:style-name="T21">P3</text:span></text:p>
          </draw:text-box>
        </draw:frame>
        <draw:frame draw:style-name="gr81" draw:text-style-name="P23" draw:layer="layout" svg:width="1.298cm" svg:height="1.17cm" svg:x="10.006cm" svg:y="7.15cm">
          <draw:text-box>
            <text:p><text:span text:style-name="T21">P4</text:span></text:p>
          </draw:text-box>
        </draw:frame>
        <draw:frame draw:style-name="gr81" draw:text-style-name="P23" xml:id="id43" draw:id="id43" draw:layer="layout" svg:width="1.298cm" svg:height="1.17cm" svg:x="10.006cm" svg:y="3.025cm">
          <draw:text-box>
            <text:p><text:span text:style-name="T21">P5</text:span></text:p>
          </draw:text-box>
        </draw:frame>
        <draw:custom-shape draw:style-name="gr82" draw:text-style-name="P24" draw:layer="layout" svg:width="3.2cm" svg:height="1.2cm" svg:x="12.6cm" svg:y="0.6cm">
          <text:p/>
          <draw:enhanced-geometry svg:viewBox="0 0 21600 21600" draw:type="rectangle" draw:enhanced-path="M 0 0 L 21600 0 21600 21600 0 21600 0 0 Z N"/>
        </draw:custom-shape>
        <draw:frame draw:style-name="gr81" draw:text-style-name="P23" draw:layer="layout" svg:width="1.298cm" svg:height="1.17cm" svg:x="13.506cm" svg:y="0.6cm">
          <draw:text-box>
            <text:p><text:span text:style-name="T21">P6</text:span></text:p>
          </draw:text-box>
        </draw:frame>
        <draw:connector draw:style-name="gr93" draw:text-style-name="P29" draw:layer="layout" svg:x1="6cm" svg:y1="2.4cm" svg:x2="10.655cm" svg:y2="3.025cm" draw:start-shape="id42" draw:start-glue-point="1" draw:end-shape="id43" draw:end-glue-point="0" svg:d="M6000 2400h4655v625" svg:viewBox="0 0 4656 626">
          <text:p/>
        </draw:connector>
        <draw:custom-shape draw:style-name="gr97" draw:text-style-name="P21" xml:id="id45" draw:id="id45" draw:layer="layout" svg:width="0.5cm" svg:height="0.5cm" svg:x="10.45cm" svg:y="5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39" draw:layer="layout" svg:width="0.794cm" svg:height="0.971cm" svg:x="10.31cm" svg:y="5.41cm">
          <draw:text-box>
            <text:p text:style-name="P38"><text:span text:style-name="T25">+</text:span></text:p>
          </draw:text-box>
        </draw:frame>
        <draw:frame draw:style-name="gr81" draw:text-style-name="P26" draw:layer="layout" svg:width="4.075cm" svg:height="1.17cm" svg:x="6.849cm" svg:y="18cm">
          <draw:text-box>
            <text:p text:style-name="P25"><text:span text:style-name="T22">Inpu</text:span><text:span text:style-name="T22">t </text:span><text:span text:style-name="T22">Imag</text:span><text:span text:style-name="T22">e</text:span></text:p>
          </draw:text-box>
        </draw:frame>
        <draw:frame draw:style-name="gr92" draw:text-style-name="P33" draw:layer="layout" svg:width="5.6cm" svg:height="1.17cm" draw:transform="rotate (1.5707963267949) translate (-0.062cm 12.424cm)">
          <draw:text-box>
            <text:p text:style-name="P32"><text:span text:style-name="T22">Res</text:span><text:span text:style-name="T22">Net/</text:span><text:span text:style-name="T22">Res</text:span><text:span text:style-name="T22">Next</text:span></text:p>
          </draw:text-box>
        </draw:frame>
        <draw:frame draw:style-name="gr81" draw:text-style-name="P35" draw:layer="layout" svg:width="1.772cm" svg:height="1.17cm" svg:x="9.8cm" svg:y="15.93cm">
          <draw:text-box>
            <text:p text:style-name="P34"><text:span text:style-name="T23">FPN</text:span></text:p>
          </draw:text-box>
        </draw:frame>
        <draw:connector draw:style-name="gr93" draw:text-style-name="P29" draw:layer="layout" draw:type="line" svg:x1="6.3cm" svg:y1="5.951cm" svg:x2="10.45cm" svg:y2="5.92cm" draw:start-shape="id44" draw:start-glue-point="1" draw:end-shape="id45" draw:end-glue-point="6" svg:d="M6300 5951l4150-31" svg:viewBox="0 0 4151 32">
          <text:p/>
        </draw:connector>
        <draw:connector draw:style-name="gr88" draw:text-style-name="P29" draw:layer="layout" draw:type="line" svg:x1="10.7cm" svg:y1="8.351cm" svg:x2="10.7cm" svg:y2="10.677cm" draw:start-shape="id41" draw:start-glue-point="2" draw:end-shape="id46" svg:d="M10700 8351v2326" svg:viewBox="0 0 1 2327">
          <text:p/>
        </draw:connector>
        <draw:connector draw:style-name="gr88" draw:text-style-name="P29" draw:layer="layout" draw:type="line" svg:x1="10.7cm" svg:y1="11.877cm" svg:x2="10.7cm" svg:y2="14.3cm" draw:start-shape="id46" draw:end-shape="id47" svg:d="M10700 11877v2423" svg:viewBox="0 0 1 2424">
          <text:p/>
        </draw:connector>
        <draw:connector draw:style-name="gr93" draw:text-style-name="P29" draw:layer="layout" draw:type="line" svg:x1="4.09cm" svg:y1="18.2cm" svg:x2="4.1cm" svg:y2="17.2cm" draw:start-shape="id48" draw:start-glue-point="0" draw:end-shape="id49" draw:end-glue-point="2" svg:d="M4090 18200l10-1000" svg:viewBox="0 0 11 1001">
          <text:p/>
        </draw:connector>
        <draw:connector draw:style-name="gr93" draw:text-style-name="P29" draw:layer="layout" draw:type="line" svg:x1="4.1cm" svg:y1="16cm" svg:x2="4.1cm" svg:y2="13.652cm" draw:start-shape="id49" draw:end-shape="id50" svg:d="M4100 16000v-2348" svg:viewBox="0 0 1 2349">
          <text:p/>
        </draw:connector>
        <draw:connector draw:style-name="gr93" draw:text-style-name="P29" draw:layer="layout" draw:type="line" svg:x1="4.1cm" svg:y1="12.452cm" svg:x2="4.1cm" svg:y2="10.101cm" draw:start-shape="id50" draw:end-shape="id51" svg:d="M4100 12452v-2351" svg:viewBox="0 0 1 2352">
          <text:p/>
        </draw:connector>
        <draw:connector draw:style-name="gr93" draw:text-style-name="P29" draw:layer="layout" draw:type="line" svg:x1="4.1cm" svg:y1="8.901cm" svg:x2="4.1cm" svg:y2="6.551cm" draw:start-shape="id51" draw:end-shape="id44" svg:d="M4100 8901v-2350" svg:viewBox="0 0 1 2351">
          <text:p/>
        </draw:connector>
        <draw:connector draw:style-name="gr93" draw:text-style-name="P29" draw:layer="layout" draw:type="line" svg:x1="4.1cm" svg:y1="5.351cm" svg:x2="4.1cm" svg:y2="3cm" draw:start-shape="id44" draw:end-shape="id42" svg:d="M4100 5351v-2351" svg:viewBox="0 0 1 2352">
          <text:p/>
        </draw:connector>
        <draw:connector draw:style-name="gr93" draw:text-style-name="P29" draw:layer="layout" draw:type="line" svg:x1="6.5cm" svg:y1="9.501cm" svg:x2="10.44cm" svg:y2="9.51cm" draw:start-shape="id51" draw:start-glue-point="1" draw:end-shape="id52" draw:end-glue-point="6" svg:d="M6500 9501l3940 9" svg:viewBox="0 0 3941 10">
          <text:p/>
        </draw:connector>
        <draw:custom-shape draw:style-name="gr98" draw:text-style-name="P21" xml:id="id52" draw:id="id52" draw:layer="layout" svg:width="0.5cm" svg:height="0.5cm" svg:x="10.44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39" draw:layer="layout" svg:width="0.794cm" svg:height="0.971cm" svg:x="10.3cm" svg:y="9cm">
          <draw:text-box>
            <text:p text:style-name="P38"><text:span text:style-name="T25">+</text:span></text:p>
          </draw:text-box>
        </draw:frame>
        <draw:connector draw:style-name="gr93" draw:text-style-name="P29" draw:layer="layout" draw:type="line" svg:x1="6.7cm" svg:y1="13.052cm" svg:x2="10.45cm" svg:y2="13.06cm" draw:start-shape="id50" draw:start-glue-point="1" draw:end-shape="id53" draw:end-glue-point="6" svg:d="M6700 13052l3750 8" svg:viewBox="0 0 3751 9">
          <text:p/>
        </draw:connector>
        <draw:custom-shape draw:style-name="gr98" draw:text-style-name="P21" xml:id="id53" draw:id="id53" draw:layer="layout" svg:width="0.5cm" svg:height="0.5cm" svg:x="10.45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39" draw:layer="layout" svg:width="0.794cm" svg:height="0.971cm" svg:x="10.31cm" svg:y="12.55cm">
          <draw:text-box>
            <text:p text:style-name="P38"><text:span text:style-name="T25">+</text:span></text:p>
          </draw:text-box>
        </draw:frame>
        <draw:custom-shape draw:style-name="gr99" draw:text-style-name="P40" draw:layer="layout" svg:width="1.4cm" svg:height="0.8cm" draw:transform="rotate (-1.5707963267949) translate (8.6cm 5.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40" draw:layer="layout" svg:width="1.4cm" svg:height="0.8cm" draw:transform="rotate (-1.5707963267949) translate (19cm -0.6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0" draw:text-style-name="P40" draw:layer="layout" svg:width="0.8cm" svg:height="0.457cm" draw:transform="rotate (-1.5707963267949) translate (20.8cm -0.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693.441599000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3">
          <draw:page-thumbnail draw:style-name="gr12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Segoe UI" svg:font-family="'Segoe UI'"/>
    <style:font-face style:name="微軟正黑體" svg:font-family="微軟正黑體"/>
    <style:font-face style:name="AR PL UMing TW" svg:font-family="'AR PL UMing TW'" style:font-pitch="variable"/>
    <style:font-face style:name="Noto Sans CJK TC2" svg:font-family="'Noto Sans CJK T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Noto Sans CJK TC" svg:font-family="'Noto Sans CJK TC'" style:font-family-generic="swiss" style:font-pitch="variable"/>
    <style:font-face style:name="AR PL UMing TW1" svg:font-family="'AR PL UMing TW'" style:font-family-generic="system" style:font-pitch="variable"/>
    <style:font-face style:name="Noto Sans CJK TC1" svg:font-family="'Noto Sans CJK TC'" style:font-family-generic="system" style:font-pitch="variable"/>
  </office:font-face-decls>
  <office:styles>
    <draw:marker draw:name="Arrow" svg:viewBox="0 0 20 30" svg:d="M10 0l-10 30h20z"/>
    <draw:marker draw:name="a585" svg:viewBox="0 0 20 30" svg:d="M10 0l-10 30h20z"/>
    <draw:marker draw:name="a589" svg:viewBox="0 0 20 30" svg:d="M10 0l-10 30h20z"/>
    <draw:marker draw:name="a724" svg:viewBox="0 0 20 30" svg:d="M10 0l-10 30h20z"/>
    <draw:marker draw:name="a761" svg:viewBox="0 0 20 30" svg:d="M10 0l-10 30h20z"/>
    <draw:marker draw:name="a776" svg:viewBox="0 0 20 30" svg:d="M10 0l-10 30h20z"/>
    <draw:marker draw:name="a777" svg:viewBox="0 0 20 30" svg:d="M10 0l-10 30h20z"/>
    <draw:marker draw:name="a784" svg:viewBox="0 0 20 30" svg:d="M10 0l-10 30h20z"/>
    <draw:marker draw:name="a785" svg:viewBox="0 0 20 30" svg:d="M10 0l-10 30h20z"/>
    <draw:marker draw:name="a792" svg:viewBox="0 0 20 30" svg:d="M10 0l-10 30h20z"/>
    <draw:marker draw:name="a794" svg:viewBox="0 0 20 30" svg:d="M10 0l-10 30h20z"/>
    <draw:marker draw:name="a796" svg:viewBox="0 0 20 30" svg:d="M10 0l-10 30h20z"/>
    <draw:marker draw:name="a798" svg:viewBox="0 0 20 30" svg:d="M10 0l-10 30h20z"/>
    <draw:marker draw:name="a806" svg:viewBox="0 0 20 30" svg:d="M10 0l-10 30h20z"/>
    <draw:marker draw:name="a872" svg:viewBox="0 0 20 30" svg:d="M10 0l-10 30h20z"/>
    <draw:marker draw:name="a874" svg:viewBox="0 0 20 30" svg:d="M10 0l-10 30h20z"/>
    <draw:marker draw:name="a876" svg:viewBox="0 0 20 30" svg:d="M10 0l-10 30h20z"/>
    <draw:marker draw:name="a923" svg:viewBox="0 0 20 30" svg:d="M10 0l-10 30h20z"/>
    <draw:marker draw:name="a933" svg:viewBox="0 0 20 30" svg:d="M10 0l-10 30h20z"/>
    <draw:marker draw:name="a937" svg:viewBox="0 0 20 30" svg:d="M10 0l-10 30h20z"/>
    <draw:marker draw:name="a944" svg:viewBox="0 0 20 30" svg:d="M10 0l-10 30h20z"/>
    <draw:stroke-dash draw:name="a718" draw:style="rect" draw:dots1="1" draw:dots1-length="0.238cm" draw:distance="0.238cm"/>
    <draw:stroke-dash draw:name="a722" draw:style="rect" draw:dots1="1" draw:dots1-length="0.238cm" draw:distance="0.238cm"/>
    <draw:stroke-dash draw:name="a765" draw:style="rect" draw:dots1="1" draw:dots1-length="0.238cm" draw:distance="0.238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1" style:font-size-asian="24pt" style:language-asian="zh" style:country-asian="TW" style:font-name-complex="Noto Sans CJK T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1" style:font-family-asian="'Noto Sans CJK TC'" style:font-family-generic-asian="system" style:font-pitch-asian="variable" style:font-size-asian="18pt" style:font-style-asian="normal" style:font-weight-asian="normal" style:font-name-complex="Noto Sans CJK TC1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a568" style:family="table-cell"/>
    <style:style style:name="a573" style:family="table-cell">
      <style:text-properties fo:color="#ffffff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569" style:family="table-cell"/>
    <style:style style:name="a574" style:family="table-cell">
      <style:text-properties fo:color="#ffffff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570" style:family="table-cell"/>
    <style:style style:name="a566" style:family="table-cell">
      <style:text-properties fo:color="#000000" style:font-name="+mn-lt" fo:font-family="+mn-lt" style:font-name-asian="+mn-ea" style:font-family-asian="+mn-ea" style:font-name-complex="+mn-cs" style:font-family-complex="+mn-cs"/>
    </style:style>
    <style:style style:name="a571" style:family="table-cell">
      <style:text-properties fo:color="#ffffff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567" style:family="table-cell"/>
    <style:style style:name="a572" style:family="table-cell">
      <style:text-properties fo:color="#ffffff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Master1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空白-outline1" style:family="presentation">
      <style:graphic-properties draw:stroke="none" draw:fill="none" draw:auto-grow-height="false" draw:fit-to-size="shrink-to-fit" style:shrink-to-fit="true">
        <text:list-style style:name="Master1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空白-outline2" style:family="presentation" style:parent-style-name="Master1-空白-outline1">
      <style:paragraph-properties fo:margin-top="0.4cm" fo:margin-bottom="0cm"/>
      <style:text-properties fo:font-size="28pt" style:font-size-asian="28pt" style:font-size-complex="28pt"/>
    </style:style>
    <style:style style:name="Master1-空白-outline3" style:family="presentation" style:parent-style-name="Master1-空白-outline2">
      <style:paragraph-properties fo:margin-top="0.3cm" fo:margin-bottom="0cm"/>
      <style:text-properties fo:font-size="24pt" style:font-size-asian="24pt" style:font-size-complex="24pt"/>
    </style:style>
    <style:style style:name="Master1-空白-outline4" style:family="presentation" style:parent-style-name="Master1-空白-outline3">
      <style:paragraph-properties fo:margin-top="0.2cm" fo:margin-bottom="0cm"/>
      <style:text-properties fo:font-size="20pt" style:font-size-asian="20pt" style:font-size-complex="20pt"/>
    </style:style>
    <style:style style:name="Master1-空白-outline5" style:family="presentation" style:parent-style-name="Master1-空白-outline4">
      <style:paragraph-properties fo:margin-top="0.1cm" fo:margin-bottom="0cm"/>
      <style:text-properties fo:font-size="20pt" style:font-size-asian="20pt" style:font-size-complex="20pt"/>
    </style:style>
    <style:style style:name="Master1-空白-outline6" style:family="presentation" style:parent-style-name="Master1-空白-outline5">
      <style:paragraph-properties fo:margin-top="0.1cm" fo:margin-bottom="0cm"/>
      <style:text-properties fo:font-size="20pt" style:font-size-asian="20pt" style:font-size-complex="20pt"/>
    </style:style>
    <style:style style:name="Master1-空白-outline7" style:family="presentation" style:parent-style-name="Master1-空白-outline6">
      <style:paragraph-properties fo:margin-top="0.1cm" fo:margin-bottom="0cm"/>
      <style:text-properties fo:font-size="20pt" style:font-size-asian="20pt" style:font-size-complex="20pt"/>
    </style:style>
    <style:style style:name="Master1-空白-outline8" style:family="presentation" style:parent-style-name="Master1-空白-outline7">
      <style:paragraph-properties fo:margin-top="0.1cm" fo:margin-bottom="0cm"/>
      <style:text-properties fo:font-size="20pt" style:font-size-asian="20pt" style:font-size-complex="20pt"/>
    </style:style>
    <style:style style:name="Master1-空白-outline9" style:family="presentation" style:parent-style-name="Master1-空白-outline8">
      <style:paragraph-properties fo:margin-top="0.1cm" fo:margin-bottom="0cm"/>
      <style:text-properties fo:font-size="20pt" style:font-size-asian="20pt" style:font-size-complex="20pt"/>
    </style:style>
    <style:style style:name="Master1-空白-subtitle" style:family="presentation">
      <style:graphic-properties draw:stroke="none" draw:fill="none" draw:textarea-vertical-align="middle">
        <text:list-style style:name="Master1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空白-title" style:family="presentation">
      <style:graphic-properties draw:stroke="none" draw:fill="none" draw:textarea-vertical-align="middle">
        <text:list-style style:name="Master1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標題投影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標題投影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outline1" style:family="presentation">
      <style:graphic-properties draw:stroke="none" draw:fill="none" draw:auto-grow-height="false" draw:fit-to-size="shrink-to-fit" style:shrink-to-fit="true">
        <text:list-style style:name="Master1-Layout1-title-標題投影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outline2" style:family="presentation" style:parent-style-name="Master1-Layout1-title-標題投影片-outline1">
      <style:paragraph-properties fo:margin-top="0.4cm" fo:margin-bottom="0cm"/>
      <style:text-properties fo:font-size="28pt" style:font-size-asian="28pt" style:font-size-complex="28pt"/>
    </style:style>
    <style:style style:name="Master1-Layout1-title-標題投影片-outline3" style:family="presentation" style:parent-style-name="Master1-Layout1-title-標題投影片-outline2">
      <style:paragraph-properties fo:margin-top="0.3cm" fo:margin-bottom="0cm"/>
      <style:text-properties fo:font-size="24pt" style:font-size-asian="24pt" style:font-size-complex="24pt"/>
    </style:style>
    <style:style style:name="Master1-Layout1-title-標題投影片-outline4" style:family="presentation" style:parent-style-name="Master1-Layout1-title-標題投影片-outline3">
      <style:paragraph-properties fo:margin-top="0.2cm" fo:margin-bottom="0cm"/>
      <style:text-properties fo:font-size="20pt" style:font-size-asian="20pt" style:font-size-complex="20pt"/>
    </style:style>
    <style:style style:name="Master1-Layout1-title-標題投影片-outline5" style:family="presentation" style:parent-style-name="Master1-Layout1-title-標題投影片-outline4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6" style:family="presentation" style:parent-style-name="Master1-Layout1-title-標題投影片-outline5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7" style:family="presentation" style:parent-style-name="Master1-Layout1-title-標題投影片-outline6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8" style:family="presentation" style:parent-style-name="Master1-Layout1-title-標題投影片-outline7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9" style:family="presentation" style:parent-style-name="Master1-Layout1-title-標題投影片-outline8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subtitle" style:family="presentation">
      <style:graphic-properties draw:stroke="none" draw:fill="none" draw:textarea-vertical-align="middle">
        <text:list-style style:name="Master1-Layout1-title-標題投影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title" style:family="presentation">
      <style:graphic-properties draw:stroke="none" draw:fill="none" draw:textarea-vertical-align="middle">
        <text:list-style style:name="Master1-Layout1-title-標題投影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標題及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標題及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outline1" style:family="presentation">
      <style:graphic-properties draw:stroke="none" draw:fill="none" draw:auto-grow-height="false" draw:fit-to-size="shrink-to-fit" style:shrink-to-fit="true">
        <text:list-style style:name="Master1-Layout2-obj-標題及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outline2" style:family="presentation" style:parent-style-name="Master1-Layout2-obj-標題及內容-outline1">
      <style:paragraph-properties fo:margin-top="0.4cm" fo:margin-bottom="0cm"/>
      <style:text-properties fo:font-size="28pt" style:font-size-asian="28pt" style:font-size-complex="28pt"/>
    </style:style>
    <style:style style:name="Master1-Layout2-obj-標題及內容-outline3" style:family="presentation" style:parent-style-name="Master1-Layout2-obj-標題及內容-outline2">
      <style:paragraph-properties fo:margin-top="0.3cm" fo:margin-bottom="0cm"/>
      <style:text-properties fo:font-size="24pt" style:font-size-asian="24pt" style:font-size-complex="24pt"/>
    </style:style>
    <style:style style:name="Master1-Layout2-obj-標題及內容-outline4" style:family="presentation" style:parent-style-name="Master1-Layout2-obj-標題及內容-outline3">
      <style:paragraph-properties fo:margin-top="0.2cm" fo:margin-bottom="0cm"/>
      <style:text-properties fo:font-size="20pt" style:font-size-asian="20pt" style:font-size-complex="20pt"/>
    </style:style>
    <style:style style:name="Master1-Layout2-obj-標題及內容-outline5" style:family="presentation" style:parent-style-name="Master1-Layout2-obj-標題及內容-outline4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6" style:family="presentation" style:parent-style-name="Master1-Layout2-obj-標題及內容-outline5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7" style:family="presentation" style:parent-style-name="Master1-Layout2-obj-標題及內容-outline6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8" style:family="presentation" style:parent-style-name="Master1-Layout2-obj-標題及內容-outline7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9" style:family="presentation" style:parent-style-name="Master1-Layout2-obj-標題及內容-outline8">
      <style:paragraph-properties fo:margin-top="0.1cm" fo:margin-bottom="0cm"/>
      <style:text-properties fo:font-size="20pt" style:font-size-asian="20pt" style:font-size-complex="20pt"/>
    </style:style>
    <style:style style:name="Master1-Layout2-obj-標題及內容-subtitle" style:family="presentation">
      <style:graphic-properties draw:stroke="none" draw:fill="none" draw:textarea-vertical-align="middle">
        <text:list-style style:name="Master1-Layout2-obj-標題及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title" style:family="presentation">
      <style:graphic-properties draw:stroke="none" draw:fill="none" draw:textarea-vertical-align="middle">
        <text:list-style style:name="Master1-Layout2-obj-標題及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章節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章節標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outline1" style:family="presentation">
      <style:graphic-properties draw:stroke="none" draw:fill="none" draw:auto-grow-height="false" draw:fit-to-size="shrink-to-fit" style:shrink-to-fit="true">
        <text:list-style style:name="Master1-Layout3-secHead-章節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outline2" style:family="presentation" style:parent-style-name="Master1-Layout3-secHead-章節標題-outline1">
      <style:paragraph-properties fo:margin-top="0.4cm" fo:margin-bottom="0cm"/>
      <style:text-properties fo:font-size="28pt" style:font-size-asian="28pt" style:font-size-complex="28pt"/>
    </style:style>
    <style:style style:name="Master1-Layout3-secHead-章節標題-outline3" style:family="presentation" style:parent-style-name="Master1-Layout3-secHead-章節標題-outline2">
      <style:paragraph-properties fo:margin-top="0.3cm" fo:margin-bottom="0cm"/>
      <style:text-properties fo:font-size="24pt" style:font-size-asian="24pt" style:font-size-complex="24pt"/>
    </style:style>
    <style:style style:name="Master1-Layout3-secHead-章節標題-outline4" style:family="presentation" style:parent-style-name="Master1-Layout3-secHead-章節標題-outline3">
      <style:paragraph-properties fo:margin-top="0.2cm" fo:margin-bottom="0cm"/>
      <style:text-properties fo:font-size="20pt" style:font-size-asian="20pt" style:font-size-complex="20pt"/>
    </style:style>
    <style:style style:name="Master1-Layout3-secHead-章節標題-outline5" style:family="presentation" style:parent-style-name="Master1-Layout3-secHead-章節標題-outline4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6" style:family="presentation" style:parent-style-name="Master1-Layout3-secHead-章節標題-outline5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7" style:family="presentation" style:parent-style-name="Master1-Layout3-secHead-章節標題-outline6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8" style:family="presentation" style:parent-style-name="Master1-Layout3-secHead-章節標題-outline7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9" style:family="presentation" style:parent-style-name="Master1-Layout3-secHead-章節標題-outline8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subtitle" style:family="presentation">
      <style:graphic-properties draw:stroke="none" draw:fill="none" draw:textarea-vertical-align="middle">
        <text:list-style style:name="Master1-Layout3-secHead-章節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title" style:family="presentation">
      <style:graphic-properties draw:stroke="none" draw:fill="none" draw:textarea-vertical-align="middle">
        <text:list-style style:name="Master1-Layout3-secHead-章節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兩個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兩個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outline1" style:family="presentation">
      <style:graphic-properties draw:stroke="none" draw:fill="none" draw:auto-grow-height="false" draw:fit-to-size="shrink-to-fit" style:shrink-to-fit="true">
        <text:list-style style:name="Master1-Layout4-twoObj-兩個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outline2" style:family="presentation" style:parent-style-name="Master1-Layout4-twoObj-兩個內容-outline1">
      <style:paragraph-properties fo:margin-top="0.4cm" fo:margin-bottom="0cm"/>
      <style:text-properties fo:font-size="28pt" style:font-size-asian="28pt" style:font-size-complex="28pt"/>
    </style:style>
    <style:style style:name="Master1-Layout4-twoObj-兩個內容-outline3" style:family="presentation" style:parent-style-name="Master1-Layout4-twoObj-兩個內容-outline2">
      <style:paragraph-properties fo:margin-top="0.3cm" fo:margin-bottom="0cm"/>
      <style:text-properties fo:font-size="24pt" style:font-size-asian="24pt" style:font-size-complex="24pt"/>
    </style:style>
    <style:style style:name="Master1-Layout4-twoObj-兩個內容-outline4" style:family="presentation" style:parent-style-name="Master1-Layout4-twoObj-兩個內容-outline3">
      <style:paragraph-properties fo:margin-top="0.2cm" fo:margin-bottom="0cm"/>
      <style:text-properties fo:font-size="20pt" style:font-size-asian="20pt" style:font-size-complex="20pt"/>
    </style:style>
    <style:style style:name="Master1-Layout4-twoObj-兩個內容-outline5" style:family="presentation" style:parent-style-name="Master1-Layout4-twoObj-兩個內容-outline4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6" style:family="presentation" style:parent-style-name="Master1-Layout4-twoObj-兩個內容-outline5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7" style:family="presentation" style:parent-style-name="Master1-Layout4-twoObj-兩個內容-outline6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8" style:family="presentation" style:parent-style-name="Master1-Layout4-twoObj-兩個內容-outline7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9" style:family="presentation" style:parent-style-name="Master1-Layout4-twoObj-兩個內容-outline8">
      <style:paragraph-properties fo:margin-top="0.1cm" fo:margin-bottom="0cm"/>
      <style:text-properties fo:font-size="20pt" style:font-size-asian="20pt" style:font-size-complex="20pt"/>
    </style:style>
    <style:style style:name="Master1-Layout4-twoObj-兩個內容-subtitle" style:family="presentation">
      <style:graphic-properties draw:stroke="none" draw:fill="none" draw:textarea-vertical-align="middle">
        <text:list-style style:name="Master1-Layout4-twoObj-兩個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title" style:family="presentation">
      <style:graphic-properties draw:stroke="none" draw:fill="none" draw:textarea-vertical-align="middle">
        <text:list-style style:name="Master1-Layout4-twoObj-兩個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 style:shrink-to-fit="true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只有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只有標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outline1" style:family="presentation">
      <style:graphic-properties draw:stroke="none" draw:fill="none" draw:auto-grow-height="false" draw:fit-to-size="shrink-to-fit" style:shrink-to-fit="true">
        <text:list-style style:name="Master1-Layout6-titleOnly-只有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outline2" style:family="presentation" style:parent-style-name="Master1-Layout6-titleOnly-只有標題-outline1">
      <style:paragraph-properties fo:margin-top="0.4cm" fo:margin-bottom="0cm"/>
      <style:text-properties fo:font-size="28pt" style:font-size-asian="28pt" style:font-size-complex="28pt"/>
    </style:style>
    <style:style style:name="Master1-Layout6-titleOnly-只有標題-outline3" style:family="presentation" style:parent-style-name="Master1-Layout6-titleOnly-只有標題-outline2">
      <style:paragraph-properties fo:margin-top="0.3cm" fo:margin-bottom="0cm"/>
      <style:text-properties fo:font-size="24pt" style:font-size-asian="24pt" style:font-size-complex="24pt"/>
    </style:style>
    <style:style style:name="Master1-Layout6-titleOnly-只有標題-outline4" style:family="presentation" style:parent-style-name="Master1-Layout6-titleOnly-只有標題-outline3">
      <style:paragraph-properties fo:margin-top="0.2cm" fo:margin-bottom="0cm"/>
      <style:text-properties fo:font-size="20pt" style:font-size-asian="20pt" style:font-size-complex="20pt"/>
    </style:style>
    <style:style style:name="Master1-Layout6-titleOnly-只有標題-outline5" style:family="presentation" style:parent-style-name="Master1-Layout6-titleOnly-只有標題-outline4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6" style:family="presentation" style:parent-style-name="Master1-Layout6-titleOnly-只有標題-outline5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7" style:family="presentation" style:parent-style-name="Master1-Layout6-titleOnly-只有標題-outline6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8" style:family="presentation" style:parent-style-name="Master1-Layout6-titleOnly-只有標題-outline7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9" style:family="presentation" style:parent-style-name="Master1-Layout6-titleOnly-只有標題-outline8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subtitle" style:family="presentation">
      <style:graphic-properties draw:stroke="none" draw:fill="none" draw:textarea-vertical-align="middle">
        <text:list-style style:name="Master1-Layout6-titleOnly-只有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title" style:family="presentation">
      <style:graphic-properties draw:stroke="none" draw:fill="none" draw:textarea-vertical-align="middle">
        <text:list-style style:name="Master1-Layout6-titleOnly-只有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shrink-to-fit" style:shrink-to-fit="true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.4cm" fo:margin-bottom="0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.3cm" fo:margin-bottom="0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.2cm" fo:margin-bottom="0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.1cm" fo:margin-bottom="0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.1cm" fo:margin-bottom="0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.1cm" fo:margin-bottom="0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.1cm" fo:margin-bottom="0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.1cm" fo:margin-bottom="0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含標題的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含標題的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outline1" style:family="presentation">
      <style:graphic-properties draw:stroke="none" draw:fill="none" draw:auto-grow-height="false" draw:fit-to-size="shrink-to-fit" style:shrink-to-fit="true">
        <text:list-style style:name="Master1-Layout8-objTx-含標題的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outline2" style:family="presentation" style:parent-style-name="Master1-Layout8-objTx-含標題的內容-outline1">
      <style:paragraph-properties fo:margin-top="0.4cm" fo:margin-bottom="0cm"/>
      <style:text-properties fo:font-size="28pt" style:font-size-asian="28pt" style:font-size-complex="28pt"/>
    </style:style>
    <style:style style:name="Master1-Layout8-objTx-含標題的內容-outline3" style:family="presentation" style:parent-style-name="Master1-Layout8-objTx-含標題的內容-outline2">
      <style:paragraph-properties fo:margin-top="0.3cm" fo:margin-bottom="0cm"/>
      <style:text-properties fo:font-size="24pt" style:font-size-asian="24pt" style:font-size-complex="24pt"/>
    </style:style>
    <style:style style:name="Master1-Layout8-objTx-含標題的內容-outline4" style:family="presentation" style:parent-style-name="Master1-Layout8-objTx-含標題的內容-outline3">
      <style:paragraph-properties fo:margin-top="0.2cm" fo:margin-bottom="0cm"/>
      <style:text-properties fo:font-size="20pt" style:font-size-asian="20pt" style:font-size-complex="20pt"/>
    </style:style>
    <style:style style:name="Master1-Layout8-objTx-含標題的內容-outline5" style:family="presentation" style:parent-style-name="Master1-Layout8-objTx-含標題的內容-outline4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6" style:family="presentation" style:parent-style-name="Master1-Layout8-objTx-含標題的內容-outline5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7" style:family="presentation" style:parent-style-name="Master1-Layout8-objTx-含標題的內容-outline6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8" style:family="presentation" style:parent-style-name="Master1-Layout8-objTx-含標題的內容-outline7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9" style:family="presentation" style:parent-style-name="Master1-Layout8-objTx-含標題的內容-outline8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subtitle" style:family="presentation">
      <style:graphic-properties draw:stroke="none" draw:fill="none" draw:textarea-vertical-align="middle">
        <text:list-style style:name="Master1-Layout8-objTx-含標題的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title" style:family="presentation">
      <style:graphic-properties draw:stroke="none" draw:fill="none" draw:textarea-vertical-align="middle">
        <text:list-style style:name="Master1-Layout8-objTx-含標題的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含標題的圖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含標題的圖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outline1" style:family="presentation">
      <style:graphic-properties draw:stroke="none" draw:fill="none" draw:auto-grow-height="false" draw:fit-to-size="shrink-to-fit" style:shrink-to-fit="true">
        <text:list-style style:name="Master1-Layout9-picTx-含標題的圖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outline2" style:family="presentation" style:parent-style-name="Master1-Layout9-picTx-含標題的圖片-outline1">
      <style:paragraph-properties fo:margin-top="0.4cm" fo:margin-bottom="0cm"/>
      <style:text-properties fo:font-size="28pt" style:font-size-asian="28pt" style:font-size-complex="28pt"/>
    </style:style>
    <style:style style:name="Master1-Layout9-picTx-含標題的圖片-outline3" style:family="presentation" style:parent-style-name="Master1-Layout9-picTx-含標題的圖片-outline2">
      <style:paragraph-properties fo:margin-top="0.3cm" fo:margin-bottom="0cm"/>
      <style:text-properties fo:font-size="24pt" style:font-size-asian="24pt" style:font-size-complex="24pt"/>
    </style:style>
    <style:style style:name="Master1-Layout9-picTx-含標題的圖片-outline4" style:family="presentation" style:parent-style-name="Master1-Layout9-picTx-含標題的圖片-outline3">
      <style:paragraph-properties fo:margin-top="0.2cm" fo:margin-bottom="0cm"/>
      <style:text-properties fo:font-size="20pt" style:font-size-asian="20pt" style:font-size-complex="20pt"/>
    </style:style>
    <style:style style:name="Master1-Layout9-picTx-含標題的圖片-outline5" style:family="presentation" style:parent-style-name="Master1-Layout9-picTx-含標題的圖片-outline4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6" style:family="presentation" style:parent-style-name="Master1-Layout9-picTx-含標題的圖片-outline5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7" style:family="presentation" style:parent-style-name="Master1-Layout9-picTx-含標題的圖片-outline6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8" style:family="presentation" style:parent-style-name="Master1-Layout9-picTx-含標題的圖片-outline7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9" style:family="presentation" style:parent-style-name="Master1-Layout9-picTx-含標題的圖片-outline8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subtitle" style:family="presentation">
      <style:graphic-properties draw:stroke="none" draw:fill="none" draw:textarea-vertical-align="middle">
        <text:list-style style:name="Master1-Layout9-picTx-含標題的圖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title" style:family="presentation">
      <style:graphic-properties draw:stroke="none" draw:fill="none" draw:textarea-vertical-align="middle">
        <text:list-style style:name="Master1-Layout9-picTx-含標題的圖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標題及直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標題及直排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outline1" style:family="presentation">
      <style:graphic-properties draw:stroke="none" draw:fill="none" draw:auto-grow-height="false" draw:fit-to-size="shrink-to-fit" style:shrink-to-fit="true">
        <text:list-style style:name="Master1-Layout10-vertTx-標題及直排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outline2" style:family="presentation" style:parent-style-name="Master1-Layout10-vertTx-標題及直排文字-outline1">
      <style:paragraph-properties fo:margin-top="0.4cm" fo:margin-bottom="0cm"/>
      <style:text-properties fo:font-size="28pt" style:font-size-asian="28pt" style:font-size-complex="28pt"/>
    </style:style>
    <style:style style:name="Master1-Layout10-vertTx-標題及直排文字-outline3" style:family="presentation" style:parent-style-name="Master1-Layout10-vertTx-標題及直排文字-outline2">
      <style:paragraph-properties fo:margin-top="0.3cm" fo:margin-bottom="0cm"/>
      <style:text-properties fo:font-size="24pt" style:font-size-asian="24pt" style:font-size-complex="24pt"/>
    </style:style>
    <style:style style:name="Master1-Layout10-vertTx-標題及直排文字-outline4" style:family="presentation" style:parent-style-name="Master1-Layout10-vertTx-標題及直排文字-outline3">
      <style:paragraph-properties fo:margin-top="0.2cm" fo:margin-bottom="0cm"/>
      <style:text-properties fo:font-size="20pt" style:font-size-asian="20pt" style:font-size-complex="20pt"/>
    </style:style>
    <style:style style:name="Master1-Layout10-vertTx-標題及直排文字-outline5" style:family="presentation" style:parent-style-name="Master1-Layout10-vertTx-標題及直排文字-outline4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6" style:family="presentation" style:parent-style-name="Master1-Layout10-vertTx-標題及直排文字-outline5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7" style:family="presentation" style:parent-style-name="Master1-Layout10-vertTx-標題及直排文字-outline6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8" style:family="presentation" style:parent-style-name="Master1-Layout10-vertTx-標題及直排文字-outline7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9" style:family="presentation" style:parent-style-name="Master1-Layout10-vertTx-標題及直排文字-outline8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subtitle" style:family="presentation">
      <style:graphic-properties draw:stroke="none" draw:fill="none" draw:textarea-vertical-align="middle">
        <text:list-style style:name="Master1-Layout10-vertTx-標題及直排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title" style:family="presentation">
      <style:graphic-properties draw:stroke="none" draw:fill="none" draw:textarea-vertical-align="middle">
        <text:list-style style:name="Master1-Layout10-vertTx-標題及直排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直排標題及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直排標題及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Noto Sans CJK TC1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outline1" style:family="presentation">
      <style:graphic-properties draw:stroke="none" draw:fill="none" draw:auto-grow-height="false" draw:fit-to-size="shrink-to-fit" style:shrink-to-fit="true">
        <text:list-style style:name="Master1-Layout11-vertTitleAndTx-直排標題及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outline2" style:family="presentation" style:parent-style-name="Master1-Layout11-vertTitleAndTx-直排標題及文字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直排標題及文字-outline3" style:family="presentation" style:parent-style-name="Master1-Layout11-vertTitleAndTx-直排標題及文字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直排標題及文字-outline4" style:family="presentation" style:parent-style-name="Master1-Layout11-vertTitleAndTx-直排標題及文字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直排標題及文字-outline5" style:family="presentation" style:parent-style-name="Master1-Layout11-vertTitleAndTx-直排標題及文字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6" style:family="presentation" style:parent-style-name="Master1-Layout11-vertTitleAndTx-直排標題及文字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7" style:family="presentation" style:parent-style-name="Master1-Layout11-vertTitleAndTx-直排標題及文字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8" style:family="presentation" style:parent-style-name="Master1-Layout11-vertTitleAndTx-直排標題及文字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9" style:family="presentation" style:parent-style-name="Master1-Layout11-vertTitleAndTx-直排標題及文字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subtitle" style:family="presentation">
      <style:graphic-properties draw:stroke="none" draw:fill="none" draw:textarea-vertical-align="middle">
        <text:list-style style:name="Master1-Layout11-vertTitleAndTx-直排標題及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Noto Sans CJK TC1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title" style:family="presentation">
      <style:graphic-properties draw:stroke="none" draw:fill="none" draw:textarea-vertical-align="middle">
        <text:list-style style:name="Master1-Layout11-vertTitleAndTx-直排標題及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Noto Sans CJK TC1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空白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空白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" style:family="presentation" style:parent-style-name="Master1-空白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空白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空白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標題投影片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標題投影片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標題投影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標題投影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標題投影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標題投影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標題及內容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標題及內容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標題及內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標題及內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標題及內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標題及內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章節標題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章節標題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章節標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章節標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章節標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章節標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兩個內容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兩個內容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兩個內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兩個內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兩個內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兩個內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比較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比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比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只有標題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只有標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只有標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只有標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只有標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含標題的內容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含標題的內容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含標題的內容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含標題的內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含標題的內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含標題的內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含標題的內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含標題的圖片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含標題的圖片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含標題的圖片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含標題的圖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含標題的圖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含標題的圖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含標題的圖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標題及直排文字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標題及直排文字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標題及直排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標題及直排文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標題及直排文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標題及直排文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直排標題及文字-title">
      <style:graphic-properties draw:stroke="none" draw:fill="none" draw:textarea-horizontal-align="right" draw:textarea-vertical-align="middle" draw:auto-grow-height="false" draw:auto-grow-width="false" fo:min-width="30.48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直排標題及文字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直排標題及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直排標題及文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直排標題及文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直排標題及文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6" style:family="paragraph">
      <style:paragraph-properties fo:margin-left="0cm" fo:margin-right="0cm" fo:margin-top="0.499cm" fo:margin-bottom="0cm" fo:line-height="9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499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TC2" style:font-size-asian="14pt" style:font-style-asian="normal" style:font-weight-asian="normal" style:font-name-complex="Noto Sans CJK TC2" style:font-size-complex="1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2pt" style:font-style-asian="normal" style:font-weight-asian="normal" style:font-name-complex="Noto Sans CJK TC2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Segoe UI" fo:font-size="2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0pt" style:language-asian="zh" style:country-asian="TW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UMing TW" style:font-size-asian="14pt" style:font-style-asian="normal" style:font-weight-asian="normal" style:font-name-complex="Noto Sans CJK TC2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Segoe UI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60pt" style:language-asian="zh" style:country-asian="TW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Segoe UI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Segoe UI" fo:font-size="1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egoe UI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Segoe UI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微軟正黑體" style:font-size-asian="24pt" style:language-asian="zh" style:country-asian="TW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Segoe UI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32pt" style:language-asian="zh" style:country-asian="TW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Segoe UI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微軟正黑體" style:font-size-asian="16pt" style:language-asian="zh" style:country-asian="TW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頁首版面配置區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日期版面配置區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頁尾版面配置區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投影片編號版面配置區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空白" style:page-layout-name="PM1" draw:style-name="Mdp1">
      <draw:frame draw:name="日期版面配置區 1" presentation:style-name="Mpr1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08-27">8/27/19</text:date></text:span></text:p>
        </draw:text-box>
      </draw:frame>
      <draw:frame draw:name="頁尾版面配置區 2" presentation:style-name="Mpr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3" presentation:style-name="Mpr1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draw:frame draw:name="標題版面配置區 4" presentation:style-name="Mpr2" draw:text-style-name="MP4" draw:layer="backgroundobjects" svg:width="30.479cm" svg:height="3.18cm" svg:x="1.693cm" svg:y="0.76cm" presentation:class="title">
        <draw:text-box>
          <text:p/>
        </draw:text-box>
      </draw:frame>
      <draw:frame draw:name="文字版面配置區 5" presentation:style-name="Mpr3" draw:text-style-name="MP4" draw:layer="backgroundobjects" svg:width="30.479cm" svg:height="11.048cm" svg:x="1.693cm" svg:y="4.457cm" presentation:class="outline">
        <draw:text-box>
          <text:list text:style-name="ML3">
            <text:list-item>
              <text:p text:style-name="MP6"><text:span text:style-name="MT3">編輯母片文字樣式</text:span></text:p>
              <text:list>
                <text:list-item>
                  <text:p text:style-name="MP7"><text:span text:style-name="MT4">第二層</text:span></text:p>
                  <text:list>
                    <text:list-item>
                      <text:p text:style-name="MP8"><text:span text:style-name="MT5">第三層</text:span></text:p>
                      <text:list>
                        <text:list-item>
                          <text:p text:style-name="MP9"><text:span text:style-name="MT6">第四層</text:span></text:p>
                          <text:list>
                            <text:list-item>
                              <text:p text:style-name="MP10"><text:span text:style-name="MT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投影片影像版面配置區 1" presentation:style-name="Master1-空白-title" draw:layer="backgroundobjects" svg:width="19.798cm" svg:height="11.136cm" svg:x="0.6cm" svg:y="2.257cm" presentation:class="page"/>
        <draw:frame draw:name="備忘稿版面配置區 2" presentation:style-name="Mpr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1-title-標題投影片" style:page-layout-name="PM1" draw:style-name="Mdp1">
      <draw:frame draw:name="標題 1" presentation:style-name="Mpr7" draw:text-style-name="MP4" draw:layer="backgroundobjects" svg:width="25.4cm" svg:height="6.632cm" svg:x="4.233cm" svg:y="3.118cm" presentation:class="title">
        <draw:text-box>
          <text:p text:style-name="MP11"><text:span text:style-name="MT8">按</text:span><text:span text:style-name="MT8">一</text:span><text:span text:style-name="MT8">下</text:span><text:span text:style-name="MT8">以</text:span><text:span text:style-name="MT8">編</text:span><text:span text:style-name="MT8">輯</text:span><text:span text:style-name="MT8">母</text:span><text:span text:style-name="MT8">片</text:span><text:span text:style-name="MT8">標</text:span><text:span text:style-name="MT8">題</text:span><text:span text:style-name="MT8">樣</text:span><text:span text:style-name="MT8">式</text:span></text:p>
        </draw:text-box>
      </draw:frame>
      <draw:frame draw:name="副標題 2" presentation:style-name="Mpr8" draw:text-style-name="MP4" draw:layer="backgroundobjects" svg:width="25.4cm" svg:height="4.599cm" svg:x="4.233cm" svg:y="10.006cm" presentation:class="subtitle">
        <draw:text-box>
          <text:p text:style-name="MP12"><text:span text:style-name="MT9">按一下</text:span><text:span text:style-name="MT9">以編輯</text:span><text:span text:style-name="MT9">母片子</text:span><text:span text:style-name="MT9">標題樣</text:span><text:span text:style-name="MT9">式</text:span></text:p>
        </draw:text-box>
      </draw:frame>
      <draw:frame draw:name="日期版面配置區 3" presentation:style-name="Mpr9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08-27">8/27/19</text:date></text:span></text:p>
        </draw:text-box>
      </draw:frame>
      <draw:frame draw:name="頁尾版面配置區 4" presentation:style-name="Mpr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9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1-title-標題投影片-title" draw:layer="backgroundobjects" svg:width="19.798cm" svg:height="11.136cm" svg:x="0.6cm" svg:y="2.257cm" presentation:class="page"/>
        <draw:frame draw:name="備忘稿版面配置區 2" presentation:style-name="Mpr1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2-obj-標題及內容" style:page-layout-name="PM1" draw:style-name="Mdp1">
      <draw:frame draw:name="標題 1" presentation:style-name="Mpr13" draw:text-style-name="MP4" draw:layer="backgroundobjects" svg:width="30.479cm" svg:height="3.18cm" svg:x="1.693cm" svg:y="0.76cm" presentation:class="title">
        <draw:text-box>
          <text:p text:style-name="MP3"><text:span text:style-name="MT10">按一下以編</text:span><text:span text:style-name="MT10">輯母片標題</text:span><text:span text:style-name="MT10">樣式</text:span></text:p>
        </draw:text-box>
      </draw:frame>
      <draw:frame draw:name="內容版面配置區 2" presentation:style-name="Mpr14" draw:text-style-name="MP4" draw:layer="backgroundobjects" svg:width="30.479cm" svg:height="11.048cm" svg:x="1.693cm" svg:y="4.457cm" presentation:class="title">
        <draw:text-box>
          <text:p text:style-name="MP6"><text:span text:style-name="MT3">編輯母</text:span><text:span text:style-name="MT3">片文字</text:span><text:span text:style-name="MT3">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日期版面配置區 3" presentation:style-name="Mpr15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08-27">8/27/19</text:date></text:span></text:p>
        </draw:text-box>
      </draw:frame>
      <draw:frame draw:name="頁尾版面配置區 4" presentation:style-name="Mpr15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15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2-obj-標題及內容-title" draw:layer="backgroundobjects" svg:width="19.798cm" svg:height="11.136cm" svg:x="0.6cm" svg:y="2.257cm" presentation:class="page"/>
        <draw:frame draw:name="備忘稿版面配置區 2" presentation:style-name="Mpr1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3-secHead-章節標題" style:page-layout-name="PM1" draw:style-name="Mdp1">
      <draw:frame draw:name="標題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8">按</text:span><text:span text:style-name="MT8">一</text:span><text:span text:style-name="MT8">下</text:span><text:span text:style-name="MT8">以</text:span><text:span text:style-name="MT8">編</text:span><text:span text:style-name="MT8">輯</text:span><text:span text:style-name="MT8">母</text:span><text:span text:style-name="MT8">片</text:span><text:span text:style-name="MT8">標</text:span><text:span text:style-name="MT8">題</text:span><text:span text:style-name="MT8">樣</text:span><text:span text:style-name="MT8">式</text:span></text:p>
        </draw:text-box>
      </draw:frame>
      <draw:frame draw:name="文字版面配置區 2" presentation:style-name="Mpr20" draw:text-style-name="MP4" draw:layer="backgroundobjects" svg:width="29.21cm" svg:height="4.167cm" svg:x="2.311cm" svg:y="12.749cm" presentation:class="outline">
        <draw:text-box>
          <text:list text:style-name="ML3">
            <text:list-item>
              <text:p text:style-name="MP6"><text:span text:style-name="MT11">編輯母片文字樣式</text:span></text:p>
            </text:list-item>
          </text:list>
        </draw:text-box>
      </draw:frame>
      <draw:frame draw:name="日期版面配置區 3" presentation:style-name="Mpr21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08-27">8/27/19</text:date></text:span></text:p>
        </draw:text-box>
      </draw:frame>
      <draw:frame draw:name="頁尾版面配置區 4" presentation:style-name="Mpr21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21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3-secHead-章節標題-title" draw:layer="backgroundobjects" svg:width="19.798cm" svg:height="11.136cm" svg:x="0.6cm" svg:y="2.257cm" presentation:class="page"/>
        <draw:frame draw:name="備忘稿版面配置區 2" presentation:style-name="Mpr2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2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2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4-twoObj-兩個內容" style:page-layout-name="PM1" draw:style-name="Mdp1">
      <draw:frame draw:name="標題 1" presentation:style-name="Mpr25" draw:text-style-name="MP4" draw:layer="backgroundobjects" svg:width="30.479cm" svg:height="3.18cm" svg:x="1.693cm" svg:y="0.76cm" presentation:class="title">
        <draw:text-box>
          <text:p text:style-name="MP3"><text:span text:style-name="MT10">按一下以編</text:span><text:span text:style-name="MT10">輯母片標題</text:span><text:span text:style-name="MT10">樣式</text:span></text:p>
        </draw:text-box>
      </draw:frame>
      <draw:frame draw:name="內容版面配置區 2" presentation:style-name="Mpr26" draw:text-style-name="MP4" draw:layer="backgroundobjects" svg:width="15.028cm" svg:height="11.046cm" svg:x="1.693cm" svg:y="4.458cm" presentation:class="title">
        <draw:text-box>
          <text:p text:style-name="MP6"><text:span text:style-name="MT3">編輯母</text:span><text:span text:style-name="MT3">片文字</text:span><text:span text:style-name="MT3">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內容版面配置區 3" presentation:style-name="Mpr26" draw:text-style-name="MP4" draw:layer="backgroundobjects" svg:width="15.028cm" svg:height="11.046cm" svg:x="17.145cm" svg:y="4.458cm" presentation:class="title">
        <draw:text-box>
          <text:p text:style-name="MP6"><text:span text:style-name="MT3">編輯母</text:span><text:span text:style-name="MT3">片文字</text:span><text:span text:style-name="MT3">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日期版面配置區 4" presentation:style-name="Mpr27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08-27">8/27/19</text:date></text:span></text:p>
        </draw:text-box>
      </draw:frame>
      <draw:frame draw:name="頁尾版面配置區 5" presentation:style-name="Mpr27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6" presentation:style-name="Mpr27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4-twoObj-兩個內容-title" draw:layer="backgroundobjects" svg:width="19.798cm" svg:height="11.136cm" svg:x="0.6cm" svg:y="2.257cm" presentation:class="page"/>
        <draw:frame draw:name="備忘稿版面配置區 2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5-twoTxTwoObj-比較" style:page-layout-name="PM1" draw:style-name="Mdp1">
      <draw:frame draw:name="標題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0">按一下以編</text:span><text:span text:style-name="MT10">輯母片標題</text:span><text:span text:style-name="MT10">樣式</text:span></text:p>
        </draw:text-box>
      </draw:frame>
      <draw:frame draw:name="文字版面配置區 2" presentation:style-name="Mpr32" draw:text-style-name="MP4" draw:layer="backgroundobjects" svg:width="14.327cm" svg:height="2.289cm" svg:x="2.333cm" svg:y="4.67cm" presentation:class="outline">
        <draw:text-box>
          <text:list text:style-name="ML3">
            <text:list-item>
              <text:p text:style-name="MP6"><text:span text:style-name="MT12">編輯母片文字樣式</text:span></text:p>
            </text:list-item>
          </text:list>
        </draw:text-box>
      </draw:frame>
      <draw:frame draw:name="內容版面配置區 3" presentation:style-name="Mpr33" draw:text-style-name="MP4" draw:layer="backgroundobjects" svg:width="14.327cm" svg:height="10.235cm" svg:x="2.333cm" svg:y="6.959cm" presentation:class="title">
        <draw:text-box>
          <text:p text:style-name="MP6"><text:span text:style-name="MT3">編輯母</text:span><text:span text:style-name="MT3">片文字</text:span><text:span text:style-name="MT3">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文字版面配置區 4" presentation:style-name="Mpr32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6"><text:span text:style-name="MT12">編輯母片文字樣式</text:span></text:p>
            </text:list-item>
          </text:list>
        </draw:text-box>
      </draw:frame>
      <draw:frame draw:name="內容版面配置區 5" presentation:style-name="Mpr33" draw:text-style-name="MP4" draw:layer="backgroundobjects" svg:width="14.398cm" svg:height="10.235cm" svg:x="17.145cm" svg:y="6.959cm" presentation:class="title">
        <draw:text-box>
          <text:p text:style-name="MP6"><text:span text:style-name="MT3">編輯母</text:span><text:span text:style-name="MT3">片文字</text:span><text:span text:style-name="MT3">樣式</text:span><text:span text:style-name="MT3"><text:line-break/></text:span><text:span text:style-name="MT4">第二層</text:span><text:span text:style-name="MT4"><text:line-break/></text:span><text:span text:style-name="MT5">第三層</text:span><text:span text:style-name="MT5"><text:line-break/></text:span><text:span text:style-name="MT6">第四層</text:span><text:span text:style-name="MT6"><text:line-break/></text:span><text:span text:style-name="MT6">第五層</text:span></text:p>
        </draw:text-box>
      </draw:frame>
      <draw:frame draw:name="日期版面配置區 6" presentation:style-name="Mpr34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08-27">8/27/19</text:date></text:span></text:p>
        </draw:text-box>
      </draw:frame>
      <draw:frame draw:name="頁尾版面配置區 7" presentation:style-name="Mpr34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8" presentation:style-name="Mpr34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5-twoTxTwoObj-比較-title" draw:layer="backgroundobjects" svg:width="19.798cm" svg:height="11.136cm" svg:x="0.6cm" svg:y="2.257cm" presentation:class="page"/>
        <draw:frame draw:name="備忘稿版面配置區 2" presentation:style-name="Mpr3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3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3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6-titleOnly-只有標題" style:page-layout-name="PM1" draw:style-name="Mdp1">
      <draw:frame draw:name="標題 1" presentation:style-name="Mpr38" draw:text-style-name="MP4" draw:layer="backgroundobjects" svg:width="30.479cm" svg:height="3.18cm" svg:x="1.693cm" svg:y="0.76cm" presentation:class="title">
        <draw:text-box>
          <text:p text:style-name="MP3"><text:span text:style-name="MT10">按一下以編</text:span><text:span text:style-name="MT10">輯母片標題</text:span><text:span text:style-name="MT10">樣式</text:span></text:p>
        </draw:text-box>
      </draw:frame>
      <draw:frame draw:name="日期版面配置區 2" presentation:style-name="Mpr39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08-27">8/27/19</text:date></text:span></text:p>
        </draw:text-box>
      </draw:frame>
      <draw:frame draw:name="頁尾版面配置區 3" presentation:style-name="Mpr3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4" presentation:style-name="Mpr39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6-titleOnly-只有標題-title" draw:layer="backgroundobjects" svg:width="19.798cm" svg:height="11.136cm" svg:x="0.6cm" svg:y="2.257cm" presentation:class="page"/>
        <draw:frame draw:name="備忘稿版面配置區 2" presentation:style-name="Mpr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7-blank-空白" style:page-layout-name="PM1" draw:style-name="Mdp1">
      <draw:frame draw:name="日期版面配置區 1" presentation:style-name="Mpr43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08-27">8/27/19</text:date></text:span></text:p>
        </draw:text-box>
      </draw:frame>
      <draw:frame draw:name="頁尾版面配置區 2" presentation:style-name="Mpr4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3" presentation:style-name="Mpr43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draw:frame presentation:style-name="Master1-Layout7-blank-空白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空白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投影片影像版面配置區 1" presentation:style-name="Master1-Layout7-blank-空白-title" draw:layer="backgroundobjects" svg:width="19.798cm" svg:height="11.136cm" svg:x="0.6cm" svg:y="2.257cm" presentation:class="page"/>
        <draw:frame draw:name="備忘稿版面配置區 2" presentation:style-name="Mpr4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8-objTx-含標題的內容" style:page-layout-name="PM1" draw:style-name="Mdp1">
      <draw:frame draw:name="標題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3">按一</text:span><text:span text:style-name="MT13">下以</text:span><text:span text:style-name="MT13">編輯</text:span><text:span text:style-name="MT13">母片</text:span><text:span text:style-name="MT13">標題</text:span><text:span text:style-name="MT13">樣式</text:span></text:p>
        </draw:text-box>
      </draw:frame>
      <draw:frame draw:name="內容版面配置區 2" presentation:style-name="Mpr48" draw:text-style-name="MP4" draw:layer="backgroundobjects" svg:width="17.145cm" svg:height="13.538cm" svg:x="14.398cm" svg:y="2.743cm" presentation:class="title">
        <draw:text-box>
          <text:p text:style-name="MP6"><text:span text:style-name="MT13">編輯</text:span><text:span text:style-name="MT13">母片</text:span><text:span text:style-name="MT13">文字</text:span><text:span text:style-name="MT13">樣式</text:span><text:span text:style-name="MT13"><text:line-break/></text:span><text:span text:style-name="MT14">第二層</text:span><text:span text:style-name="MT14"><text:line-break/></text:span><text:span text:style-name="MT4">第三層</text:span><text:span text:style-name="MT4"><text:line-break/></text:span><text:span text:style-name="MT5">第四層</text:span><text:span text:style-name="MT5"><text:line-break/></text:span><text:span text:style-name="MT5">第五層</text:span></text:p>
        </draw:text-box>
      </draw:frame>
      <draw:frame draw:name="文字版面配置區 3" presentation:style-name="Mpr49" draw:text-style-name="MP4" draw:layer="backgroundobjects" svg:width="10.923cm" svg:height="10.588cm" svg:x="2.333cm" svg:y="5.715cm" presentation:class="outline">
        <draw:text-box>
          <text:list text:style-name="ML3">
            <text:list-item>
              <text:p text:style-name="MP6"><text:span text:style-name="MT15">編輯母片文字樣式</text:span></text:p>
            </text:list-item>
          </text:list>
        </draw:text-box>
      </draw:frame>
      <draw:frame draw:name="日期版面配置區 4" presentation:style-name="Mpr50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08-27">8/27/19</text:date></text:span></text:p>
        </draw:text-box>
      </draw:frame>
      <draw:frame draw:name="頁尾版面配置區 5" presentation:style-name="Mpr50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6" presentation:style-name="Mpr50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8-objTx-含標題的內容-title" draw:layer="backgroundobjects" svg:width="19.798cm" svg:height="11.136cm" svg:x="0.6cm" svg:y="2.257cm" presentation:class="page"/>
        <draw:frame draw:name="備忘稿版面配置區 2" presentation:style-name="Mpr5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5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5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9-picTx-含標題的圖片" style:page-layout-name="PM1" draw:style-name="Mdp1">
      <draw:frame draw:name="標題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3">按一</text:span><text:span text:style-name="MT13">下以</text:span><text:span text:style-name="MT13">編輯</text:span><text:span text:style-name="MT13">母片</text:span><text:span text:style-name="MT13">標題</text:span><text:span text:style-name="MT13">樣式</text:span></text:p>
        </draw:text-box>
      </draw:frame>
      <draw:frame draw:name="圖片版面配置區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文字版面配置區 3" presentation:style-name="Mpr56" draw:text-style-name="MP4" draw:layer="backgroundobjects" svg:width="10.923cm" svg:height="10.588cm" svg:x="2.333cm" svg:y="5.715cm" presentation:class="outline">
        <draw:text-box>
          <text:list text:style-name="ML3">
            <text:list-item>
              <text:p text:style-name="MP6"><text:span text:style-name="MT15">編輯母片文字樣式</text:span></text:p>
            </text:list-item>
          </text:list>
        </draw:text-box>
      </draw:frame>
      <draw:frame draw:name="日期版面配置區 4" presentation:style-name="Mpr57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08-27">8/27/19</text:date></text:span></text:p>
        </draw:text-box>
      </draw:frame>
      <draw:frame draw:name="頁尾版面配置區 5" presentation:style-name="Mpr57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6" presentation:style-name="Mpr57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9-picTx-含標題的圖片-title" draw:layer="backgroundobjects" svg:width="19.798cm" svg:height="11.136cm" svg:x="0.6cm" svg:y="2.257cm" presentation:class="page"/>
        <draw:frame draw:name="備忘稿版面配置區 2" presentation:style-name="Mpr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10-vertTx-標題及直排文字" style:page-layout-name="PM1" draw:style-name="Mdp1">
      <draw:frame draw:name="標題 1" presentation:style-name="Mpr61" draw:text-style-name="MP4" draw:layer="backgroundobjects" svg:width="30.479cm" svg:height="3.18cm" svg:x="1.693cm" svg:y="0.76cm" presentation:class="title">
        <draw:text-box>
          <text:p text:style-name="MP3"><text:span text:style-name="MT10">按一下以編</text:span><text:span text:style-name="MT10">輯母片標題</text:span><text:span text:style-name="MT10">樣式</text:span></text:p>
        </draw:text-box>
      </draw:frame>
      <draw:frame draw:name="直排文字版面配置區 2" presentation:style-name="Mpr62" draw:text-style-name="MP13" draw:layer="backgroundobjects" svg:width="30.479cm" svg:height="11.048cm" svg:x="1.693cm" svg:y="4.457cm" presentation:class="outline">
        <draw:text-box>
          <text:list text:style-name="ML3">
            <text:list-item>
              <text:p text:style-name="MP6"><text:span text:style-name="MT3">編輯母片文字樣式</text:span></text:p>
              <text:list>
                <text:list-item>
                  <text:p text:style-name="MP7"><text:span text:style-name="MT4">第二層</text:span></text:p>
                  <text:list>
                    <text:list-item>
                      <text:p text:style-name="MP8"><text:span text:style-name="MT5">第三層</text:span></text:p>
                      <text:list>
                        <text:list-item>
                          <text:p text:style-name="MP9"><text:span text:style-name="MT6">第四層</text:span></text:p>
                          <text:list>
                            <text:list-item>
                              <text:p text:style-name="MP10"><text:span text:style-name="MT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63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08-27">8/27/19</text:date></text:span></text:p>
        </draw:text-box>
      </draw:frame>
      <draw:frame draw:name="頁尾版面配置區 4" presentation:style-name="Mpr63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63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10-vertTx-標題及直排文字-title" draw:layer="backgroundobjects" svg:width="19.798cm" svg:height="11.136cm" svg:x="0.6cm" svg:y="2.257cm" presentation:class="page"/>
        <draw:frame draw:name="備忘稿版面配置區 2" presentation:style-name="Mpr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  <style:master-page style:name="Master1-Layout11-vertTitleAndTx-直排標題及文字" style:page-layout-name="PM1" draw:style-name="Mdp1">
      <draw:frame draw:name="直排標題 1" presentation:style-name="Mpr67" draw:text-style-name="MP13" draw:layer="backgroundobjects" svg:width="7.62cm" svg:height="14.746cm" svg:x="24.553cm" svg:y="0.758cm" presentation:class="title">
        <draw:text-box>
          <text:p text:style-name="MP3"><text:span text:style-name="MT10">按</text:span><text:span text:style-name="MT10">一</text:span><text:span text:style-name="MT10">下</text:span><text:span text:style-name="MT10">以</text:span><text:span text:style-name="MT10">編</text:span><text:span text:style-name="MT10">輯</text:span><text:span text:style-name="MT10">母</text:span><text:span text:style-name="MT10">片</text:span><text:span text:style-name="MT10">標</text:span><text:span text:style-name="MT10">題</text:span><text:span text:style-name="MT10">樣</text:span><text:span text:style-name="MT10">式</text:span></text:p>
        </draw:text-box>
      </draw:frame>
      <draw:frame draw:name="直排文字版面配置區 2" presentation:style-name="Mpr68" draw:text-style-name="MP13" draw:layer="backgroundobjects" svg:width="22.437cm" svg:height="14.746cm" svg:x="1.693cm" svg:y="0.758cm" presentation:class="outline">
        <draw:text-box>
          <text:list text:style-name="ML3">
            <text:list-item>
              <text:p text:style-name="MP6"><text:span text:style-name="MT3">編輯母片文字樣式</text:span></text:p>
              <text:list>
                <text:list-item>
                  <text:p text:style-name="MP7"><text:span text:style-name="MT4">第二層</text:span></text:p>
                  <text:list>
                    <text:list-item>
                      <text:p text:style-name="MP8"><text:span text:style-name="MT5">第三層</text:span></text:p>
                      <text:list>
                        <text:list-item>
                          <text:p text:style-name="MP9"><text:span text:style-name="MT6">第四層</text:span></text:p>
                          <text:list>
                            <text:list-item>
                              <text:p text:style-name="MP10"><text:span text:style-name="MT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69" draw:text-style-name="MP4" draw:layer="backgroundobjects" svg:width="7.619cm" svg:height="1.013cm" svg:x="2.328cm" svg:y="17.657cm" presentation:class="date-time">
        <draw:text-box>
          <text:p text:style-name="MP3"><text:span text:style-name="MT2"><text:date style:data-style-name="D1" text:date-value="2019-08-27">8/27/19</text:date></text:span></text:p>
        </draw:text-box>
      </draw:frame>
      <draw:frame draw:name="頁尾版面配置區 4" presentation:style-name="Mpr69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投影片編號版面配置區 5" presentation:style-name="Mpr69" draw:text-style-name="MP4" draw:layer="backgroundobjects" svg:width="7.619cm" svg:height="1.013cm" svg:x="23.918cm" svg:y="17.657cm" presentation:class="page-number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draw:name="投影片影像版面配置區 1" presentation:style-name="Master1-Layout11-vertTitleAndTx-直排標題及文字-title" draw:layer="backgroundobjects" svg:width="19.798cm" svg:height="11.136cm" svg:x="0.6cm" svg:y="2.257cm" presentation:class="page"/>
        <draw:frame draw:name="備忘稿版面配置區 2" presentation:style-name="Mpr7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werPoint 簡報</dc:title>
    <meta:initial-creator>Ivan</meta:initial-creator>
    <meta:creation-date>2019-08-21T08:06:10Z</meta:creation-date>
    <dc:date>2019-08-27T13:20:33.390659233</dc:date>
    <meta:editing-cycles>26</meta:editing-cycles>
    <meta:editing-duration>PT14H48M41S</meta:editing-duration>
    <meta:document-statistic meta:object-count="44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寬螢幕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